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I_BASMALAH" svg:font-family="MSI_BASMALAH"/>
    <style:font-face style:name="MSI_Z462" svg:font-family="MSI_Z462" style:font-pitch="variable"/>
    <style:font-face style:name="MSI_Z463" svg:font-family="MSI_Z463" style:font-pitch="variable"/>
    <style:font-face style:name="MSI_Z464" svg:font-family="MSI_Z464" style:font-pitch="variable"/>
    <style:font-face style:name="MSI_Z465" svg:font-family="MSI_Z465" style:font-pitch="variable"/>
    <style:font-face style:name="MSI_Z466" svg:font-family="MSI_Z466" style:font-pitch="variable"/>
    <style:font-face style:name="MSI_Z467" svg:font-family="MSI_Z467" style:font-pitch="variable"/>
    <style:font-face style:name="MSI_Z468" svg:font-family="MSI_Z468" style:font-pitch="variable"/>
    <style:font-face style:name="MSI_Z469" svg:font-family="MSI_Z469" style:font-pitch="variable"/>
    <style:font-face style:name="MSI_Z470" svg:font-family="MSI_Z470" style:font-pitch="variable"/>
    <style:font-face style:name="MSI_Z471" svg:font-family="MSI_Z471" style:font-pitch="variable"/>
    <style:font-face style:name="MSI_Z472" svg:font-family="MSI_Z472" style:font-pitch="variable"/>
    <style:font-face style:name="MSI_Z474" svg:font-family="MSI_Z474" style:font-pitch="variable"/>
    <style:font-face style:name="MSI_Z475" svg:font-family="MSI_Z475" style:font-pitch="variable"/>
    <style:font-face style:name="MSI_Z476" svg:font-family="MSI_Z476" style:font-pitch="variable"/>
    <style:font-face style:name="MSI_Z477" svg:font-family="MSI_Z477" style:font-pitch="variable"/>
    <style:font-face style:name="MSI_Z478" svg:font-family="MSI_Z478" style:font-pitch="variable"/>
    <style:font-face style:name="MSI_Z479" svg:font-family="MSI_Z479" style:font-pitch="variable"/>
    <style:font-face style:name="MSI_Z480" svg:font-family="MSI_Z480" style:font-pitch="variable"/>
    <style:font-face style:name="MSI_Z481" svg:font-family="MSI_Z481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401" svg:font-family="QCF_P401" style:font-family-generic="roman" style:font-pitch="variable"/>
    <style:font-face style:name="QCF_P462" svg:font-family="QCF_P462" style:font-family-generic="roman" style:font-pitch="variable"/>
    <style:font-face style:name="QCF_P463" svg:font-family="QCF_P463" style:font-family-generic="roman" style:font-pitch="variable"/>
    <style:font-face style:name="QCF_P464" svg:font-family="QCF_P464" style:font-family-generic="roman" style:font-pitch="variable"/>
    <style:font-face style:name="QCF_P465" svg:font-family="QCF_P465" style:font-family-generic="roman" style:font-pitch="variable"/>
    <style:font-face style:name="QCF_P466" svg:font-family="QCF_P466" style:font-family-generic="roman" style:font-pitch="variable"/>
    <style:font-face style:name="QCF_P467" svg:font-family="QCF_P467" style:font-family-generic="roman" style:font-pitch="variable"/>
    <style:font-face style:name="QCF_P468" svg:font-family="QCF_P468" style:font-family-generic="roman" style:font-pitch="variable"/>
    <style:font-face style:name="QCF_P469" svg:font-family="QCF_P469" style:font-family-generic="roman" style:font-pitch="variable"/>
    <style:font-face style:name="QCF_P470" svg:font-family="QCF_P470" style:font-family-generic="roman" style:font-pitch="variable"/>
    <style:font-face style:name="QCF_P471" svg:font-family="QCF_P471" style:font-family-generic="roman" style:font-pitch="variable"/>
    <style:font-face style:name="QCF_P472" svg:font-family="QCF_P472" style:font-family-generic="roman" style:font-pitch="variable"/>
    <style:font-face style:name="QCF_P473" svg:font-family="QCF_P473" style:font-family-generic="roman" style:font-pitch="variable"/>
    <style:font-face style:name="QCF_P474" svg:font-family="QCF_P474" style:font-family-generic="roman" style:font-pitch="variable"/>
    <style:font-face style:name="QCF_P475" svg:font-family="QCF_P475" style:font-family-generic="roman" style:font-pitch="variable"/>
    <style:font-face style:name="QCF_P476" svg:font-family="QCF_P476" style:font-family-generic="roman" style:font-pitch="variable"/>
    <style:font-face style:name="QCF_P477" svg:font-family="QCF_P477" style:font-family-generic="roman" style:font-pitch="variable"/>
    <style:font-face style:name="QCF_P478" svg:font-family="QCF_P478" style:font-family-generic="roman" style:font-pitch="variable"/>
    <style:font-face style:name="QCF_P479" svg:font-family="QCF_P479" style:font-family-generic="roman" style:font-pitch="variable"/>
    <style:font-face style:name="QCF_P480" svg:font-family="QCF_P480" style:font-family-generic="roman" style:font-pitch="variable"/>
    <style:font-face style:name="QCF_P481" svg:font-family="QCF_P481" style:font-family-generic="roman" style:font-pitch="variable"/>
    <style:font-face style:name="msi_z473" svg:font-family="msi_z473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4" style:family="paragraph" style:parent-style-name="Header">
      <style:paragraph-properties fo:text-align="start" style:justify-single-word="false"/>
      <style:text-properties officeooo:paragraph-rsid="00c359f2"/>
    </style:style>
    <style:style style:name="P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6096c" style:font-size-asian="23.5pt" style:font-name-complex="MSI_Z464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39a3b" style:font-size-asian="23.5pt" style:font-name-complex="MSI_Z464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61fa2" style:font-size-asian="23.5pt" style:font-name-complex="MSI_Z465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61fa2" style:font-size-asian="23.5pt" style:font-name-complex="MSI_Z465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65f51" style:font-size-asian="23.5pt" style:font-name-complex="MSI_Z462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65f51" style:font-size-asian="23.5pt" style:font-name-complex="MSI_Z466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65f51" style:font-size-asian="23.5pt" style:font-name-complex="MSI_Z466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81403" style:font-size-asian="23.5pt" style:font-name-complex="MSI_Z467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88aea" style:font-size-asian="23.5pt" style:font-name-complex="MSI_Z468" style:font-size-complex="23.5pt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88aea" style:font-size-asian="23.5pt" style:font-name-complex="MSI_Z468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a9ef09" style:font-size-asian="23.5pt" style:font-name-complex="MSI_Z469" style:font-size-complex="23.5pt"/>
    </style:style>
    <style:style style:name="P1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aa8c15" style:font-size-asian="23.5pt" style:font-name-complex="MSI_Z471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abb327" style:font-size-asian="23.5pt" style:font-name-complex="MSI_Z476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ae0542" style:font-size-asian="23.5pt" style:font-name-complex="MSI_Z479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1cc33" style:font-size-asian="23.5pt" style:font-name-complex="MSI_Z463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bf12d" style:font-size-asian="23.5pt" style:font-name-complex="MSI_Z463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bf12d" style:font-size-asian="23.5pt" style:font-name-complex="MSI_Z470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bf12d" style:font-size-asian="23.5pt" style:font-name-complex="MSI_Z470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bf12d" style:font-size-asian="23.5pt" style:font-name-complex="MSI_Z472" style:font-size-complex="23.5pt"/>
    </style:style>
    <style:style style:name="P2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bf12d" style:font-size-asian="23.5pt" style:font-name-complex="MSI_Z472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bf12d" style:font-size-asian="23.5pt" style:font-name-complex="msi_z473" style:font-size-complex="23.5pt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bf12d" style:font-size-asian="23.5pt" style:font-name-complex="msi_z473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bf12d" style:font-size-asian="23.5pt" style:font-name-complex="MSI_Z474" style:font-size-complex="23.5pt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bf12d" style:font-size-asian="23.5pt" style:font-name-complex="MSI_Z474" style:font-size-complex="23.5pt"/>
    </style:style>
    <style:style style:name="P2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bf12d" style:font-size-asian="23.5pt" style:font-name-complex="MSI_Z475" style:font-size-complex="23.5pt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bf12d" style:font-size-asian="23.5pt" style:font-name-complex="MSI_Z475" style:font-size-complex="23.5pt"/>
    </style:style>
    <style:style style:name="P3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dc990" style:font-size-asian="23.5pt" style:font-name-complex="MSI_Z477" style:font-size-complex="23.5pt"/>
    </style:style>
    <style:style style:name="P3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eda5e" style:font-size-asian="23.5pt" style:font-name-complex="MSI_Z478" style:font-size-complex="23.5pt"/>
    </style:style>
    <style:style style:name="P33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eda5e" style:font-size-asian="23.5pt" style:font-name-complex="MSI_Z478" style:font-size-complex="23.5pt"/>
    </style:style>
    <style:style style:name="P3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eda5e" style:font-size-asian="23.5pt" style:font-name-complex="MSI_Z480" style:font-size-complex="23.5pt"/>
    </style:style>
    <style:style style:name="P3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eda5e" style:font-size-asian="23.5pt" style:font-name-complex="MSI_Z480" style:font-size-complex="23.5pt"/>
    </style:style>
    <style:style style:name="P3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f71d3" style:font-size-asian="23.5pt" style:font-name-complex="MSI_Z481" style:font-size-complex="23.5pt"/>
    </style:style>
    <style:style style:name="P3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f71d3" style:font-size-asian="23.5pt" style:font-name-complex="MSI_Z481" style:font-size-complex="23.5pt"/>
    </style:style>
    <style:style style:name="P38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67" fo:font-size="23.5pt" officeooo:rsid="01b65f51" officeooo:paragraph-rsid="01b65f51" style:font-size-asian="23.5pt" style:font-name-complex="MSI_BASMALAH" style:font-size-complex="23.5pt"/>
    </style:style>
    <style:style style:name="P39" style:family="paragraph" style:parent-style-name="Standard" style:master-page-name="Standard">
      <style:paragraph-properties fo:text-align="justify" fo:text-align-last="justify" style:justify-single-word="true" style:page-number="462" fo:break-before="auto" fo:break-after="auto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b1cc33" style:font-size-asian="23.5pt" style:font-name-complex="MSI_Z462" style:font-size-complex="23.5pt"/>
    </style:style>
    <style:style style:name="P40" style:family="paragraph" style:parent-style-name="Standard" style:master-page-name="ganti_20_surat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34ce9b" officeooo:paragraph-rsid="01a74c65" style:font-size-asian="23.5pt" style:font-name-complex="MSI_Z467" style:font-size-complex="23.5pt"/>
    </style:style>
    <style:style style:name="P41" style:family="paragraph" style:parent-style-name="Standard" style:master-page-name="ganti_20_surat2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bdc990" officeooo:paragraph-rsid="01c13729" style:font-size-asian="23.5pt" style:font-name-complex="MSI_Z477" style:font-size-complex="23.5pt"/>
    </style:style>
    <style:style style:name="P42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loext:opacity="0%" style:font-name="QCF_P401" fo:font-size="23.5pt" officeooo:rsid="01bdc990" officeooo:paragraph-rsid="01bdc990" style:font-size-asian="23.5pt" style:font-name-complex="MSI_BASMALAH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10pt" style:font-size-complex="10pt"/>
    </style:style>
    <style:style style:name="T3" style:family="text">
      <style:text-properties style:font-name="Liberation Sans Narrow" fo:font-size="10pt" officeooo:rsid="01abb327" style:font-size-asian="10pt" style:font-size-complex="10pt"/>
    </style:style>
    <style:style style:name="T4" style:family="text">
      <style:text-properties style:font-name="Liberation Sans Narrow" fo:font-size="10pt" officeooo:rsid="016128c4" style:font-size-asian="10pt" style:font-size-complex="10pt"/>
    </style:style>
    <style:style style:name="T5" style:family="text">
      <style:text-properties style:font-name="Liberation Sans Narrow" officeooo:rsid="0134ce9b"/>
    </style:style>
    <style:style style:name="T6" style:family="text">
      <style:text-properties officeooo:rsid="01a2fb84"/>
    </style:style>
    <style:style style:name="T7" style:family="text">
      <style:text-properties officeooo:rsid="015e6cbb"/>
    </style:style>
    <style:style style:name="T8" style:family="text">
      <style:text-properties officeooo:rsid="01abb327"/>
    </style:style>
    <style:style style:name="T9" style:family="text">
      <style:text-properties officeooo:rsid="0163d1a8"/>
    </style:style>
    <style:style style:name="T10" style:family="text">
      <style:text-properties officeooo:rsid="019c7e8c"/>
    </style:style>
    <style:style style:name="T11" style:family="text">
      <style:text-properties officeooo:rsid="012706cb"/>
    </style:style>
    <style:style style:name="T12" style:family="text">
      <style:text-properties style:font-name="QCF_P462"/>
    </style:style>
    <style:style style:name="T13" style:family="text">
      <style:text-properties style:font-name="QCF_P463"/>
    </style:style>
    <style:style style:name="T14" style:family="text">
      <style:text-properties style:font-name="QCF_P464"/>
    </style:style>
    <style:style style:name="T15" style:family="text">
      <style:text-properties style:font-name="QCF_P465"/>
    </style:style>
    <style:style style:name="T16" style:family="text">
      <style:text-properties style:font-name="QCF_P466"/>
    </style:style>
    <style:style style:name="T17" style:family="text">
      <style:text-properties style:font-name="QCF_P467"/>
    </style:style>
    <style:style style:name="T18" style:family="text">
      <style:text-properties style:font-name="QCF_P468"/>
    </style:style>
    <style:style style:name="T19" style:family="text">
      <style:text-properties style:font-name="QCF_P469"/>
    </style:style>
    <style:style style:name="T20" style:family="text">
      <style:text-properties style:font-name="QCF_P470"/>
    </style:style>
    <style:style style:name="T21" style:family="text">
      <style:text-properties style:font-name="QCF_P471"/>
    </style:style>
    <style:style style:name="T22" style:family="text">
      <style:text-properties style:font-name="QCF_P472"/>
    </style:style>
    <style:style style:name="T23" style:family="text">
      <style:text-properties style:font-name="QCF_P473"/>
    </style:style>
    <style:style style:name="T24" style:family="text">
      <style:text-properties style:font-name="QCF_P474"/>
    </style:style>
    <style:style style:name="T25" style:family="text">
      <style:text-properties style:font-name="QCF_P475"/>
    </style:style>
    <style:style style:name="T26" style:family="text">
      <style:text-properties style:font-name="QCF_P476"/>
    </style:style>
    <style:style style:name="T27" style:family="text">
      <style:text-properties style:font-name="QCF_P477"/>
    </style:style>
    <style:style style:name="T28" style:family="text">
      <style:text-properties style:font-name="QCF_P477" style:font-name-complex="MSI_BASMALAH"/>
    </style:style>
    <style:style style:name="T29" style:family="text">
      <style:text-properties style:font-name="QCF_P477" officeooo:rsid="01c0e4c7" style:font-name-complex="MSI_BASMALAH"/>
    </style:style>
    <style:style style:name="T30" style:family="text">
      <style:text-properties style:font-name="QCF_P477" officeooo:rsid="01c13729" style:font-name-complex="MSI_BASMALAH"/>
    </style:style>
    <style:style style:name="T31" style:family="text">
      <style:text-properties style:font-name="QCF_P477" officeooo:rsid="01c13729" style:font-name-complex="MSI_BASMALAH"/>
    </style:style>
    <style:style style:name="T32" style:family="text">
      <style:text-properties style:font-name="QCF_P478"/>
    </style:style>
    <style:style style:name="T33" style:family="text">
      <style:text-properties style:font-name="QCF_P479"/>
    </style:style>
    <style:style style:name="T34" style:family="text">
      <style:text-properties style:font-name="QCF_P480"/>
    </style:style>
    <style:style style:name="T35" style:family="text">
      <style:text-properties style:font-name="QCF_P481"/>
    </style:style>
    <style:style style:name="T36" style:family="text">
      <style:text-properties style:font-name-complex="MSI_BASMALAH"/>
    </style:style>
    <style:style style:name="T37" style:family="text">
      <style:text-properties style:font-name="MSI_BASMALAH" officeooo:rsid="01c0e4c7"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3">ﭑ</text:span><text:span text:style-name="T1"> </text:span><text:span text:style-name="T12">ﭒ</text:span><text:span text:style-name="T1"> </text:span><text:span text:style-name="T12">ﭓ</text:span><text:span text:style-name="T1"> </text:span><text:span text:style-name="T12">ﭔ</text:span><text:span text:style-name="T1"> </text:span><text:span text:style-name="T12">ﭕ</text:span><text:span text:style-name="T1"> </text:span><text:span text:style-name="T12">ﭖ</text:span><text:span text:style-name="T1"> </text:span><text:span text:style-name="T12">ﭗ</text:span><text:span text:style-name="T1"> </text:span><text:span text:style-name="T12">ﭘ</text:span><text:span text:style-name="T1"> </text:span><text:span text:style-name="T12">ﭙ</text:span></text:p>
      <text:p text:style-name="P9"><text:span text:style-name="T12">ﭚ</text:span><text:span text:style-name="T1"> </text:span><text:span text:style-name="T12">ﭛﭜ</text:span><text:span text:style-name="T1"> </text:span><text:span text:style-name="T12">ﭝ</text:span><text:span text:style-name="T1"> </text:span><text:span text:style-name="T12">ﭞ</text:span><text:span text:style-name="T1"> </text:span><text:span text:style-name="T12">ﭟ</text:span><text:span text:style-name="T1"> </text:span><text:span text:style-name="T12">ﭠ</text:span><text:span text:style-name="T1"> </text:span><text:span text:style-name="T12">ﭡ</text:span><text:span text:style-name="T1"> </text:span><text:span text:style-name="T12">ﭢ</text:span><text:span text:style-name="T1"> </text:span><text:span text:style-name="T12">ﭣ</text:span><text:span text:style-name="T1"> </text:span><text:span text:style-name="T12">ﭤ</text:span><text:span text:style-name="T1"> </text:span><text:span text:style-name="T12">ﭥ</text:span><text:span text:style-name="T1"> </text:span><text:span text:style-name="T12">ﭦ</text:span><text:span text:style-name="T1"> </text:span><text:span text:style-name="T12">ﭧﭨ</text:span><text:span text:style-name="T1"> </text:span><text:span text:style-name="T12">ﭩ</text:span><text:span text:style-name="T1"> </text:span><text:span text:style-name="T12">ﭪ</text:span><text:span text:style-name="T1"> </text:span><text:span text:style-name="T12">ﭫ</text:span><text:span text:style-name="T1"> </text:span><text:span text:style-name="T12">ﭬ</text:span><text:span text:style-name="T1"> </text:span><text:span text:style-name="T12">ﭭ</text:span><text:span text:style-name="T1"> </text:span><text:span text:style-name="T12">ﭮ</text:span><text:span text:style-name="T1"> </text:span><text:span text:style-name="T12">ﭯ</text:span><text:span text:style-name="T1"> </text:span><text:span text:style-name="T12">ﭰ</text:span><text:span text:style-name="T1"> </text:span><text:span text:style-name="T12">ﭱﭲ</text:span><text:span text:style-name="T1"> </text:span><text:span text:style-name="T12">ﭳ</text:span><text:span text:style-name="T1"> </text:span><text:span text:style-name="T12">ﭴ</text:span><text:span text:style-name="T1"> </text:span><text:span text:style-name="T12">ﭵ</text:span><text:span text:style-name="T1"> </text:span><text:span text:style-name="T12">ﭶ</text:span><text:span text:style-name="T1"> </text:span><text:span text:style-name="T12">ﭷ</text:span><text:span text:style-name="T1"> </text:span><text:span text:style-name="T12">ﭸ</text:span><text:span text:style-name="T1"> </text:span><text:span text:style-name="T12">ﭹ</text:span><text:span text:style-name="T1"> </text:span><text:span text:style-name="T12">ﭺ</text:span><text:span text:style-name="T1"> </text:span><text:span text:style-name="T12">ﭻ</text:span><text:span text:style-name="T1"> </text:span><text:span text:style-name="T12">ﭼ</text:span><text:span text:style-name="T1"> </text:span><text:span text:style-name="T12">ﭽ</text:span><text:span text:style-name="T1"> </text:span><text:span text:style-name="T12">ﭾ</text:span><text:span text:style-name="T1"> </text:span><text:span text:style-name="T12">ﭿ</text:span><text:span text:style-name="T1"> </text:span><text:span text:style-name="T12">ﮀ</text:span><text:span text:style-name="T1"> </text:span><text:span text:style-name="T12">ﮁ</text:span><text:span text:style-name="T1"> </text:span><text:span text:style-name="T12">ﮂ</text:span><text:span text:style-name="T1"> </text:span><text:span text:style-name="T12">ﮃ</text:span><text:span text:style-name="T1"> </text:span><text:span text:style-name="T12">ﮄ</text:span><text:span text:style-name="T1"> </text:span><text:span text:style-name="T12">ﮅ</text:span><text:span text:style-name="T1"> </text:span><text:span text:style-name="T12">ﮆ</text:span><text:span text:style-name="T1"> </text:span><text:span text:style-name="T12">ﮇﮈ</text:span><text:span text:style-name="T1"> </text:span><text:span text:style-name="T12">ﮉ</text:span><text:span text:style-name="T1"> </text:span><text:span text:style-name="T12">ﮊ</text:span><text:span text:style-name="T1"> </text:span><text:span text:style-name="T12">ﮋ</text:span><text:span text:style-name="T1"> </text:span><text:span text:style-name="T12">ﮌﮍ</text:span><text:span text:style-name="T1"> </text:span><text:span text:style-name="T12">ﮎ</text:span><text:span text:style-name="T1"> </text:span><text:span text:style-name="T12">ﮏ</text:span><text:span text:style-name="T1"> </text:span><text:span text:style-name="T12">ﮐ</text:span><text:span text:style-name="T1"> </text:span><text:span text:style-name="T12">ﮑ</text:span><text:span text:style-name="T1"> </text:span><text:span text:style-name="T12">ﮒ</text:span><text:span text:style-name="T1"> </text:span><text:span text:style-name="T12">ﮓ</text:span><text:span text:style-name="T1"> </text:span><text:span text:style-name="T12">ﮔ</text:span><text:span text:style-name="T1"> </text:span><text:span text:style-name="T12">ﮕ</text:span><text:span text:style-name="T1"> </text:span><text:span text:style-name="T12">ﮖ</text:span><text:span text:style-name="T1"> </text:span><text:span text:style-name="T12">ﮗ</text:span><text:span text:style-name="T1"> </text:span><text:span text:style-name="T12">ﮘ</text:span><text:span text:style-name="T1"> </text:span><text:span text:style-name="T12">ﮙ</text:span><text:span text:style-name="T1"> </text:span><text:span text:style-name="T12">ﮚ</text:span><text:span text:style-name="T1"> </text:span><text:span text:style-name="T12">ﮛ</text:span><text:span text:style-name="T1"> </text:span><text:span text:style-name="T12">ﮜﮝ</text:span><text:span text:style-name="T1"> </text:span><text:span text:style-name="T12">ﮞ</text:span><text:span text:style-name="T1"> </text:span><text:span text:style-name="T12">ﮟ</text:span><text:span text:style-name="T1"> </text:span><text:span text:style-name="T12">ﮠ</text:span><text:span text:style-name="T1"> </text:span><text:span text:style-name="T12">ﮡ</text:span><text:span text:style-name="T1"> </text:span><text:span text:style-name="T12">ﮢ</text:span><text:span text:style-name="T1"> </text:span><text:span text:style-name="T12">ﮣ</text:span><text:span text:style-name="T1"> </text:span><text:span text:style-name="T12">ﮤ</text:span><text:span text:style-name="T1"> </text:span><text:span text:style-name="T12">ﮥ</text:span><text:span text:style-name="T1"> </text:span><text:span text:style-name="T12">ﮦ</text:span><text:span text:style-name="T1"> </text:span><text:span text:style-name="T12">ﮧ</text:span><text:span text:style-name="T1"> </text:span><text:span text:style-name="T12">ﮨ</text:span><text:span text:style-name="T1"> </text:span><text:span text:style-name="T12">ﮩ</text:span><text:span text:style-name="T1"> </text:span><text:span text:style-name="T12">ﮪ</text:span><text:span text:style-name="T1"> </text:span><text:span text:style-name="T12">ﮫﮬ</text:span><text:span text:style-name="T1"> </text:span><text:span text:style-name="T12">ﮭ</text:span><text:span text:style-name="T1"> </text:span><text:span text:style-name="T12">ﮮ</text:span><text:span text:style-name="T1"> </text:span><text:span text:style-name="T12">ﮯ</text:span><text:span text:style-name="T1"> </text:span><text:span text:style-name="T12">ﮰ</text:span><text:span text:style-name="T1"> </text:span><text:span text:style-name="T12">ﮱ</text:span><text:span text:style-name="T1"> </text:span><text:span text:style-name="T12">ﯓ</text:span><text:span text:style-name="T1"> </text:span><text:span text:style-name="T12">ﯔ</text:span><text:span text:style-name="T1"> </text:span><text:span text:style-name="T12">ﯕ</text:span><text:span text:style-name="T1"> </text:span><text:span text:style-name="T12">ﯖ</text:span><text:span text:style-name="T1"> </text:span><text:span text:style-name="T12">ﯗ</text:span><text:span text:style-name="T1"> </text:span><text:span text:style-name="T12">ﯘ</text:span><text:span text:style-name="T1"> </text:span><text:span text:style-name="T12">ﯙ</text:span><text:span text:style-name="T1"> </text:span><text:span text:style-name="T12">ﯚ</text:span><text:span text:style-name="T1"> </text:span><text:span text:style-name="T12">ﯛ</text:span><text:span text:style-name="T1"> </text:span><text:span text:style-name="T12">ﯜ</text:span><text:span text:style-name="T1"> </text:span><text:span text:style-name="T12">ﯝ</text:span><text:span text:style-name="T1"> </text:span><text:span text:style-name="T12">ﯞ</text:span><text:span text:style-name="T1"> </text:span><text:span text:style-name="T12">ﯟ</text:span><text:span text:style-name="T1"> </text:span><text:span text:style-name="T12">ﯠ</text:span><text:span text:style-name="T1"> </text:span><text:span text:style-name="T12">ﯡ</text:span><text:span text:style-name="T1"> </text:span><text:span text:style-name="T12">ﯢ</text:span><text:span text:style-name="T1"> </text:span><text:span text:style-name="T12">ﯣﯤ</text:span></text:p>
      <text:p text:style-name="P9"><text:span text:style-name="T12">ﯥ</text:span><text:span text:style-name="T1"> </text:span><text:span text:style-name="T12">ﯦ</text:span><text:span text:style-name="T1"> </text:span><text:span text:style-name="T12">ﯧﯨ</text:span><text:span text:style-name="T1"> </text:span><text:span text:style-name="T12">ﯩ</text:span><text:span text:style-name="T1"> </text:span><text:span text:style-name="T12">ﯪ</text:span><text:span text:style-name="T1"> </text:span><text:span text:style-name="T12">ﯫ</text:span><text:span text:style-name="T1"> </text:span><text:span text:style-name="T12">ﯬ</text:span><text:span text:style-name="T1"> </text:span><text:span text:style-name="T12">ﯭ</text:span><text:span text:style-name="T1"> </text:span><text:span text:style-name="T12">ﯮ</text:span><text:span text:style-name="T1"> </text:span><text:span text:style-name="T12">ﯯ</text:span><text:span text:style-name="T1"> </text:span><text:span text:style-name="T12">ﯰ</text:span><text:span text:style-name="T1"> </text:span><text:span text:style-name="T12">ﯱ</text:span><text:span text:style-name="T1"> </text:span><text:span text:style-name="T12">ﯲ</text:span><text:span text:style-name="T1"> </text:span><text:span text:style-name="T12">ﯳﯴ</text:span><text:span text:style-name="T1"> </text:span><text:span text:style-name="T12">ﯵ</text:span><text:span text:style-name="T1"> </text:span><text:span text:style-name="T12">ﯶ</text:span><text:span text:style-name="T1"> </text:span><text:span text:style-name="T12">ﯷ</text:span><text:span text:style-name="T1"> </text:span><text:span text:style-name="T12">ﯸ</text:span><text:span text:style-name="T1"> </text:span><text:span text:style-name="T12">ﯹ</text:span><text:span text:style-name="T1"> </text:span><text:span text:style-name="T12">ﯺ</text:span><text:span text:style-name="T1"> </text:span><text:span text:style-name="T12">ﯻ</text:span><text:span text:style-name="T1"> </text:span><text:span text:style-name="T12">ﯼ</text:span><text:span text:style-name="T1"> </text:span><text:span text:style-name="T12">ﯽ</text:span><text:span text:style-name="T1"> </text:span><text:span text:style-name="T12">ﯾ</text:span><text:span text:style-name="T1"> </text:span><text:span text:style-name="T12">ﯿ</text:span><text:span text:style-name="T1"> </text:span><text:span text:style-name="T12">ﰀ</text:span></text:p>
      <text:p text:style-name="P19"><text:span text:style-name="T13">ﭑ</text:span><text:span text:style-name="T1"> </text:span><text:span text:style-name="T13">ﭒ</text:span><text:span text:style-name="T1"> </text:span><text:span text:style-name="T13">ﭓ</text:span><text:span text:style-name="T1"> </text:span><text:span text:style-name="T13">ﭔ</text:span><text:span text:style-name="T1"> </text:span><text:span text:style-name="T13">ﭕ</text:span><text:span text:style-name="T1"> </text:span><text:span text:style-name="T13">ﭖﭗ</text:span><text:span text:style-name="T1"> </text:span><text:span text:style-name="T13">ﭘ</text:span><text:span text:style-name="T1"> </text:span><text:span text:style-name="T13">ﭙ</text:span><text:span text:style-name="T1"> </text:span><text:span text:style-name="T13">ﭚﭛ</text:span><text:span text:style-name="T1"> </text:span><text:span text:style-name="T13">ﭜ</text:span><text:span text:style-name="T1"> </text:span><text:span text:style-name="T13">ﭝ</text:span><text:span text:style-name="T1"> </text:span><text:span text:style-name="T13">ﭞ</text:span><text:span text:style-name="T1"> </text:span><text:span text:style-name="T13">ﭟ</text:span><text:span text:style-name="T1"> </text:span><text:span text:style-name="T13">ﭠﭡ</text:span><text:span text:style-name="T1"> </text:span><text:span text:style-name="T13">ﭢ</text:span><text:span text:style-name="T1"> </text:span><text:span text:style-name="T13">ﭣ</text:span><text:span text:style-name="T1"> </text:span><text:span text:style-name="T13">ﭤ</text:span><text:span text:style-name="T1"> </text:span><text:span text:style-name="T13">ﭥ</text:span><text:span text:style-name="T1"> </text:span><text:span text:style-name="T13">ﭦ</text:span><text:span text:style-name="T1"> </text:span><text:span text:style-name="T13">ﭧ</text:span><text:span text:style-name="T1"> </text:span><text:span text:style-name="T13">ﭨ</text:span><text:span text:style-name="T1"> </text:span><text:span text:style-name="T13">ﭩ</text:span><text:span text:style-name="T1"> </text:span><text:span text:style-name="T13">ﭪ</text:span><text:span text:style-name="T1"> </text:span><text:span text:style-name="T13">ﭫ</text:span><text:span text:style-name="T1"> </text:span><text:span text:style-name="T13">ﭬ</text:span></text:p>
      <text:p text:style-name="P20"><text:span text:style-name="T13">ﭭ</text:span><text:span text:style-name="T1"> </text:span><text:span text:style-name="T13">ﭮ</text:span><text:span text:style-name="T1"> </text:span><text:span text:style-name="T13">ﭯ</text:span><text:span text:style-name="T1"> </text:span><text:span text:style-name="T13">ﭰﭱ</text:span><text:span text:style-name="T1"> </text:span><text:span text:style-name="T13">ﭲ</text:span><text:span text:style-name="T1"> </text:span><text:span text:style-name="T13">ﭳ</text:span><text:span text:style-name="T1"> </text:span><text:span text:style-name="T13">ﭴ</text:span><text:span text:style-name="T1"> </text:span><text:span text:style-name="T13">ﭵ</text:span><text:span text:style-name="T1"> </text:span><text:span text:style-name="T13">ﭶ</text:span><text:span text:style-name="T1"> </text:span><text:span text:style-name="T13">ﭷ</text:span><text:span text:style-name="T1"> </text:span><text:span text:style-name="T13">ﭸ</text:span><text:span text:style-name="T1"> </text:span><text:span text:style-name="T13">ﭹ</text:span><text:span text:style-name="T1"> </text:span><text:span text:style-name="T13">ﭺ</text:span><text:span text:style-name="T1"> </text:span><text:span text:style-name="T13">ﭻﭼ</text:span><text:span text:style-name="T1"> </text:span><text:span text:style-name="T13">ﭽ</text:span><text:span text:style-name="T1"> </text:span><text:span text:style-name="T13">ﭾ</text:span><text:span text:style-name="T1"> </text:span><text:span text:style-name="T13">ﭿ</text:span><text:span text:style-name="T1"> </text:span><text:span text:style-name="T13">ﮀ</text:span><text:span text:style-name="T1"> </text:span><text:span text:style-name="T13">ﮁ</text:span><text:span text:style-name="T1"> </text:span><text:span text:style-name="T13">ﮂ</text:span><text:span text:style-name="T1"> </text:span><text:span text:style-name="T13">ﮃ</text:span><text:span text:style-name="T1"> </text:span><text:span text:style-name="T13">ﮄ</text:span><text:span text:style-name="T1"> </text:span><text:span text:style-name="T13">ﮅ</text:span><text:span text:style-name="T1"> </text:span><text:span text:style-name="T13">ﮆ</text:span><text:span text:style-name="T1"> </text:span><text:span text:style-name="T13">ﮇ</text:span><text:span text:style-name="T1"> </text:span><text:span text:style-name="T13">ﮈ</text:span><text:span text:style-name="T1"> </text:span><text:span text:style-name="T13">ﮉﮊ</text:span><text:span text:style-name="T1"> </text:span><text:span text:style-name="T13">ﮋ</text:span><text:span text:style-name="T1"> </text:span><text:span text:style-name="T13">ﮌ</text:span><text:span text:style-name="T1"> </text:span><text:span text:style-name="T13">ﮍ</text:span><text:span text:style-name="T1"> </text:span><text:span text:style-name="T13">ﮎ</text:span><text:span text:style-name="T1"> </text:span><text:span text:style-name="T13">ﮏ</text:span><text:span text:style-name="T1"> </text:span><text:span text:style-name="T13">ﮐ</text:span><text:span text:style-name="T1"> </text:span><text:span text:style-name="T13">ﮑ</text:span><text:span text:style-name="T1"> </text:span><text:span text:style-name="T13">ﮒ</text:span><text:span text:style-name="T1"> </text:span><text:span text:style-name="T13">ﮓ</text:span><text:span text:style-name="T1"> </text:span><text:span text:style-name="T13">ﮔ</text:span><text:span text:style-name="T1"> </text:span><text:span text:style-name="T13">ﮕ</text:span><text:span text:style-name="T1"> </text:span><text:span text:style-name="T13">ﮖ</text:span><text:span text:style-name="T1"> </text:span><text:span text:style-name="T13">ﮗﮘ</text:span><text:span text:style-name="T1"> </text:span><text:span text:style-name="T13">ﮙ</text:span><text:span text:style-name="T1"> </text:span><text:span text:style-name="T13">ﮚ</text:span><text:span text:style-name="T1"> </text:span><text:span text:style-name="T13">ﮛ</text:span><text:span text:style-name="T1"> </text:span><text:span text:style-name="T13">ﮜﮝ</text:span><text:span text:style-name="T1"> </text:span><text:span text:style-name="T13">ﮞ</text:span><text:span text:style-name="T1"> </text:span><text:span text:style-name="T13">ﮟ</text:span><text:span text:style-name="T1"> </text:span><text:span text:style-name="T13">ﮠ</text:span><text:span text:style-name="T1"> </text:span><text:span text:style-name="T13">ﮡ</text:span><text:span text:style-name="T1"> </text:span><text:span text:style-name="T13">ﮢ</text:span><text:span text:style-name="T1"> </text:span><text:span text:style-name="T13">ﮣ</text:span><text:span text:style-name="T1"> </text:span><text:span text:style-name="T13">ﮤ</text:span><text:span text:style-name="T1"> </text:span><text:span text:style-name="T13">ﮥ</text:span><text:span text:style-name="T1"> </text:span><text:span text:style-name="T13">ﮦ</text:span><text:span text:style-name="T1"> </text:span><text:span text:style-name="T13">ﮧ</text:span><text:span text:style-name="T1"> </text:span><text:span text:style-name="T13">ﮨ</text:span><text:span text:style-name="T1"> </text:span><text:span text:style-name="T13">ﮩ</text:span><text:span text:style-name="T1"> </text:span><text:span text:style-name="T13">ﮪ</text:span><text:span text:style-name="T1"> </text:span><text:span text:style-name="T13">ﮫﮬ</text:span><text:span text:style-name="T1"> </text:span><text:span text:style-name="T13">ﮭ</text:span><text:span text:style-name="T1"> </text:span><text:span text:style-name="T13">ﮮ</text:span><text:span text:style-name="T1"> </text:span><text:span text:style-name="T13">ﮯ</text:span><text:span text:style-name="T1"> </text:span><text:span text:style-name="T13">ﮰ</text:span><text:span text:style-name="T1"> </text:span><text:span text:style-name="T13">ﮱ</text:span><text:span text:style-name="T1"> </text:span><text:span text:style-name="T13">ﯓ</text:span><text:span text:style-name="T1"> </text:span><text:span text:style-name="T13">ﯔ</text:span><text:span text:style-name="T1"> </text:span><text:span text:style-name="T13">ﯕ</text:span><text:span text:style-name="T1"> </text:span><text:span text:style-name="T13">ﯖ</text:span><text:span text:style-name="T1"> </text:span><text:span text:style-name="T13">ﯗ</text:span><text:span text:style-name="T1"> </text:span><text:span text:style-name="T13">ﯘ</text:span><text:span text:style-name="T1"> </text:span><text:span text:style-name="T13">ﯙ</text:span><text:span text:style-name="T1"> </text:span><text:span text:style-name="T13">ﯚ</text:span><text:span text:style-name="T1"> </text:span><text:span text:style-name="T13">ﯛ</text:span><text:span text:style-name="T1"> </text:span><text:span text:style-name="T13">ﯜ</text:span><text:span text:style-name="T1"> </text:span><text:span text:style-name="T13">ﯝ</text:span><text:span text:style-name="T1"> </text:span><text:span text:style-name="T13">ﯞ</text:span><text:span text:style-name="T1"> </text:span><text:span text:style-name="T13">ﯟ</text:span><text:span text:style-name="T1"> </text:span><text:span text:style-name="T13">ﯠ</text:span><text:span text:style-name="T1"> </text:span><text:span text:style-name="T13">ﯡ</text:span><text:span text:style-name="T1"> </text:span><text:span text:style-name="T13">ﯢ</text:span><text:span text:style-name="T1"> </text:span><text:span text:style-name="T13">ﯣ</text:span><text:span text:style-name="T1"> </text:span><text:span text:style-name="T13">ﯤ</text:span><text:span text:style-name="T1"> </text:span><text:span text:style-name="T13">ﯥ</text:span><text:span text:style-name="T1"> </text:span><text:span text:style-name="T13">ﯦ</text:span><text:span text:style-name="T1"> </text:span><text:span text:style-name="T13">ﯧﯨﯩﯪ</text:span><text:span text:style-name="T1"> </text:span><text:span text:style-name="T13">ﯫ</text:span><text:span text:style-name="T1"> </text:span><text:span text:style-name="T13">ﯬ</text:span><text:span text:style-name="T1"> </text:span><text:span text:style-name="T13">ﯭ</text:span><text:span text:style-name="T1"> </text:span><text:span text:style-name="T13">ﯮ</text:span><text:span text:style-name="T1"> </text:span><text:span text:style-name="T13">ﯯ</text:span><text:span text:style-name="T1"> </text:span><text:span text:style-name="T13">ﯰ</text:span><text:span text:style-name="T1"> </text:span><text:span text:style-name="T13">ﯱ</text:span><text:span text:style-name="T1"> </text:span><text:span text:style-name="T13">ﯲ</text:span><text:span text:style-name="T1"> </text:span><text:span text:style-name="T13">ﯳ</text:span><text:span text:style-name="T1"> </text:span><text:span text:style-name="T13">ﯴ</text:span><text:span text:style-name="T1"> </text:span><text:span text:style-name="T13">ﯵ</text:span><text:span text:style-name="T1"> </text:span><text:span text:style-name="T13">ﯶ</text:span><text:span text:style-name="T1"> </text:span><text:span text:style-name="T13">ﯷ</text:span></text:p>
      <text:p text:style-name="P20"><text:span text:style-name="T13">ﯸ</text:span><text:span text:style-name="T1"> </text:span><text:span text:style-name="T13">ﯹﯺ</text:span><text:span text:style-name="T1"> </text:span><text:span text:style-name="T13">ﯻ</text:span><text:span text:style-name="T1"> </text:span><text:span text:style-name="T13">ﯼ</text:span><text:span text:style-name="T1"> </text:span><text:span text:style-name="T13">ﯽ</text:span><text:span text:style-name="T1"> </text:span><text:span text:style-name="T13">ﯾ</text:span><text:span text:style-name="T1"> </text:span><text:span text:style-name="T13">ﯿ</text:span><text:span text:style-name="T1"> </text:span><text:span text:style-name="T13">ﰀ</text:span><text:span text:style-name="T1"> </text:span><text:span text:style-name="T13">ﰁ</text:span><text:span text:style-name="T1"> </text:span><text:span text:style-name="T13">ﰂ</text:span><text:span text:style-name="T1"> </text:span><text:span text:style-name="T13">ﰃ</text:span></text:p>
      <text:p text:style-name="P6"><text:span text:style-name="T14">ﭑ</text:span><text:span text:style-name="T1"> </text:span><text:span text:style-name="T14">ﭒ</text:span><text:span text:style-name="T1"> </text:span><text:span text:style-name="T14">ﭓ</text:span><text:span text:style-name="T1"> </text:span><text:span text:style-name="T14">ﭔ</text:span><text:span text:style-name="T1"> </text:span><text:span text:style-name="T14">ﭕ</text:span><text:span text:style-name="T1"> </text:span><text:span text:style-name="T14">ﭖ</text:span><text:span text:style-name="T1"> </text:span><text:span text:style-name="T14">ﭗ</text:span><text:span text:style-name="T1"> </text:span><text:span text:style-name="T14">ﭘ</text:span><text:span text:style-name="T1"> </text:span><text:span text:style-name="T14">ﭙ</text:span><text:span text:style-name="T1"> </text:span><text:span text:style-name="T14">ﭚ</text:span><text:span text:style-name="T1"> </text:span><text:span text:style-name="T14">ﭛ</text:span><text:span text:style-name="T1"> </text:span><text:span text:style-name="T14">ﭜ</text:span><text:span text:style-name="T1"> </text:span><text:span text:style-name="T14">ﭝ</text:span><text:span text:style-name="T1"> </text:span><text:span text:style-name="T14">ﭞ</text:span><text:span text:style-name="T1"> </text:span><text:span text:style-name="T14">ﭟ</text:span><text:span text:style-name="T1"> </text:span><text:span text:style-name="T14">ﭠ</text:span><text:span text:style-name="T1"> </text:span><text:span text:style-name="T14">ﭡ</text:span><text:span text:style-name="T1"> </text:span><text:span text:style-name="T14">ﭢ</text:span><text:span text:style-name="T1"> </text:span><text:span text:style-name="T14">ﭣ</text:span><text:span text:style-name="T1"> </text:span><text:span text:style-name="T14">ﭤ</text:span><text:span text:style-name="T1"> </text:span><text:span text:style-name="T14">ﭥ</text:span><text:span text:style-name="T1"> </text:span><text:span text:style-name="T14">ﭦ</text:span><text:span text:style-name="T1"> </text:span><text:span text:style-name="T14">ﭧ</text:span><text:span text:style-name="T1"> </text:span><text:span text:style-name="T14">ﭨ</text:span><text:span text:style-name="T1"> </text:span><text:span text:style-name="T14">ﭩ</text:span><text:span text:style-name="T1"> </text:span><text:span text:style-name="T14">ﭪ</text:span><text:span text:style-name="T1"> </text:span><text:span text:style-name="T14">ﭫﭬ</text:span><text:span text:style-name="T1"> </text:span><text:span text:style-name="T14">ﭭ</text:span><text:span text:style-name="T1"> </text:span><text:span text:style-name="T14">ﭮ</text:span><text:span text:style-name="T1"> </text:span><text:span text:style-name="T14">ﭯ</text:span><text:span text:style-name="T1"> </text:span><text:span text:style-name="T14">ﭰ</text:span><text:span text:style-name="T1"> </text:span><text:span text:style-name="T14">ﭱ</text:span><text:span text:style-name="T1"> </text:span><text:span text:style-name="T14">ﭲ</text:span><text:span text:style-name="T1"> </text:span><text:span text:style-name="T14">ﭳ</text:span><text:span text:style-name="T1"> </text:span><text:span text:style-name="T14">ﭴ</text:span><text:span text:style-name="T1"> </text:span><text:span text:style-name="T14">ﭵ</text:span><text:span text:style-name="T1"> </text:span><text:span text:style-name="T14">ﭶ</text:span><text:span text:style-name="T1"> </text:span><text:span text:style-name="T14">ﭷ</text:span><text:span text:style-name="T1"> </text:span><text:span text:style-name="T14">ﭸ</text:span><text:span text:style-name="T1"> </text:span><text:span text:style-name="T14">ﭹ</text:span><text:span text:style-name="T1"> </text:span><text:span text:style-name="T14">ﭺ</text:span><text:span text:style-name="T1"> </text:span><text:span text:style-name="T14">ﭻ</text:span><text:span text:style-name="T1"> </text:span><text:span text:style-name="T14">ﭼ</text:span><text:span text:style-name="T1"> </text:span><text:span text:style-name="T14">ﭽ</text:span><text:span text:style-name="T1"> </text:span><text:span text:style-name="T14">ﭾ</text:span><text:span text:style-name="T1"> </text:span><text:span text:style-name="T14">ﭿ</text:span><text:span text:style-name="T1"> </text:span><text:span text:style-name="T14">ﮀ</text:span><text:span text:style-name="T1"> </text:span><text:span text:style-name="T14">ﮁ</text:span><text:span text:style-name="T1"> </text:span><text:span text:style-name="T14">ﮂ</text:span></text:p>
      <text:p text:style-name="P5"><text:span text:style-name="T14">ﮃ</text:span><text:span text:style-name="T1"> </text:span><text:span text:style-name="T14">ﮄﮅ</text:span><text:span text:style-name="T1"> </text:span><text:span text:style-name="T14">ﮆ</text:span><text:span text:style-name="T1"> </text:span><text:span text:style-name="T14">ﮇ</text:span><text:span text:style-name="T1"> </text:span><text:span text:style-name="T14">ﮈ</text:span><text:span text:style-name="T1"> </text:span><text:span text:style-name="T14">ﮉ</text:span><text:span text:style-name="T1"> </text:span><text:span text:style-name="T14">ﮊ</text:span><text:span text:style-name="T1"> </text:span><text:span text:style-name="T14">ﮋ</text:span></text:p>
      <text:p text:style-name="P5"><text:span text:style-name="T14">ﮌ</text:span><text:span text:style-name="T1"> </text:span><text:span text:style-name="T14">ﮍ</text:span><text:span text:style-name="T1"> </text:span><text:span text:style-name="T14">ﮎ</text:span><text:span text:style-name="T1"> </text:span><text:span text:style-name="T14">ﮏ</text:span><text:span text:style-name="T1"> </text:span><text:span text:style-name="T14">ﮐ</text:span><text:span text:style-name="T1"> </text:span><text:span text:style-name="T14">ﮑ</text:span><text:span text:style-name="T1"> </text:span><text:span text:style-name="T14">ﮒ</text:span><text:span text:style-name="T1"> </text:span><text:span text:style-name="T14">ﮓ</text:span><text:span text:style-name="T1"> </text:span><text:span text:style-name="T14">ﮔ</text:span><text:span text:style-name="T1"> </text:span><text:span text:style-name="T14">ﮕ</text:span><text:span text:style-name="T1"> </text:span><text:span text:style-name="T14">ﮖ</text:span><text:span text:style-name="T1"> </text:span><text:span text:style-name="T14">ﮗ</text:span><text:span text:style-name="T1"> </text:span><text:span text:style-name="T14">ﮘ</text:span><text:span text:style-name="T1"> </text:span><text:span text:style-name="T14">ﮙ</text:span><text:span text:style-name="T1"> </text:span><text:span text:style-name="T14">ﮚﮛ</text:span><text:span text:style-name="T1"> </text:span><text:span text:style-name="T14">ﮜ</text:span><text:span text:style-name="T1"> </text:span><text:span text:style-name="T14">ﮝ</text:span><text:span text:style-name="T1"> </text:span><text:span text:style-name="T14">ﮞ</text:span><text:span text:style-name="T1"> </text:span><text:span text:style-name="T14">ﮟ</text:span><text:span text:style-name="T1"> </text:span><text:span text:style-name="T14">ﮠ</text:span><text:span text:style-name="T1"> </text:span><text:span text:style-name="T14">ﮡ</text:span></text:p>
      <text:p text:style-name="P5"><text:span text:style-name="T14">ﮢ</text:span><text:span text:style-name="T1"> </text:span><text:span text:style-name="T14">ﮣ</text:span><text:span text:style-name="T1"> </text:span><text:span text:style-name="T14">ﮤ</text:span><text:span text:style-name="T1"> </text:span><text:span text:style-name="T14">ﮥ</text:span><text:span text:style-name="T1"> </text:span><text:span text:style-name="T14">ﮦ</text:span><text:span text:style-name="T1"> </text:span><text:span text:style-name="T14">ﮧ</text:span><text:span text:style-name="T1"> </text:span><text:span text:style-name="T14">ﮨ</text:span><text:span text:style-name="T1"> </text:span><text:span text:style-name="T14">ﮩ</text:span><text:span text:style-name="T1"> </text:span><text:span text:style-name="T14">ﮪ</text:span><text:span text:style-name="T1"> </text:span><text:span text:style-name="T14">ﮫ</text:span><text:span text:style-name="T1"> </text:span><text:span text:style-name="T14">ﮬ</text:span><text:span text:style-name="T1"> </text:span><text:span text:style-name="T14">ﮭ</text:span><text:span text:style-name="T1"> </text:span><text:span text:style-name="T14">ﮮﮯ</text:span><text:span text:style-name="T1"> </text:span><text:span text:style-name="T14">ﮰ</text:span><text:span text:style-name="T1"> </text:span><text:span text:style-name="T14">ﮱ</text:span><text:span text:style-name="T1"> </text:span><text:span text:style-name="T14">ﯓ</text:span><text:span text:style-name="T1"> </text:span><text:span text:style-name="T14">ﯔ</text:span><text:span text:style-name="T1"> </text:span><text:span text:style-name="T14">ﯕﯖ</text:span><text:span text:style-name="T1"> </text:span><text:span text:style-name="T14">ﯗ</text:span><text:span text:style-name="T1"> </text:span><text:span text:style-name="T14">ﯘ</text:span><text:span text:style-name="T1"> </text:span><text:span text:style-name="T14">ﯙ</text:span><text:span text:style-name="T1"> </text:span><text:span text:style-name="T14">ﯚ</text:span><text:span text:style-name="T1"> </text:span><text:span text:style-name="T14">ﯛ</text:span><text:span text:style-name="T1"> </text:span><text:span text:style-name="T14">ﯜ</text:span><text:span text:style-name="T1"> </text:span><text:span text:style-name="T14">ﯝ</text:span><text:span text:style-name="T1"> </text:span><text:span text:style-name="T14">ﯞ</text:span><text:span text:style-name="T1"> </text:span><text:span text:style-name="T14">ﯟ</text:span><text:span text:style-name="T1"> </text:span><text:span text:style-name="T14">ﯠ</text:span><text:span text:style-name="T1"> </text:span><text:span text:style-name="T14">ﯡ</text:span><text:span text:style-name="T1"> </text:span><text:span text:style-name="T14">ﯢ</text:span><text:span text:style-name="T1"> </text:span><text:span text:style-name="T14">ﯣ</text:span><text:span text:style-name="T1"> </text:span><text:span text:style-name="T14">ﯤ</text:span><text:span text:style-name="T1"> </text:span><text:span text:style-name="T14">ﯥ</text:span><text:span text:style-name="T1"> </text:span><text:span text:style-name="T14">ﯦ</text:span><text:span text:style-name="T1"> </text:span><text:span text:style-name="T14">ﯧ</text:span><text:span text:style-name="T1"> </text:span><text:span text:style-name="T14">ﯨ</text:span><text:span text:style-name="T1"> </text:span><text:span text:style-name="T14">ﯩ</text:span><text:span text:style-name="T1"> </text:span><text:span text:style-name="T14">ﯪ</text:span><text:span text:style-name="T1"> </text:span><text:span text:style-name="T14">ﯫ</text:span><text:span text:style-name="T1"> </text:span><text:span text:style-name="T14">ﯬ</text:span><text:span text:style-name="T1"> </text:span><text:span text:style-name="T14">ﯭ</text:span><text:span text:style-name="T1"> </text:span><text:span text:style-name="T14">ﯮ</text:span><text:span text:style-name="T1"> </text:span><text:span text:style-name="T14">ﯯ</text:span><text:span text:style-name="T1"> </text:span><text:span text:style-name="T14">ﯰ</text:span><text:span text:style-name="T1"> </text:span><text:span text:style-name="T14">ﯱ</text:span><text:span text:style-name="T1"> </text:span><text:span text:style-name="T14">ﯲ</text:span><text:span text:style-name="T1"> </text:span><text:span text:style-name="T14">ﯳ</text:span><text:span text:style-name="T1"> </text:span><text:span text:style-name="T14">ﯴ</text:span><text:span text:style-name="T1"> </text:span><text:span text:style-name="T14">ﯵ</text:span><text:span text:style-name="T1"> </text:span><text:span text:style-name="T14">ﯶ</text:span><text:span text:style-name="T1"> </text:span><text:span text:style-name="T14">ﯷ</text:span><text:span text:style-name="T1"> </text:span><text:span text:style-name="T14">ﯸ</text:span><text:span text:style-name="T1"> </text:span><text:span text:style-name="T14">ﯹ</text:span><text:span text:style-name="T1"> </text:span><text:span text:style-name="T14">ﯺ</text:span><text:span text:style-name="T1"> </text:span><text:span text:style-name="T14">ﯻ</text:span><text:span text:style-name="T1"> </text:span><text:span text:style-name="T14">ﯼ</text:span><text:span text:style-name="T1"> </text:span><text:span text:style-name="T14">ﯽ</text:span><text:span text:style-name="T1"> </text:span><text:span text:style-name="T14">ﯾ</text:span><text:span text:style-name="T1"> </text:span><text:span text:style-name="T14">ﯿ</text:span><text:span text:style-name="T1"> </text:span><text:span text:style-name="T14">ﰀ</text:span><text:span text:style-name="T1"> </text:span><text:span text:style-name="T14">ﰁ</text:span><text:span text:style-name="T1"> </text:span><text:span text:style-name="T14">ﰂ</text:span><text:span text:style-name="T1"> </text:span><text:span text:style-name="T14">ﰃ</text:span><text:span text:style-name="T1"> </text:span><text:span text:style-name="T14">ﰄ</text:span><text:span text:style-name="T1"> </text:span><text:span text:style-name="T14">ﰅ</text:span><text:span text:style-name="T1"> </text:span><text:span text:style-name="T14">ﰆ</text:span><text:span text:style-name="T1"> </text:span><text:span text:style-name="T14">ﰇ</text:span><text:span text:style-name="T1"> </text:span><text:span text:style-name="T14">ﰈ</text:span><text:span text:style-name="T1"> </text:span><text:span text:style-name="T14">ﰉ</text:span></text:p>
      <text:p text:style-name="P8"><text:span text:style-name="T15">ﭑ</text:span><text:span text:style-name="T1"> </text:span><text:span text:style-name="T15">ﭒ</text:span><text:span text:style-name="T1"> </text:span><text:span text:style-name="T15">ﭓ</text:span><text:span text:style-name="T1"> </text:span><text:span text:style-name="T15">ﭔ</text:span><text:span text:style-name="T1"> </text:span><text:span text:style-name="T15">ﭕ</text:span><text:span text:style-name="T1"> </text:span><text:span text:style-name="T15">ﭖ</text:span><text:span text:style-name="T1"> </text:span><text:span text:style-name="T15">ﭗ</text:span><text:span text:style-name="T1"> </text:span><text:span text:style-name="T15">ﭘ</text:span><text:span text:style-name="T1"> </text:span><text:span text:style-name="T15">ﭙ</text:span><text:span text:style-name="T1"> </text:span><text:span text:style-name="T15">ﭚ</text:span><text:span text:style-name="T1"> </text:span><text:span text:style-name="T15">ﭛ</text:span><text:span text:style-name="T1"> </text:span><text:span text:style-name="T15">ﭜ</text:span><text:span text:style-name="T1"> </text:span><text:span text:style-name="T15">ﭝ</text:span><text:span text:style-name="T1"> </text:span><text:span text:style-name="T15">ﭞ</text:span><text:span text:style-name="T1"> </text:span><text:span text:style-name="T15">ﭟ</text:span><text:span text:style-name="T1"> </text:span><text:span text:style-name="T15">ﭠ</text:span><text:span text:style-name="T1"> </text:span><text:span text:style-name="T15">ﭡ</text:span><text:span text:style-name="T1"> </text:span><text:span text:style-name="T15">ﭢ</text:span><text:span text:style-name="T1"> </text:span><text:span text:style-name="T15">ﭣ</text:span><text:span text:style-name="T1"> </text:span><text:span text:style-name="T15">ﭤ</text:span><text:span text:style-name="T1"> </text:span><text:span text:style-name="T15">ﭥ</text:span><text:span text:style-name="T1"> </text:span><text:span text:style-name="T15">ﭦ</text:span></text:p>
      <text:p text:style-name="P7"><text:span text:style-name="T15">ﭧ</text:span><text:span text:style-name="T1"> </text:span><text:span text:style-name="T15">ﭨ</text:span><text:span text:style-name="T1"> </text:span><text:span text:style-name="T15">ﭩ</text:span><text:span text:style-name="T1"> </text:span><text:span text:style-name="T15">ﭪ</text:span><text:span text:style-name="T1"> </text:span><text:span text:style-name="T15">ﭫ</text:span><text:span text:style-name="T1"> </text:span><text:span text:style-name="T15">ﭬ</text:span><text:span text:style-name="T1"> </text:span><text:span text:style-name="T15">ﭭ</text:span><text:span text:style-name="T1"> </text:span><text:span text:style-name="T15">ﭮ</text:span><text:span text:style-name="T1"> </text:span><text:span text:style-name="T15">ﭯ</text:span><text:span text:style-name="T1"> </text:span><text:span text:style-name="T15">ﭰ</text:span><text:span text:style-name="T1"> </text:span><text:span text:style-name="T15">ﭱ</text:span><text:span text:style-name="T1"> </text:span><text:span text:style-name="T15">ﭲ</text:span><text:span text:style-name="T1"> </text:span><text:span text:style-name="T15">ﭳ</text:span><text:span text:style-name="T1"> </text:span><text:span text:style-name="T15">ﭴ</text:span><text:span text:style-name="T1"> </text:span><text:span text:style-name="T15">ﭵ</text:span><text:span text:style-name="T1"> </text:span><text:span text:style-name="T15">ﭶ</text:span><text:span text:style-name="T1"> </text:span><text:span text:style-name="T15">ﭷ</text:span><text:span text:style-name="T1"> </text:span><text:span text:style-name="T15">ﭸ</text:span><text:span text:style-name="T1"> </text:span><text:span text:style-name="T15">ﭹ</text:span><text:span text:style-name="T1"> </text:span><text:span text:style-name="T15">ﭺ</text:span><text:span text:style-name="T1"> </text:span><text:span text:style-name="T15">ﭻﭼ</text:span><text:span text:style-name="T1"> </text:span><text:span text:style-name="T15">ﭽ</text:span><text:span text:style-name="T1"> </text:span><text:span text:style-name="T15">ﭾ</text:span><text:span text:style-name="T1"> </text:span><text:span text:style-name="T15">ﭿ</text:span><text:span text:style-name="T1"> </text:span><text:span text:style-name="T15">ﮀ</text:span><text:span text:style-name="T1"> </text:span><text:span text:style-name="T15">ﮁ</text:span><text:span text:style-name="T1"> </text:span><text:span text:style-name="T15">ﮂ</text:span><text:span text:style-name="T1"> </text:span><text:span text:style-name="T15">ﮃ</text:span><text:span text:style-name="T1"> </text:span><text:span text:style-name="T15">ﮄ</text:span><text:span text:style-name="T1"> </text:span><text:span text:style-name="T15">ﮅ</text:span><text:span text:style-name="T1"> </text:span><text:span text:style-name="T15">ﮆ</text:span><text:span text:style-name="T1"> </text:span><text:span text:style-name="T15">ﮇ</text:span><text:span text:style-name="T1"> </text:span><text:span text:style-name="T15">ﮈ</text:span><text:span text:style-name="T1"> </text:span><text:span text:style-name="T15">ﮉ</text:span><text:span text:style-name="T1"> </text:span><text:span text:style-name="T15">ﮊ</text:span><text:span text:style-name="T1"> </text:span><text:span text:style-name="T15">ﮋ</text:span><text:span text:style-name="T1"> </text:span><text:span text:style-name="T15">ﮌ</text:span><text:span text:style-name="T1"> </text:span><text:span text:style-name="T15">ﮍ</text:span><text:span text:style-name="T1"> </text:span><text:span text:style-name="T15">ﮎ</text:span><text:span text:style-name="T1"> </text:span><text:span text:style-name="T15">ﮏ</text:span><text:span text:style-name="T1"> </text:span><text:span text:style-name="T15">ﮐ</text:span><text:span text:style-name="T1"> </text:span><text:span text:style-name="T15">ﮑﮒﮓﮔﮕ</text:span><text:span text:style-name="T1"> </text:span><text:span text:style-name="T15">ﮖ</text:span><text:span text:style-name="T1"> </text:span><text:span text:style-name="T15">ﮗ</text:span><text:span text:style-name="T1"> </text:span><text:span text:style-name="T15">ﮘ</text:span><text:span text:style-name="T1"> </text:span><text:span text:style-name="T15">ﮙ</text:span><text:span text:style-name="T1"> </text:span><text:span text:style-name="T15">ﮚ</text:span><text:span text:style-name="T1"> </text:span><text:span text:style-name="T15">ﮛ</text:span><text:span text:style-name="T1"> </text:span><text:span text:style-name="T15">ﮜ</text:span><text:span text:style-name="T1"> </text:span><text:span text:style-name="T15">ﮝﮞ</text:span><text:span text:style-name="T1"> </text:span><text:span text:style-name="T15">ﮟ</text:span><text:span text:style-name="T1"> </text:span><text:span text:style-name="T15">ﮠ</text:span><text:span text:style-name="T1"> </text:span><text:span text:style-name="T15">ﮡ</text:span><text:span text:style-name="T1"> </text:span><text:span text:style-name="T15">ﮢ</text:span><text:span text:style-name="T1"> </text:span><text:span text:style-name="T15">ﮣ</text:span><text:span text:style-name="T1"> </text:span><text:span text:style-name="T15">ﮤ</text:span><text:span text:style-name="T1"> </text:span><text:span text:style-name="T15">ﮥ</text:span><text:span text:style-name="T1"> </text:span><text:span text:style-name="T15">ﮦ</text:span><text:span text:style-name="T1"> </text:span><text:span text:style-name="T15">ﮧ</text:span><text:span text:style-name="T1"> </text:span><text:span text:style-name="T15">ﮨ</text:span><text:span text:style-name="T1"> </text:span><text:span text:style-name="T15">ﮩ</text:span><text:span text:style-name="T1"> </text:span><text:span text:style-name="T15">ﮪ</text:span><text:span text:style-name="T1"> </text:span><text:span text:style-name="T15">ﮫ</text:span><text:span text:style-name="T1"> </text:span><text:span text:style-name="T15">ﮬ</text:span><text:span text:style-name="T1"> </text:span><text:span text:style-name="T15">ﮭ</text:span><text:span text:style-name="T1"> </text:span><text:span text:style-name="T15">ﮮ</text:span><text:span text:style-name="T1"> </text:span><text:span text:style-name="T15">ﮯ</text:span><text:span text:style-name="T1"> </text:span><text:span text:style-name="T15">ﮰ</text:span><text:span text:style-name="T1"> </text:span><text:span text:style-name="T15">ﮱ</text:span><text:span text:style-name="T1"> </text:span><text:span text:style-name="T15">ﯓ</text:span><text:span text:style-name="T1"> </text:span><text:span text:style-name="T15">ﯔ</text:span><text:span text:style-name="T1"> </text:span><text:span text:style-name="T15">ﯕ</text:span><text:span text:style-name="T1"> </text:span><text:span text:style-name="T15">ﯖ</text:span><text:span text:style-name="T1"> </text:span><text:span text:style-name="T15">ﯗ</text:span><text:span text:style-name="T1"> </text:span><text:span text:style-name="T15">ﯘ</text:span><text:span text:style-name="T1"> </text:span><text:span text:style-name="T15">ﯙ</text:span><text:span text:style-name="T1"> </text:span><text:span text:style-name="T15">ﯚ</text:span><text:span text:style-name="T1"> </text:span><text:span text:style-name="T15">ﯛ</text:span><text:span text:style-name="T1"> </text:span><text:span text:style-name="T15">ﯜ</text:span><text:span text:style-name="T1"> </text:span><text:span text:style-name="T15">ﯝ</text:span><text:span text:style-name="T1"> </text:span><text:span text:style-name="T15">ﯞ</text:span><text:span text:style-name="T1"> </text:span><text:span text:style-name="T15">ﯟ</text:span><text:span text:style-name="T1"> </text:span><text:span text:style-name="T15">ﯠ</text:span><text:span text:style-name="T1"> </text:span><text:span text:style-name="T15">ﯡ</text:span><text:span text:style-name="T1"> </text:span><text:span text:style-name="T15">ﯢ</text:span><text:span text:style-name="T1"> </text:span><text:span text:style-name="T15">ﯣ</text:span><text:span text:style-name="T1"> </text:span><text:span text:style-name="T15">ﯤ</text:span><text:span text:style-name="T1"> </text:span><text:span text:style-name="T15">ﯥ</text:span><text:span text:style-name="T1"> </text:span><text:span text:style-name="T15">ﯦ</text:span><text:span text:style-name="T1"> </text:span><text:span text:style-name="T15">ﯧ</text:span><text:span text:style-name="T1"> </text:span><text:span text:style-name="T15">ﯨ</text:span><text:span text:style-name="T1"> </text:span><text:span text:style-name="T15">ﯩ</text:span><text:span text:style-name="T1"> </text:span><text:span text:style-name="T15">ﯪ</text:span><text:span text:style-name="T1"> </text:span><text:span text:style-name="T15">ﯫ</text:span><text:span text:style-name="T1"> </text:span><text:span text:style-name="T15">ﯬ</text:span><text:span text:style-name="T1"> </text:span><text:span text:style-name="T15">ﯭ</text:span><text:span text:style-name="T1"> </text:span><text:span text:style-name="T15">ﯮ</text:span><text:span text:style-name="T1"> </text:span><text:span text:style-name="T15">ﯯ</text:span><text:span text:style-name="T1"> </text:span><text:span text:style-name="T15">ﯰ</text:span><text:span text:style-name="T1"> </text:span><text:span text:style-name="T15">ﯱ</text:span><text:span text:style-name="T1"> </text:span><text:span text:style-name="T15">ﯲﯳ</text:span><text:span text:style-name="T1"> </text:span><text:span text:style-name="T15">ﯴ</text:span><text:span text:style-name="T1"> </text:span><text:span text:style-name="T15">ﯵ</text:span><text:span text:style-name="T1"> </text:span><text:span text:style-name="T15">ﯶ</text:span><text:span text:style-name="T1"> </text:span><text:span text:style-name="T15">ﯷ</text:span><text:span text:style-name="T1"> </text:span><text:span text:style-name="T15">ﯸ</text:span></text:p>
      <text:p text:style-name="P11"><text:span text:style-name="T16">ﭑ</text:span><text:span text:style-name="T1"> </text:span><text:span text:style-name="T16">ﭒ</text:span><text:span text:style-name="T1"> </text:span><text:span text:style-name="T16">ﭓ</text:span><text:span text:style-name="T1"> </text:span><text:span text:style-name="T16">ﭔ</text:span><text:span text:style-name="T1"> </text:span><text:span text:style-name="T16">ﭕ</text:span><text:span text:style-name="T1"> </text:span><text:span text:style-name="T16">ﭖ</text:span><text:span text:style-name="T1"> </text:span><text:span text:style-name="T16">ﭗ</text:span><text:span text:style-name="T1"> </text:span><text:span text:style-name="T16">ﭘ</text:span><text:span text:style-name="T1"> </text:span><text:span text:style-name="T16">ﭙ</text:span><text:span text:style-name="T1"> </text:span><text:span text:style-name="T16">ﭚ</text:span></text:p>
      <text:p text:style-name="P10"><text:span text:style-name="T16">ﭛ</text:span><text:span text:style-name="T1"> </text:span><text:span text:style-name="T16">ﭜ</text:span><text:span text:style-name="T1"> </text:span><text:span text:style-name="T16">ﭝ</text:span><text:span text:style-name="T1"> </text:span><text:span text:style-name="T16">ﭞﭟ</text:span><text:span text:style-name="T1"> </text:span><text:span text:style-name="T16">ﭠ</text:span><text:span text:style-name="T1"> </text:span><text:span text:style-name="T16">ﭡ</text:span><text:span text:style-name="T1"> </text:span><text:span text:style-name="T16">ﭢ</text:span><text:span text:style-name="T1"> </text:span><text:span text:style-name="T16">ﭣ</text:span><text:span text:style-name="T1"> </text:span><text:span text:style-name="T16">ﭤ</text:span><text:span text:style-name="T1"> </text:span><text:span text:style-name="T16">ﭥ</text:span><text:span text:style-name="T1"> </text:span><text:span text:style-name="T16">ﭦ</text:span><text:span text:style-name="T1"> </text:span><text:span text:style-name="T16">ﭧ</text:span><text:span text:style-name="T1"> </text:span><text:span text:style-name="T16">ﭨ</text:span><text:span text:style-name="T1"> </text:span><text:span text:style-name="T16">ﭩ</text:span><text:span text:style-name="T1"> </text:span><text:span text:style-name="T16">ﭪ</text:span><text:span text:style-name="T1"> </text:span><text:span text:style-name="T16">ﭫ</text:span><text:span text:style-name="T1"> </text:span><text:span text:style-name="T16">ﭬ</text:span><text:span text:style-name="T1"> </text:span><text:span text:style-name="T16">ﭭ</text:span><text:span text:style-name="T1"> </text:span><text:span text:style-name="T16">ﭮ</text:span><text:span text:style-name="T1"> </text:span><text:span text:style-name="T16">ﭯ</text:span><text:span text:style-name="T1"> </text:span><text:span text:style-name="T16">ﭰ</text:span><text:span text:style-name="T1"> </text:span><text:span text:style-name="T16">ﭱ</text:span><text:span text:style-name="T1"> </text:span><text:span text:style-name="T16">ﭲ</text:span><text:span text:style-name="T1"> </text:span><text:span text:style-name="T16">ﭳ</text:span><text:span text:style-name="T1"> </text:span><text:span text:style-name="T16">ﭴ</text:span><text:span text:style-name="T1"> </text:span><text:span text:style-name="T16">ﭵ</text:span><text:span text:style-name="T1"> </text:span><text:span text:style-name="T16">ﭶ</text:span><text:span text:style-name="T1"> </text:span><text:span text:style-name="T16">ﭷ</text:span></text:p>
      <text:p text:style-name="P10"><text:span text:style-name="T16">ﭸ</text:span><text:span text:style-name="T1"> </text:span><text:span text:style-name="T16">ﭹ</text:span><text:span text:style-name="T1"> </text:span><text:span text:style-name="T16">ﭺ</text:span><text:span text:style-name="T1"> </text:span><text:span text:style-name="T16">ﭻ</text:span><text:span text:style-name="T1"> </text:span><text:span text:style-name="T16">ﭼ</text:span><text:span text:style-name="T1"> </text:span><text:span text:style-name="T16">ﭽ</text:span><text:span text:style-name="T1"> </text:span><text:span text:style-name="T16">ﭾ</text:span><text:span text:style-name="T1"> </text:span><text:span text:style-name="T16">ﭿ</text:span><text:span text:style-name="T1"> </text:span><text:span text:style-name="T16">ﮀ</text:span><text:span text:style-name="T1"> </text:span><text:span text:style-name="T16">ﮁ</text:span><text:span text:style-name="T1"> </text:span><text:span text:style-name="T16">ﮂ</text:span><text:span text:style-name="T1"> </text:span><text:span text:style-name="T16">ﮃ</text:span><text:span text:style-name="T1"> </text:span><text:span text:style-name="T16">ﮄ</text:span><text:span text:style-name="T1"> </text:span><text:span text:style-name="T16">ﮅ</text:span><text:span text:style-name="T1"> </text:span><text:span text:style-name="T16">ﮆ</text:span><text:span text:style-name="T1"> </text:span><text:span text:style-name="T16">ﮇ</text:span><text:span text:style-name="T1"> </text:span><text:span text:style-name="T16">ﮈﮉ</text:span><text:span text:style-name="T1"> </text:span><text:span text:style-name="T16">ﮊ</text:span><text:span text:style-name="T1"> </text:span><text:span text:style-name="T16">ﮋ</text:span><text:span text:style-name="T1"> </text:span><text:span text:style-name="T16">ﮌ</text:span><text:span text:style-name="T1"> </text:span><text:span text:style-name="T16">ﮍ</text:span><text:span text:style-name="T1"> </text:span><text:span text:style-name="T16">ﮎ</text:span><text:span text:style-name="T1"> </text:span><text:span text:style-name="T16">ﮏ</text:span><text:span text:style-name="T1"> </text:span><text:span text:style-name="T16">ﮐ</text:span><text:span text:style-name="T1"> </text:span><text:span text:style-name="T16">ﮑ</text:span><text:span text:style-name="T1"> </text:span><text:span text:style-name="T16">ﮒ</text:span><text:span text:style-name="T1"> </text:span><text:span text:style-name="T16">ﮓ</text:span><text:span text:style-name="T1"> </text:span><text:span text:style-name="T16">ﮔ</text:span><text:span text:style-name="T1"> </text:span><text:span text:style-name="T16">ﮕ</text:span><text:span text:style-name="T1"> </text:span><text:span text:style-name="T16">ﮖ</text:span><text:span text:style-name="T1"> </text:span><text:span text:style-name="T16">ﮗ</text:span><text:span text:style-name="T1"> </text:span><text:span text:style-name="T16">ﮘ</text:span><text:span text:style-name="T1"> </text:span><text:span text:style-name="T16">ﮙ</text:span><text:span text:style-name="T1"> </text:span><text:span text:style-name="T16">ﮚ</text:span><text:span text:style-name="T1"> </text:span><text:span text:style-name="T16">ﮛ</text:span><text:span text:style-name="T1"> </text:span><text:span text:style-name="T16">ﮜ</text:span></text:p>
      <text:p text:style-name="P10"><text:span text:style-name="T16">ﮝﮞ</text:span><text:span text:style-name="T1"> </text:span><text:span text:style-name="T16">ﮟ</text:span><text:span text:style-name="T1"> </text:span><text:span text:style-name="T16">ﮠ</text:span><text:span text:style-name="T1"> </text:span><text:span text:style-name="T16">ﮡ</text:span><text:span text:style-name="T1"> </text:span><text:span text:style-name="T16">ﮢ</text:span><text:span text:style-name="T1"> </text:span><text:span text:style-name="T16">ﮣ</text:span><text:span text:style-name="T1"> </text:span><text:span text:style-name="T16">ﮤ</text:span><text:span text:style-name="T1"> </text:span><text:span text:style-name="T16">ﮥ</text:span><text:span text:style-name="T1"> </text:span><text:span text:style-name="T16">ﮦ</text:span><text:span text:style-name="T1"> </text:span><text:span text:style-name="T16">ﮧ</text:span><text:span text:style-name="T1"> </text:span><text:span text:style-name="T16">ﮨ</text:span><text:span text:style-name="T1"> </text:span><text:span text:style-name="T16">ﮩ</text:span><text:span text:style-name="T1"> </text:span><text:span text:style-name="T16">ﮪ</text:span><text:span text:style-name="T1"> </text:span><text:span text:style-name="T16">ﮫ</text:span><text:span text:style-name="T1"> </text:span><text:span text:style-name="T16">ﮬ</text:span><text:span text:style-name="T1"> </text:span><text:span text:style-name="T16">ﮭﮮ</text:span><text:span text:style-name="T1"> </text:span><text:span text:style-name="T16">ﮯ</text:span><text:span text:style-name="T1"> </text:span><text:span text:style-name="T16">ﮰ</text:span><text:span text:style-name="T1"> </text:span><text:span text:style-name="T16">ﮱ</text:span><text:span text:style-name="T1"> </text:span><text:span text:style-name="T16">ﯓ</text:span><text:span text:style-name="T1"> </text:span><text:span text:style-name="T16">ﯔ</text:span><text:span text:style-name="T1"> </text:span><text:span text:style-name="T16">ﯕ</text:span><text:span text:style-name="T1"> </text:span><text:span text:style-name="T16">ﯖ</text:span><text:span text:style-name="T1"> </text:span><text:span text:style-name="T16">ﯗ</text:span><text:span text:style-name="T1"> </text:span><text:span text:style-name="T16">ﯘ</text:span><text:span text:style-name="T1"> </text:span><text:span text:style-name="T16">ﯙ</text:span><text:span text:style-name="T1"> </text:span><text:span text:style-name="T16">ﯚﯛ</text:span><text:span text:style-name="T1"> </text:span><text:span text:style-name="T16">ﯜ</text:span><text:span text:style-name="T1"> </text:span><text:span text:style-name="T16">ﯝ</text:span><text:span text:style-name="T1"> </text:span><text:span text:style-name="T16">ﯞ</text:span><text:span text:style-name="T1"> </text:span><text:span text:style-name="T16">ﯟ</text:span><text:span text:style-name="T1"> </text:span><text:span text:style-name="T16">ﯠ</text:span><text:span text:style-name="T1"> </text:span><text:span text:style-name="T16">ﯡ</text:span><text:span text:style-name="T1"> </text:span><text:span text:style-name="T16">ﯢ</text:span><text:span text:style-name="T1"> </text:span><text:span text:style-name="T16">ﯣ</text:span><text:span text:style-name="T1"> </text:span><text:span text:style-name="T16">ﯤ</text:span><text:span text:style-name="T1"> </text:span><text:span text:style-name="T16">ﯥ</text:span><text:span text:style-name="T1"> </text:span><text:span text:style-name="T16">ﯦ</text:span><text:span text:style-name="T1"> </text:span><text:span text:style-name="T16">ﯧ</text:span><text:span text:style-name="T1"> </text:span><text:span text:style-name="T16">ﯨ</text:span><text:span text:style-name="T1"> </text:span><text:span text:style-name="T16">ﯩ</text:span><text:span text:style-name="T1"> </text:span><text:span text:style-name="T16">ﯪ</text:span><text:span text:style-name="T1"> </text:span><text:span text:style-name="T16">ﯫ</text:span><text:span text:style-name="T1"> </text:span><text:span text:style-name="T16">ﯬ</text:span><text:span text:style-name="T1"> </text:span><text:span text:style-name="T16">ﯭ</text:span><text:span text:style-name="T1"> </text:span><text:span text:style-name="T16">ﯮ</text:span><text:span text:style-name="T1"> </text:span><text:span text:style-name="T16">ﯯ</text:span><text:span text:style-name="T1"> </text:span><text:span text:style-name="T16">ﯰ</text:span><text:span text:style-name="T1"> </text:span><text:span text:style-name="T16">ﯱ</text:span><text:span text:style-name="T1"> </text:span><text:span text:style-name="T16">ﯲ</text:span><text:span text:style-name="T1"> </text:span><text:span text:style-name="T16">ﯳ</text:span><text:span text:style-name="T1"> </text:span><text:span text:style-name="T16">ﯴ</text:span><text:span text:style-name="T1"> </text:span><text:span text:style-name="T16">ﯵ</text:span><text:span text:style-name="T1"> </text:span><text:span text:style-name="T16">ﯶﯷ</text:span><text:span text:style-name="T1"> </text:span><text:span text:style-name="T16">ﯸ</text:span><text:span text:style-name="T1"> </text:span><text:span text:style-name="T16">ﯹ</text:span><text:span text:style-name="T1"> </text:span><text:span text:style-name="T16">ﯺ</text:span><text:span text:style-name="T1"> </text:span><text:span text:style-name="T16">ﯻ</text:span></text:p>
      <text:p text:style-name="P40"><text:span text:style-name="T17">ﭑ</text:span><text:span text:style-name="T1"> </text:span><text:span text:style-name="T17">ﭒ</text:span><text:span text:style-name="T1"> </text:span><text:span text:style-name="T17">ﭓ</text:span><text:span text:style-name="T1"> </text:span><text:span text:style-name="T17">ﭔ</text:span><text:span text:style-name="T1"> </text:span><text:span text:style-name="T17">ﭕ</text:span><text:span text:style-name="T1"> </text:span><text:span text:style-name="T17">ﭖ</text:span><text:span text:style-name="T1"> </text:span><text:span text:style-name="T17">ﭗ</text:span><text:span text:style-name="T1"> </text:span><text:span text:style-name="T17">ﭘ</text:span><text:span text:style-name="T1"> </text:span><text:span text:style-name="T17">ﭙﭚ</text:span><text:span text:style-name="T1"> </text:span><text:span text:style-name="T17">ﭛ</text:span><text:span text:style-name="T1"> </text:span><text:span text:style-name="T17">ﭜ</text:span><text:span text:style-name="T1"> </text:span><text:span text:style-name="T17">ﭝ</text:span><text:span text:style-name="T1"> </text:span><text:span text:style-name="T17">ﭞ</text:span><text:span text:style-name="T1"> </text:span><text:span text:style-name="T17">ﭟ</text:span><text:span text:style-name="T1"> </text:span><text:span text:style-name="T17">ﭠ</text:span><text:span text:style-name="T1"> </text:span><text:span text:style-name="T17">ﭡ</text:span><text:span text:style-name="T1"> </text:span><text:span text:style-name="T17">ﭢ</text:span><text:span text:style-name="T1"> </text:span><text:span text:style-name="T17">ﭣ</text:span><text:span text:style-name="T1"> </text:span></text:p>
      <text:p text:style-name="P38">ﮌﯕ</text:p>
      <text:p text:style-name="P38">ﭤﭥﭦ</text:p>
      <text:p text:style-name="P12"><text:span text:style-name="T17">ﭤ</text:span><text:span text:style-name="T1"> </text:span><text:span text:style-name="T17">ﭥ</text:span><text:span text:style-name="T1"> </text:span><text:span text:style-name="T17">ﭦ</text:span><text:span text:style-name="T1"> </text:span><text:span text:style-name="T17">ﭧ</text:span><text:span text:style-name="T1"> </text:span><text:span text:style-name="T17">ﭨ</text:span><text:span text:style-name="T1"> </text:span><text:span text:style-name="T17">ﭩ</text:span><text:span text:style-name="T1"> </text:span><text:span text:style-name="T17">ﭪ</text:span><text:span text:style-name="T1"> </text:span><text:span text:style-name="T17">ﭫ</text:span><text:span text:style-name="T1"> </text:span><text:span text:style-name="T17">ﭬ</text:span><text:span text:style-name="T1"> </text:span><text:span text:style-name="T17">ﭭ</text:span><text:span text:style-name="T1"> </text:span><text:span text:style-name="T17">ﭮ</text:span><text:span text:style-name="T1"> </text:span><text:span text:style-name="T17">ﭯ</text:span><text:span text:style-name="T1"> </text:span><text:span text:style-name="T17">ﭰ</text:span><text:span text:style-name="T1"> </text:span><text:span text:style-name="T17">ﭱ</text:span><text:span text:style-name="T1"> </text:span><text:span text:style-name="T17">ﭲ</text:span><text:span text:style-name="T1"> </text:span><text:span text:style-name="T17">ﭳ</text:span><text:span text:style-name="T1"> </text:span><text:span text:style-name="T17">ﭴﭵ</text:span><text:span text:style-name="T1"> </text:span><text:span text:style-name="T17">ﭶ</text:span><text:span text:style-name="T1"> </text:span><text:span text:style-name="T17">ﭷ</text:span><text:span text:style-name="T1"> </text:span><text:span text:style-name="T17">ﭸ</text:span><text:span text:style-name="T1"> </text:span><text:span text:style-name="T17">ﭹﭺ</text:span><text:span text:style-name="T1"> </text:span><text:span text:style-name="T17">ﭻ</text:span><text:span text:style-name="T1"> </text:span><text:span text:style-name="T17">ﭼ</text:span><text:span text:style-name="T1"> </text:span><text:span text:style-name="T17">ﭽ</text:span><text:span text:style-name="T1"> </text:span><text:span text:style-name="T17">ﭾ</text:span><text:span text:style-name="T1"> </text:span><text:span text:style-name="T17">ﭿ</text:span><text:span text:style-name="T1"> </text:span><text:span text:style-name="T17">ﮀ</text:span><text:span text:style-name="T1"> </text:span><text:span text:style-name="T17">ﮁ</text:span><text:span text:style-name="T1"> </text:span><text:span text:style-name="T17">ﮂ</text:span><text:span text:style-name="T1"> </text:span><text:span text:style-name="T17">ﮃ</text:span><text:span text:style-name="T1"> </text:span><text:span text:style-name="T17">ﮄ</text:span><text:span text:style-name="T1"> </text:span><text:span text:style-name="T17">ﮅ</text:span><text:span text:style-name="T1"> </text:span><text:span text:style-name="T17">ﮆ</text:span><text:span text:style-name="T1"> </text:span><text:span text:style-name="T17">ﮇ</text:span><text:span text:style-name="T1"> </text:span><text:span text:style-name="T17">ﮈ</text:span><text:span text:style-name="T1"> </text:span><text:span text:style-name="T17">ﮉ</text:span><text:span text:style-name="T1"> </text:span><text:span text:style-name="T17">ﮊ</text:span><text:span text:style-name="T1"> </text:span><text:span text:style-name="T17">ﮋ</text:span><text:span text:style-name="T1"> </text:span><text:span text:style-name="T17">ﮌ</text:span><text:span text:style-name="T1"> </text:span><text:span text:style-name="T17">ﮍ</text:span><text:span text:style-name="T1"> </text:span><text:span text:style-name="T17">ﮎ</text:span><text:span text:style-name="T1"> </text:span><text:span text:style-name="T17">ﮏ</text:span><text:span text:style-name="T1"> </text:span><text:span text:style-name="T17">ﮐ</text:span></text:p>
      <text:p text:style-name="P12"><text:span text:style-name="T17">ﮑ</text:span><text:span text:style-name="T1"> </text:span><text:span text:style-name="T17">ﮒﮓ</text:span><text:span text:style-name="T1"> </text:span><text:span text:style-name="T17">ﮔ</text:span><text:span text:style-name="T1"> </text:span><text:span text:style-name="T17">ﮕ</text:span><text:span text:style-name="T1"> </text:span><text:span text:style-name="T17">ﮖ</text:span><text:span text:style-name="T1"> </text:span><text:span text:style-name="T17">ﮗ</text:span><text:span text:style-name="T1"> </text:span><text:span text:style-name="T17">ﮘﮙ</text:span><text:span text:style-name="T1"> </text:span><text:span text:style-name="T17">ﮚ</text:span><text:span text:style-name="T1"> </text:span><text:span text:style-name="T17">ﮛ</text:span><text:span text:style-name="T1"> </text:span><text:span text:style-name="T17">ﮜ</text:span><text:span text:style-name="T1"> </text:span><text:span text:style-name="T17">ﮝ</text:span><text:span text:style-name="T1"> </text:span><text:span text:style-name="T17">ﮞ</text:span><text:span text:style-name="T1"> </text:span><text:span text:style-name="T17">ﮟﮠ</text:span><text:span text:style-name="T1"> </text:span><text:span text:style-name="T17">ﮡ</text:span><text:span text:style-name="T1"> </text:span><text:span text:style-name="T17">ﮢ</text:span><text:span text:style-name="T1"> </text:span><text:span text:style-name="T17">ﮣ</text:span><text:span text:style-name="T1"> </text:span><text:span text:style-name="T17">ﮤ</text:span><text:span text:style-name="T1"> </text:span><text:span text:style-name="T17">ﮥ</text:span><text:span text:style-name="T1"> </text:span><text:span text:style-name="T17">ﮦ</text:span><text:span text:style-name="T1"> </text:span><text:span text:style-name="T17">ﮧ</text:span><text:span text:style-name="T1"> </text:span><text:span text:style-name="T17">ﮨ</text:span><text:span text:style-name="T1"> </text:span><text:span text:style-name="T17">ﮩ</text:span><text:span text:style-name="T1"> </text:span><text:span text:style-name="T17">ﮪ</text:span><text:span text:style-name="T1"> </text:span><text:span text:style-name="T17">ﮫ</text:span><text:span text:style-name="T1"> </text:span><text:span text:style-name="T17">ﮬ</text:span><text:span text:style-name="T1"> </text:span><text:span text:style-name="T17">ﮭ</text:span><text:span text:style-name="T1"> </text:span><text:span text:style-name="T17">ﮮ</text:span><text:span text:style-name="T1"> </text:span><text:span text:style-name="T17">ﮯ</text:span><text:span text:style-name="T1"> </text:span><text:span text:style-name="T17">ﮰ</text:span><text:span text:style-name="T1"> </text:span><text:span text:style-name="T17">ﮱ</text:span><text:span text:style-name="T1"> </text:span><text:span text:style-name="T17">ﯓ</text:span></text:p>
      <text:p text:style-name="P12"><text:span text:style-name="T17">ﯔ</text:span><text:span text:style-name="T1"> </text:span><text:span text:style-name="T17">ﯕ</text:span><text:span text:style-name="T1"> </text:span><text:span text:style-name="T17">ﯖ</text:span><text:span text:style-name="T1"> </text:span><text:span text:style-name="T17">ﯗ</text:span><text:span text:style-name="T1"> </text:span><text:span text:style-name="T17">ﯘ</text:span><text:span text:style-name="T1"> </text:span><text:span text:style-name="T17">ﯙ</text:span><text:span text:style-name="T1"> </text:span><text:span text:style-name="T17">ﯚ</text:span><text:span text:style-name="T1"> </text:span><text:span text:style-name="T17">ﯛ</text:span><text:span text:style-name="T1"> </text:span><text:span text:style-name="T17">ﯜ</text:span><text:span text:style-name="T1"> </text:span><text:span text:style-name="T17">ﯝ</text:span><text:span text:style-name="T1"> </text:span><text:span text:style-name="T17">ﯞ</text:span><text:span text:style-name="T1"> </text:span><text:span text:style-name="T17">ﯟ</text:span><text:span text:style-name="T1"> </text:span><text:span text:style-name="T17">ﯠ</text:span><text:span text:style-name="T1"> </text:span><text:span text:style-name="T17">ﯡ</text:span><text:span text:style-name="T1"> </text:span><text:span text:style-name="T17">ﯢ</text:span><text:span text:style-name="T1"> </text:span><text:span text:style-name="T17">ﯣ</text:span><text:span text:style-name="T1"> </text:span><text:span text:style-name="T17">ﯤ</text:span><text:span text:style-name="T1"> </text:span><text:span text:style-name="T17">ﯥ</text:span><text:span text:style-name="T1"> </text:span><text:span text:style-name="T17">ﯦ</text:span><text:span text:style-name="T1"> </text:span><text:span text:style-name="T17">ﯧ</text:span><text:span text:style-name="T1"> </text:span><text:span text:style-name="T17">ﯨ</text:span><text:span text:style-name="T1"> </text:span><text:span text:style-name="T17">ﯩ</text:span><text:span text:style-name="T1"> </text:span><text:span text:style-name="T17">ﯪ</text:span><text:span text:style-name="T1"> </text:span><text:span text:style-name="T17">ﯫ</text:span><text:span text:style-name="T1"> </text:span><text:span text:style-name="T17">ﯬ</text:span></text:p>
      <text:p text:style-name="P14"><text:span text:style-name="T18">ﭑ</text:span><text:span text:style-name="T1"> </text:span><text:span text:style-name="T18">ﭒ</text:span><text:span text:style-name="T1"> </text:span><text:span text:style-name="T18">ﭓ</text:span><text:span text:style-name="T1"> </text:span><text:span text:style-name="T18">ﭔ</text:span><text:span text:style-name="T1"> </text:span><text:span text:style-name="T18">ﭕ</text:span><text:span text:style-name="T1"> </text:span><text:span text:style-name="T18">ﭖ</text:span><text:span text:style-name="T1"> </text:span><text:span text:style-name="T18">ﭗ</text:span><text:span text:style-name="T1"> </text:span><text:span text:style-name="T18">ﭘ</text:span><text:span text:style-name="T1"> </text:span><text:span text:style-name="T18">ﭙ</text:span><text:span text:style-name="T1"> </text:span><text:span text:style-name="T18">ﭚ</text:span><text:span text:style-name="T1"> </text:span><text:span text:style-name="T18">ﭛ</text:span><text:span text:style-name="T1"> </text:span><text:span text:style-name="T18">ﭜﭝ</text:span><text:span text:style-name="T1"> </text:span><text:span text:style-name="T18">ﭞ</text:span><text:span text:style-name="T1"> </text:span><text:span text:style-name="T18">ﭟ</text:span><text:span text:style-name="T1"> </text:span><text:span text:style-name="T18">ﭠ</text:span><text:span text:style-name="T1"> </text:span><text:span text:style-name="T18">ﭡ</text:span><text:span text:style-name="T1"> </text:span><text:span text:style-name="T18">ﭢ</text:span><text:span text:style-name="T1"> </text:span><text:span text:style-name="T18">ﭣ</text:span><text:span text:style-name="T1"> </text:span><text:span text:style-name="T18">ﭤﭥ</text:span><text:span text:style-name="T1"> </text:span><text:span text:style-name="T18">ﭦ</text:span><text:span text:style-name="T1"> </text:span><text:span text:style-name="T18">ﭧ</text:span><text:span text:style-name="T1"> </text:span><text:span text:style-name="T18">ﭨ</text:span><text:span text:style-name="T1"> </text:span><text:span text:style-name="T18">ﭩ</text:span><text:span text:style-name="T1"> </text:span><text:span text:style-name="T18">ﭪ</text:span><text:span text:style-name="T1"> </text:span><text:span text:style-name="T18">ﭫﭬ</text:span><text:span text:style-name="T1"> </text:span><text:span text:style-name="T18">ﭭ</text:span><text:span text:style-name="T1"> </text:span><text:span text:style-name="T18">ﭮ</text:span><text:span text:style-name="T1"> </text:span><text:span text:style-name="T18">ﭯ</text:span><text:span text:style-name="T1"> </text:span><text:span text:style-name="T18">ﭰ</text:span><text:span text:style-name="T1"> </text:span><text:span text:style-name="T18">ﭱ</text:span><text:span text:style-name="T1"> </text:span><text:span text:style-name="T18">ﭲ</text:span><text:span text:style-name="T1"> </text:span><text:span text:style-name="T18">ﭳ</text:span><text:span text:style-name="T1"> </text:span><text:span text:style-name="T18">ﭴ</text:span><text:span text:style-name="T1"> </text:span><text:span text:style-name="T18">ﭵ</text:span><text:span text:style-name="T1"> </text:span><text:span text:style-name="T18">ﭶ</text:span><text:span text:style-name="T1"> </text:span><text:span text:style-name="T18">ﭷ</text:span><text:span text:style-name="T1"> </text:span><text:span text:style-name="T18">ﭸ</text:span><text:span text:style-name="T1"> </text:span><text:span text:style-name="T18">ﭹ</text:span><text:span text:style-name="T1"> </text:span><text:span text:style-name="T18">ﭺ</text:span><text:span text:style-name="T1"> </text:span><text:span text:style-name="T18">ﭻ</text:span><text:span text:style-name="T1"> </text:span><text:span text:style-name="T18">ﭼ</text:span><text:span text:style-name="T1"> </text:span><text:span text:style-name="T18">ﭽ</text:span><text:span text:style-name="T1"> </text:span><text:span text:style-name="T18">ﭾ</text:span><text:span text:style-name="T1"> </text:span><text:span text:style-name="T18">ﭿ</text:span><text:span text:style-name="T1"> </text:span><text:span text:style-name="T18">ﮀ</text:span><text:span text:style-name="T1"> </text:span><text:span text:style-name="T18">ﮁ</text:span><text:span text:style-name="T1"> </text:span><text:span text:style-name="T18">ﮂ</text:span><text:span text:style-name="T1"> </text:span><text:span text:style-name="T18">ﮃ</text:span><text:span text:style-name="T1"> </text:span><text:span text:style-name="T18">ﮄ</text:span><text:span text:style-name="T1"> </text:span><text:span text:style-name="T18">ﮅ</text:span><text:span text:style-name="T1"> </text:span><text:span text:style-name="T18">ﮆ</text:span><text:span text:style-name="T1"> </text:span><text:span text:style-name="T18">ﮇ</text:span><text:span text:style-name="T1"> </text:span><text:span text:style-name="T18">ﮈ</text:span><text:span text:style-name="T1"> </text:span><text:span text:style-name="T18">ﮉ</text:span><text:span text:style-name="T1"> </text:span><text:span text:style-name="T18">ﮊ</text:span></text:p>
      <text:p text:style-name="P13"><text:span text:style-name="T18">ﮋ</text:span><text:span text:style-name="T1"> </text:span><text:span text:style-name="T18">ﮌ</text:span><text:span text:style-name="T1"> </text:span><text:span text:style-name="T18">ﮍ</text:span><text:span text:style-name="T1"> </text:span><text:span text:style-name="T18">ﮎ</text:span><text:span text:style-name="T1"> </text:span><text:span text:style-name="T18">ﮏ</text:span><text:span text:style-name="T1"> </text:span><text:span text:style-name="T18">ﮐ</text:span><text:span text:style-name="T1"> </text:span><text:span text:style-name="T18">ﮑ</text:span><text:span text:style-name="T1"> </text:span><text:span text:style-name="T18">ﮒ</text:span><text:span text:style-name="T1"> </text:span><text:span text:style-name="T18">ﮓ</text:span><text:span text:style-name="T1"> </text:span><text:span text:style-name="T18">ﮔ</text:span><text:span text:style-name="T1"> </text:span><text:span text:style-name="T18">ﮕ</text:span><text:span text:style-name="T1"> </text:span><text:span text:style-name="T18">ﮖﮗ</text:span><text:span text:style-name="T1"> </text:span><text:span text:style-name="T18">ﮘ</text:span><text:span text:style-name="T1"> </text:span><text:span text:style-name="T18">ﮙ</text:span><text:span text:style-name="T1"> </text:span><text:span text:style-name="T18">ﮚ</text:span><text:span text:style-name="T1"> </text:span><text:span text:style-name="T18">ﮛﮜ</text:span><text:span text:style-name="T1"> </text:span><text:span text:style-name="T18">ﮝ</text:span><text:span text:style-name="T1"> </text:span><text:span text:style-name="T18">ﮞ</text:span><text:span text:style-name="T1"> </text:span><text:span text:style-name="T18">ﮟ</text:span><text:span text:style-name="T1"> </text:span><text:span text:style-name="T18">ﮠ</text:span><text:span text:style-name="T1"> </text:span><text:span text:style-name="T18">ﮡ</text:span><text:span text:style-name="T1"> </text:span><text:span text:style-name="T18">ﮢ</text:span><text:span text:style-name="T1"> </text:span><text:span text:style-name="T18">ﮣ</text:span><text:span text:style-name="T1"> </text:span><text:span text:style-name="T18">ﮤ</text:span><text:span text:style-name="T1"> </text:span><text:span text:style-name="T18">ﮥ</text:span><text:span text:style-name="T1"> </text:span><text:span text:style-name="T18">ﮦ</text:span><text:span text:style-name="T1"> </text:span><text:span text:style-name="T18">ﮧ</text:span><text:span text:style-name="T1"> </text:span><text:span text:style-name="T18">ﮨ</text:span><text:span text:style-name="T1"> </text:span><text:span text:style-name="T18">ﮩ</text:span><text:span text:style-name="T1"> </text:span><text:span text:style-name="T18">ﮪﮫ</text:span><text:span text:style-name="T1"> </text:span><text:span text:style-name="T18">ﮬ</text:span><text:span text:style-name="T1"> </text:span><text:span text:style-name="T18">ﮭ</text:span><text:span text:style-name="T1"> </text:span><text:span text:style-name="T18">ﮮ</text:span><text:span text:style-name="T1"> </text:span><text:span text:style-name="T18">ﮯ</text:span><text:span text:style-name="T1"> </text:span><text:span text:style-name="T18">ﮰ</text:span><text:span text:style-name="T1"> </text:span><text:span text:style-name="T18">ﮱ</text:span><text:span text:style-name="T1"> </text:span><text:span text:style-name="T18">ﯓ</text:span><text:span text:style-name="T1"> </text:span><text:span text:style-name="T18">ﯔ</text:span><text:span text:style-name="T1"> </text:span><text:span text:style-name="T18">ﯕ</text:span><text:span text:style-name="T1"> </text:span><text:span text:style-name="T18">ﯖ</text:span><text:span text:style-name="T1"> </text:span><text:span text:style-name="T18">ﯗ</text:span><text:span text:style-name="T1"> </text:span><text:span text:style-name="T18">ﯘ</text:span><text:span text:style-name="T1"> </text:span><text:span text:style-name="T18">ﯙ</text:span><text:span text:style-name="T1"> </text:span><text:span text:style-name="T18">ﯚ</text:span><text:span text:style-name="T1"> </text:span><text:span text:style-name="T18">ﯛ</text:span><text:span text:style-name="T1"> </text:span><text:span text:style-name="T18">ﯜ</text:span><text:span text:style-name="T1"> </text:span><text:span text:style-name="T18">ﯝ</text:span><text:span text:style-name="T1"> </text:span><text:span text:style-name="T18">ﯞ</text:span><text:span text:style-name="T1"> </text:span><text:span text:style-name="T18">ﯟ</text:span><text:span text:style-name="T1"> </text:span><text:span text:style-name="T18">ﯠ</text:span><text:span text:style-name="T1"> </text:span><text:span text:style-name="T18">ﯡ</text:span><text:span text:style-name="T1"> </text:span><text:span text:style-name="T18">ﯢ</text:span><text:span text:style-name="T1"> </text:span><text:span text:style-name="T18">ﯣ</text:span><text:span text:style-name="T1"> </text:span><text:span text:style-name="T18">ﯤ</text:span><text:span text:style-name="T1"> </text:span><text:span text:style-name="T18">ﯥ</text:span><text:span text:style-name="T1"> </text:span><text:span text:style-name="T18">ﯦ</text:span><text:span text:style-name="T1"> </text:span><text:span text:style-name="T18">ﯧ</text:span><text:span text:style-name="T1"> </text:span><text:span text:style-name="T18">ﯨ</text:span><text:span text:style-name="T1"> </text:span><text:span text:style-name="T18">ﯩ</text:span><text:span text:style-name="T1"> </text:span><text:span text:style-name="T18">ﯪ</text:span><text:span text:style-name="T1"> </text:span><text:span text:style-name="T18">ﯫ</text:span><text:span text:style-name="T1"> </text:span><text:span text:style-name="T18">ﯬ</text:span><text:span text:style-name="T1"> </text:span><text:span text:style-name="T18">ﯭ</text:span><text:span text:style-name="T1"> </text:span><text:span text:style-name="T18">ﯮ</text:span><text:span text:style-name="T1"> </text:span><text:span text:style-name="T18">ﯯﯰ</text:span><text:span text:style-name="T1"> </text:span><text:span text:style-name="T18">ﯱ</text:span><text:span text:style-name="T1"> </text:span><text:span text:style-name="T18">ﯲ</text:span><text:span text:style-name="T1"> </text:span><text:span text:style-name="T18">ﯳ</text:span><text:span text:style-name="T1"> </text:span><text:span text:style-name="T18">ﯴ</text:span><text:span text:style-name="T1"> </text:span><text:span text:style-name="T18">ﯵ</text:span><text:span text:style-name="T1"> </text:span><text:span text:style-name="T18">ﯶﯷ</text:span><text:span text:style-name="T1"> </text:span><text:span text:style-name="T18">ﯸ</text:span><text:span text:style-name="T1"> </text:span><text:span text:style-name="T18">ﯹ</text:span><text:span text:style-name="T1"> </text:span><text:span text:style-name="T18">ﯺﯻ</text:span><text:span text:style-name="T1"> </text:span><text:span text:style-name="T18">ﯼ</text:span><text:span text:style-name="T1"> </text:span><text:span text:style-name="T18">ﯽ</text:span><text:span text:style-name="T1"> </text:span><text:span text:style-name="T18">ﯾ</text:span><text:span text:style-name="T1"> </text:span><text:span text:style-name="T18">ﯿ</text:span></text:p>
      <text:p text:style-name="P15"><text:span text:style-name="T19">ﭑ</text:span><text:span text:style-name="T1"> </text:span><text:span text:style-name="T19">ﭒ</text:span><text:span text:style-name="T1"> </text:span><text:span text:style-name="T19">ﭓ</text:span><text:span text:style-name="T1"> </text:span><text:span text:style-name="T19">ﭔ</text:span><text:span text:style-name="T1"> </text:span><text:span text:style-name="T19">ﭕ</text:span><text:span text:style-name="T1"> </text:span><text:span text:style-name="T19">ﭖﭗ</text:span><text:span text:style-name="T1"> </text:span><text:span text:style-name="T19">ﭘ</text:span><text:span text:style-name="T1"> </text:span><text:span text:style-name="T19">ﭙ</text:span><text:span text:style-name="T1"> </text:span><text:span text:style-name="T19">ﭚﭛ</text:span><text:span text:style-name="T1"> </text:span><text:span text:style-name="T19">ﭜ</text:span><text:span text:style-name="T1"> </text:span><text:span text:style-name="T19">ﭝ</text:span><text:span text:style-name="T1"> </text:span><text:span text:style-name="T19">ﭞ</text:span><text:span text:style-name="T1"> </text:span><text:span text:style-name="T19">ﭟ</text:span><text:span text:style-name="T1"> </text:span><text:span text:style-name="T19">ﭠ</text:span><text:span text:style-name="T1"> </text:span><text:span text:style-name="T19">ﭡ</text:span><text:span text:style-name="T1"> </text:span><text:span text:style-name="T19">ﭢ</text:span><text:span text:style-name="T1"> </text:span><text:span text:style-name="T19">ﭣ</text:span><text:span text:style-name="T1"> </text:span><text:span text:style-name="T19">ﭤ</text:span><text:span text:style-name="T1"> </text:span><text:span text:style-name="T19">ﭥ</text:span><text:span text:style-name="T1"> </text:span><text:span text:style-name="T19">ﭦ</text:span><text:span text:style-name="T1"> </text:span><text:span text:style-name="T19">ﭧ</text:span><text:span text:style-name="T1"> </text:span><text:span text:style-name="T19">ﭨﭩ</text:span><text:span text:style-name="T1"> </text:span><text:span text:style-name="T19">ﭪ</text:span><text:span text:style-name="T1"> </text:span><text:span text:style-name="T19">ﭫ</text:span><text:span text:style-name="T1"> </text:span><text:span text:style-name="T19">ﭬ</text:span><text:span text:style-name="T1"> </text:span><text:span text:style-name="T19">ﭭ</text:span><text:span text:style-name="T1"> </text:span><text:span text:style-name="T19">ﭮ</text:span><text:span text:style-name="T1"> </text:span><text:span text:style-name="T19">ﭯ</text:span><text:span text:style-name="T1"> </text:span><text:span text:style-name="T19">ﭰ</text:span><text:span text:style-name="T1"> </text:span><text:span text:style-name="T19">ﭱ</text:span><text:span text:style-name="T1"> </text:span><text:span text:style-name="T19">ﭲ</text:span><text:span text:style-name="T1"> </text:span><text:span text:style-name="T19">ﭳ</text:span><text:span text:style-name="T1"> </text:span><text:span text:style-name="T19">ﭴ</text:span><text:span text:style-name="T1"> </text:span><text:span text:style-name="T19">ﭵ</text:span><text:span text:style-name="T1"> </text:span><text:span text:style-name="T19">ﭶ</text:span><text:span text:style-name="T1"> </text:span><text:span text:style-name="T19">ﭷ</text:span><text:span text:style-name="T1"> </text:span><text:span text:style-name="T19">ﭸ</text:span><text:span text:style-name="T1"> </text:span><text:span text:style-name="T19">ﭹ</text:span><text:span text:style-name="T1"> </text:span><text:span text:style-name="T19">ﭺ</text:span><text:span text:style-name="T1"> </text:span><text:span text:style-name="T19">ﭻﭼ</text:span><text:span text:style-name="T1"> </text:span><text:span text:style-name="T19">ﭽ</text:span><text:span text:style-name="T1"> </text:span><text:span text:style-name="T19">ﭾ</text:span><text:span text:style-name="T1"> </text:span><text:span text:style-name="T19">ﭿ</text:span><text:span text:style-name="T1"> </text:span><text:span text:style-name="T19">ﮀ</text:span><text:span text:style-name="T1"> </text:span><text:span text:style-name="T19">ﮁ</text:span><text:span text:style-name="T1"> </text:span><text:span text:style-name="T19">ﮂ</text:span><text:span text:style-name="T1"> </text:span><text:span text:style-name="T19">ﮃﮄ</text:span><text:span text:style-name="T1"> </text:span><text:span text:style-name="T19">ﮅ</text:span><text:span text:style-name="T1"> </text:span><text:span text:style-name="T19">ﮆ</text:span><text:span text:style-name="T1"> </text:span><text:span text:style-name="T19">ﮇ</text:span><text:span text:style-name="T1"> </text:span><text:span text:style-name="T19">ﮈ</text:span><text:span text:style-name="T1"> </text:span><text:span text:style-name="T19">ﮉ</text:span><text:span text:style-name="T1"> </text:span><text:span text:style-name="T19">ﮊ</text:span><text:span text:style-name="T1"> </text:span><text:span text:style-name="T19">ﮋ</text:span><text:span text:style-name="T1"> </text:span><text:span text:style-name="T19">ﮌ</text:span><text:span text:style-name="T1"> </text:span><text:span text:style-name="T19">ﮍ</text:span><text:span text:style-name="T1"> </text:span><text:span text:style-name="T19">ﮎ</text:span><text:span text:style-name="T1"> </text:span><text:span text:style-name="T19">ﮏ</text:span><text:span text:style-name="T1"> </text:span><text:span text:style-name="T19">ﮐ</text:span><text:span text:style-name="T1"> </text:span><text:span text:style-name="T19">ﮑ</text:span><text:span text:style-name="T1"> </text:span><text:span text:style-name="T19">ﮒ</text:span><text:span text:style-name="T1"> </text:span><text:span text:style-name="T19">ﮓ</text:span><text:span text:style-name="T1"> </text:span><text:span text:style-name="T19">ﮔ</text:span><text:span text:style-name="T1"> </text:span><text:span text:style-name="T19">ﮕ</text:span><text:span text:style-name="T1"> </text:span><text:span text:style-name="T19">ﮖ</text:span><text:span text:style-name="T1"> </text:span><text:span text:style-name="T19">ﮗﮘ</text:span><text:span text:style-name="T1"> </text:span><text:span text:style-name="T19">ﮙ</text:span><text:span text:style-name="T1"> </text:span><text:span text:style-name="T19">ﮚ</text:span><text:span text:style-name="T1"> </text:span><text:span text:style-name="T19">ﮛ</text:span><text:span text:style-name="T1"> </text:span><text:span text:style-name="T19">ﮜ</text:span><text:span text:style-name="T1"> </text:span><text:span text:style-name="T19">ﮝ</text:span><text:span text:style-name="T1"> </text:span><text:span text:style-name="T19">ﮞ</text:span><text:span text:style-name="T1"> </text:span><text:span text:style-name="T19">ﮟ</text:span><text:span text:style-name="T1"> </text:span><text:span text:style-name="T19">ﮠ</text:span><text:span text:style-name="T1"> </text:span><text:span text:style-name="T19">ﮡ</text:span><text:span text:style-name="T1"> </text:span><text:span text:style-name="T19">ﮢ</text:span><text:span text:style-name="T1"> </text:span><text:span text:style-name="T19">ﮣ</text:span><text:span text:style-name="T1"> </text:span><text:span text:style-name="T19">ﮤ</text:span><text:span text:style-name="T1"> </text:span><text:span text:style-name="T19">ﮥ</text:span><text:span text:style-name="T1"> </text:span><text:span text:style-name="T19">ﮦ</text:span><text:span text:style-name="T1"> </text:span><text:span text:style-name="T19">ﮧ</text:span><text:span text:style-name="T1"> </text:span><text:span text:style-name="T19">ﮨ</text:span><text:span text:style-name="T1"> </text:span><text:span text:style-name="T19">ﮩ</text:span><text:span text:style-name="T1"> </text:span><text:span text:style-name="T19">ﮪ</text:span><text:span text:style-name="T1"> </text:span><text:span text:style-name="T19">ﮫ</text:span><text:span text:style-name="T1"> </text:span><text:span text:style-name="T19">ﮬ</text:span><text:span text:style-name="T1"> </text:span><text:span text:style-name="T19">ﮭ</text:span><text:span text:style-name="T1"> </text:span><text:span text:style-name="T19">ﮮ</text:span><text:span text:style-name="T1"> </text:span><text:span text:style-name="T19">ﮯ</text:span><text:span text:style-name="T1"> </text:span><text:span text:style-name="T19">ﮰ</text:span><text:span text:style-name="T1"> </text:span><text:span text:style-name="T19">ﮱ</text:span><text:span text:style-name="T1"> </text:span><text:span text:style-name="T19">ﯓ</text:span><text:span text:style-name="T1"> </text:span><text:span text:style-name="T19">ﯔ</text:span><text:span text:style-name="T1"> </text:span><text:span text:style-name="T19">ﯕﯖ</text:span><text:span text:style-name="T1"> </text:span><text:span text:style-name="T19">ﯗ</text:span><text:span text:style-name="T1"> </text:span><text:span text:style-name="T19">ﯘ</text:span><text:span text:style-name="T1"> </text:span><text:span text:style-name="T19">ﯙ</text:span><text:span text:style-name="T1"> </text:span><text:span text:style-name="T19">ﯚ</text:span><text:span text:style-name="T1"> </text:span><text:span text:style-name="T19">ﯛ</text:span><text:span text:style-name="T1"> </text:span><text:span text:style-name="T19">ﯜ</text:span><text:span text:style-name="T1"> </text:span><text:span text:style-name="T19">ﯝ</text:span><text:span text:style-name="T1"> </text:span><text:span text:style-name="T19">ﯞ</text:span><text:span text:style-name="T1"> </text:span><text:span text:style-name="T19">ﯟ</text:span><text:span text:style-name="T1"> </text:span><text:span text:style-name="T19">ﯠ</text:span><text:span text:style-name="T1"> </text:span><text:span text:style-name="T19">ﯡ</text:span><text:span text:style-name="T1"> </text:span><text:span text:style-name="T19">ﯢ</text:span><text:span text:style-name="T1"> </text:span><text:span text:style-name="T19">ﯣ</text:span><text:span text:style-name="T1"> </text:span><text:span text:style-name="T19">ﯤ</text:span><text:span text:style-name="T1"> </text:span><text:span text:style-name="T19">ﯥ</text:span><text:span text:style-name="T1"> </text:span><text:span text:style-name="T19">ﯦ</text:span><text:span text:style-name="T1"> </text:span><text:span text:style-name="T19">ﯧ</text:span><text:span text:style-name="T1"> </text:span><text:span text:style-name="T19">ﯨ</text:span><text:span text:style-name="T1"> </text:span><text:span text:style-name="T19">ﯩ</text:span><text:span text:style-name="T1"> </text:span><text:span text:style-name="T19">ﯪ</text:span><text:span text:style-name="T1"> </text:span><text:span text:style-name="T19">ﯫ</text:span><text:span text:style-name="T1"> </text:span><text:span text:style-name="T19">ﯬ</text:span><text:span text:style-name="T1"> </text:span><text:span text:style-name="T19">ﯭ</text:span><text:span text:style-name="T1"> </text:span><text:span text:style-name="T19">ﯮ</text:span><text:span text:style-name="T1"> </text:span><text:span text:style-name="T19">ﯯ</text:span><text:span text:style-name="T1"> </text:span><text:span text:style-name="T19">ﯰ</text:span><text:span text:style-name="T1"> </text:span><text:span text:style-name="T19">ﯱ</text:span><text:span text:style-name="T1"> </text:span><text:span text:style-name="T19">ﯲ</text:span><text:span text:style-name="T1"> </text:span><text:span text:style-name="T19">ﯳ</text:span><text:span text:style-name="T1"> </text:span><text:span text:style-name="T19">ﯴ</text:span><text:span text:style-name="T1"> </text:span><text:span text:style-name="T19">ﯵ</text:span><text:span text:style-name="T1"> </text:span><text:span text:style-name="T19">ﯶ</text:span><text:span text:style-name="T1"> </text:span><text:span text:style-name="T19">ﯷﯸ</text:span><text:span text:style-name="T1"> </text:span><text:span text:style-name="T19">ﯹ</text:span><text:span text:style-name="T1"> </text:span><text:span text:style-name="T19">ﯺ</text:span><text:span text:style-name="T1"> </text:span><text:span text:style-name="T19">ﯻ</text:span><text:span text:style-name="T1"> </text:span><text:span text:style-name="T19">ﯼ</text:span><text:span text:style-name="T1"> </text:span><text:span text:style-name="T19">ﯽ</text:span><text:span text:style-name="T1"> </text:span><text:span text:style-name="T19">ﯾ</text:span><text:span text:style-name="T1"> </text:span><text:span text:style-name="T19">ﯿ</text:span></text:p>
      <text:p text:style-name="P22"><text:span text:style-name="T20">ﭑ</text:span><text:span text:style-name="T1"> </text:span><text:span text:style-name="T20">ﭒ</text:span><text:span text:style-name="T1"> </text:span><text:span text:style-name="T20">ﭓ</text:span><text:span text:style-name="T1"> </text:span><text:span text:style-name="T20">ﭔ</text:span><text:span text:style-name="T1"> </text:span><text:span text:style-name="T20">ﭕ</text:span><text:span text:style-name="T1"> </text:span><text:span text:style-name="T20">ﭖ</text:span><text:span text:style-name="T1"> </text:span><text:span text:style-name="T20">ﭗﭘ</text:span><text:span text:style-name="T1"> </text:span><text:span text:style-name="T20">ﭙ</text:span><text:span text:style-name="T1"> </text:span><text:span text:style-name="T20">ﭚ</text:span></text:p>
      <text:p text:style-name="P21"><text:span text:style-name="T20">ﭛ</text:span><text:span text:style-name="T1"> </text:span><text:span text:style-name="T20">ﭜ</text:span><text:span text:style-name="T1"> </text:span><text:span text:style-name="T20">ﭝ</text:span><text:span text:style-name="T1"> </text:span><text:span text:style-name="T20">ﭞ</text:span><text:span text:style-name="T1"> </text:span><text:span text:style-name="T20">ﭟ</text:span><text:span text:style-name="T1"> </text:span><text:span text:style-name="T20">ﭠ</text:span><text:span text:style-name="T1"> </text:span><text:span text:style-name="T20">ﭡ</text:span><text:span text:style-name="T1"> </text:span><text:span text:style-name="T20">ﭢ</text:span><text:span text:style-name="T1"> </text:span><text:span text:style-name="T20">ﭣ</text:span><text:span text:style-name="T1"> </text:span><text:span text:style-name="T20">ﭤ</text:span><text:span text:style-name="T1"> </text:span><text:span text:style-name="T20">ﭥ</text:span><text:span text:style-name="T1"> </text:span><text:span text:style-name="T20">ﭦ</text:span><text:span text:style-name="T1"> </text:span><text:span text:style-name="T20">ﭧ</text:span><text:span text:style-name="T1"> </text:span><text:span text:style-name="T20">ﭨ</text:span><text:span text:style-name="T1"> </text:span><text:span text:style-name="T20">ﭩ</text:span><text:span text:style-name="T1"> </text:span><text:span text:style-name="T20">ﭪ</text:span><text:span text:style-name="T1"> </text:span><text:span text:style-name="T20">ﭫ</text:span><text:span text:style-name="T1"> </text:span><text:span text:style-name="T20">ﭬ</text:span><text:span text:style-name="T1"> </text:span><text:span text:style-name="T20">ﭭ</text:span><text:span text:style-name="T1"> </text:span><text:span text:style-name="T20">ﭮ</text:span><text:span text:style-name="T1"> </text:span><text:span text:style-name="T20">ﭯ</text:span><text:span text:style-name="T1"> </text:span><text:span text:style-name="T20">ﭰ</text:span><text:span text:style-name="T1"> </text:span><text:span text:style-name="T20">ﭱ</text:span><text:span text:style-name="T1"> </text:span><text:span text:style-name="T20">ﭲ</text:span><text:span text:style-name="T1"> </text:span><text:span text:style-name="T20">ﭳ</text:span><text:span text:style-name="T1"> </text:span><text:span text:style-name="T20">ﭴ</text:span><text:span text:style-name="T1"> </text:span><text:span text:style-name="T20">ﭵ</text:span><text:span text:style-name="T1"> </text:span><text:span text:style-name="T20">ﭶ</text:span><text:span text:style-name="T1"> </text:span><text:span text:style-name="T20">ﭷ</text:span><text:span text:style-name="T1"> </text:span><text:span text:style-name="T20">ﭸ</text:span><text:span text:style-name="T1"> </text:span><text:span text:style-name="T20">ﭹ</text:span><text:span text:style-name="T1"> </text:span><text:span text:style-name="T20">ﭺ</text:span><text:span text:style-name="T1"> </text:span><text:span text:style-name="T20">ﭻ</text:span><text:span text:style-name="T1"> </text:span><text:span text:style-name="T20">ﭼ</text:span><text:span text:style-name="T1"> </text:span><text:span text:style-name="T20">ﭽ</text:span><text:span text:style-name="T1"> </text:span><text:span text:style-name="T20">ﭾ</text:span><text:span text:style-name="T1"> </text:span><text:span text:style-name="T20">ﭿ</text:span><text:span text:style-name="T1"> </text:span><text:span text:style-name="T20">ﮀ</text:span><text:span text:style-name="T1"> </text:span><text:span text:style-name="T20">ﮁ</text:span><text:span text:style-name="T1"> </text:span><text:span text:style-name="T20">ﮂ</text:span><text:span text:style-name="T1"> </text:span><text:span text:style-name="T20">ﮃ</text:span><text:span text:style-name="T1"> </text:span><text:span text:style-name="T20">ﮄ</text:span><text:span text:style-name="T1"> </text:span><text:span text:style-name="T20">ﮅﮆ</text:span><text:span text:style-name="T1"> </text:span><text:span text:style-name="T20">ﮇ</text:span><text:span text:style-name="T1"> </text:span><text:span text:style-name="T20">ﮈ</text:span><text:span text:style-name="T1"> </text:span><text:span text:style-name="T20">ﮉ</text:span><text:span text:style-name="T1"> </text:span><text:span text:style-name="T20">ﮊ</text:span><text:span text:style-name="T1"> </text:span><text:span text:style-name="T20">ﮋﮌ</text:span><text:span text:style-name="T1"> </text:span><text:span text:style-name="T20">ﮍ</text:span><text:span text:style-name="T1"> </text:span><text:span text:style-name="T20">ﮎ</text:span><text:span text:style-name="T1"> </text:span><text:span text:style-name="T20">ﮏ</text:span><text:span text:style-name="T1"> </text:span><text:span text:style-name="T20">ﮐ</text:span><text:span text:style-name="T1"> </text:span><text:span text:style-name="T20">ﮑ</text:span><text:span text:style-name="T1"> </text:span><text:span text:style-name="T20">ﮒ</text:span><text:span text:style-name="T1"> </text:span><text:span text:style-name="T20">ﮓﮔ</text:span><text:span text:style-name="T1"> </text:span><text:span text:style-name="T20">ﮕ</text:span><text:span text:style-name="T1"> </text:span><text:span text:style-name="T20">ﮖ</text:span><text:span text:style-name="T1"> </text:span><text:span text:style-name="T20">ﮗ</text:span><text:span text:style-name="T1"> </text:span><text:span text:style-name="T20">ﮘ</text:span><text:span text:style-name="T1"> </text:span><text:span text:style-name="T20">ﮙ</text:span><text:span text:style-name="T1"> </text:span><text:span text:style-name="T20">ﮚ</text:span><text:span text:style-name="T1"> </text:span><text:span text:style-name="T20">ﮛ</text:span><text:span text:style-name="T1"> </text:span><text:span text:style-name="T20">ﮜ</text:span><text:span text:style-name="T1"> </text:span><text:span text:style-name="T20">ﮝ</text:span><text:span text:style-name="T1"> </text:span><text:span text:style-name="T20">ﮞ</text:span><text:span text:style-name="T1"> </text:span><text:span text:style-name="T20">ﮟ</text:span><text:span text:style-name="T1"> </text:span><text:span text:style-name="T20">ﮠ</text:span><text:span text:style-name="T1"> </text:span><text:span text:style-name="T20">ﮡ</text:span><text:span text:style-name="T1"> </text:span><text:span text:style-name="T20">ﮢ</text:span><text:span text:style-name="T1"> </text:span><text:span text:style-name="T20">ﮣ</text:span><text:span text:style-name="T1"> </text:span><text:span text:style-name="T20">ﮤ</text:span><text:span text:style-name="T1"> </text:span><text:span text:style-name="T20">ﮥ</text:span><text:span text:style-name="T1"> </text:span><text:span text:style-name="T20">ﮦ</text:span><text:span text:style-name="T1"> </text:span><text:span text:style-name="T20">ﮧ</text:span><text:span text:style-name="T1"> </text:span><text:span text:style-name="T20">ﮨ</text:span><text:span text:style-name="T1"> </text:span><text:span text:style-name="T20">ﮩ</text:span></text:p>
      <text:p text:style-name="P21"><text:span text:style-name="T20">ﮪ</text:span><text:span text:style-name="T1"> </text:span><text:span text:style-name="T20">ﮫﮬ</text:span><text:span text:style-name="T1"> </text:span><text:span text:style-name="T20">ﮭ</text:span><text:span text:style-name="T1"> </text:span><text:span text:style-name="T20">ﮮ</text:span><text:span text:style-name="T1"> </text:span><text:span text:style-name="T20">ﮯ</text:span><text:span text:style-name="T1"> </text:span><text:span text:style-name="T20">ﮰ</text:span><text:span text:style-name="T1"> </text:span><text:span text:style-name="T20">ﮱ</text:span><text:span text:style-name="T1"> </text:span><text:span text:style-name="T20">ﯓ</text:span><text:span text:style-name="T1"> </text:span><text:span text:style-name="T20">ﯔ</text:span><text:span text:style-name="T1"> </text:span><text:span text:style-name="T20">ﯕ</text:span><text:span text:style-name="T1"> </text:span><text:span text:style-name="T20">ﯖ</text:span></text:p>
      <text:p text:style-name="P21"><text:span text:style-name="T20">ﯗ</text:span><text:span text:style-name="T1"> </text:span><text:span text:style-name="T20">ﯘ</text:span><text:span text:style-name="T1"> </text:span><text:span text:style-name="T20">ﯙ</text:span><text:span text:style-name="T1"> </text:span><text:span text:style-name="T20">ﯚ</text:span><text:span text:style-name="T1"> </text:span><text:span text:style-name="T20">ﯛ</text:span><text:span text:style-name="T1"> </text:span><text:span text:style-name="T20">ﯜ</text:span><text:span text:style-name="T1"> </text:span><text:span text:style-name="T20">ﯝ</text:span><text:span text:style-name="T1"> </text:span><text:span text:style-name="T20">ﯞ</text:span><text:span text:style-name="T1"> </text:span><text:span text:style-name="T20">ﯟ</text:span><text:span text:style-name="T1"> </text:span><text:span text:style-name="T20">ﯠ</text:span><text:span text:style-name="T1"> </text:span><text:span text:style-name="T20">ﯡ</text:span><text:span text:style-name="T1"> </text:span><text:span text:style-name="T20">ﯢ</text:span><text:span text:style-name="T1"> </text:span><text:span text:style-name="T20">ﯣ</text:span><text:span text:style-name="T1"> </text:span><text:span text:style-name="T20">ﯤ</text:span><text:span text:style-name="T1"> </text:span><text:span text:style-name="T20">ﯥ</text:span><text:span text:style-name="T1"> </text:span><text:span text:style-name="T20">ﯦ</text:span><text:span text:style-name="T1"> </text:span><text:span text:style-name="T20">ﯧ</text:span><text:span text:style-name="T1"> </text:span><text:span text:style-name="T20">ﯨ</text:span><text:span text:style-name="T1"> </text:span><text:span text:style-name="T20">ﯩ</text:span><text:span text:style-name="T1"> </text:span><text:span text:style-name="T20">ﯪ</text:span><text:span text:style-name="T1"> </text:span><text:span text:style-name="T20">ﯫ</text:span><text:span text:style-name="T1"> </text:span><text:span text:style-name="T20">ﯬ</text:span><text:span text:style-name="T1"> </text:span><text:span text:style-name="T20">ﯭ</text:span><text:span text:style-name="T1"> </text:span><text:span text:style-name="T20">ﯮﯯ</text:span><text:span text:style-name="T1"> </text:span><text:span text:style-name="T20">ﯰ</text:span><text:span text:style-name="T1"> </text:span><text:span text:style-name="T20">ﯱ</text:span><text:span text:style-name="T1"> </text:span><text:span text:style-name="T20">ﯲ</text:span><text:span text:style-name="T1"> </text:span><text:span text:style-name="T20">ﯳ</text:span><text:span text:style-name="T1"> </text:span><text:span text:style-name="T20">ﯴ</text:span><text:span text:style-name="T1"> </text:span><text:span text:style-name="T20">ﯵ</text:span><text:span text:style-name="T1"> </text:span><text:span text:style-name="T20">ﯶ</text:span><text:span text:style-name="T1"> </text:span><text:span text:style-name="T20">ﯷ</text:span><text:span text:style-name="T1"> </text:span><text:span text:style-name="T20">ﯸ</text:span><text:span text:style-name="T1"> </text:span><text:span text:style-name="T20">ﯹ</text:span><text:span text:style-name="T1"> </text:span><text:span text:style-name="T20">ﯺ</text:span><text:span text:style-name="T1"> </text:span><text:span text:style-name="T20">ﯻ</text:span><text:span text:style-name="T1"> </text:span><text:span text:style-name="T20">ﯼ</text:span><text:span text:style-name="T1"> </text:span><text:span text:style-name="T20">ﯽ</text:span><text:span text:style-name="T1"> </text:span><text:span text:style-name="T20">ﯾ</text:span><text:span text:style-name="T1"> </text:span><text:span text:style-name="T20">ﯿ</text:span></text:p>
      <text:p text:style-name="P21"><text:span text:style-name="T20">ﰀ</text:span><text:span text:style-name="T1"> </text:span><text:span text:style-name="T20">ﰁ</text:span><text:span text:style-name="T1"> </text:span><text:span text:style-name="T20">ﰂ</text:span><text:span text:style-name="T1"> </text:span><text:span text:style-name="T20">ﰃ</text:span><text:span text:style-name="T1"> </text:span><text:span text:style-name="T20">ﰄ</text:span><text:span text:style-name="T1"> </text:span><text:span text:style-name="T20">ﰅﰆ</text:span><text:span text:style-name="T1"> </text:span><text:span text:style-name="T20">ﰇ</text:span><text:span text:style-name="T1"> </text:span><text:span text:style-name="T20">ﰈ</text:span><text:span text:style-name="T1"> </text:span><text:span text:style-name="T20">ﰉ</text:span><text:span text:style-name="T1"> </text:span><text:span text:style-name="T20">ﰊ</text:span><text:span text:style-name="T1"> </text:span><text:span text:style-name="T20">ﰋ</text:span><text:span text:style-name="T1"> </text:span><text:span text:style-name="T20">ﰌ</text:span><text:span text:style-name="T1"> </text:span><text:span text:style-name="T20">ﰍ</text:span><text:span text:style-name="T1"> </text:span><text:span text:style-name="T20">ﰎ</text:span></text:p>
      <text:p text:style-name="P16"><text:span text:style-name="T21">ﭑ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</text:span><text:span text:style-name="T1"> </text:span><text:span text:style-name="T21">ﭛ</text:span><text:span text:style-name="T1"> </text:span><text:span text:style-name="T21">ﭜ</text:span><text:span text:style-name="T1"> </text:span><text:span text:style-name="T21">ﭝﭞ</text:span><text:span text:style-name="T1"> </text:span><text:span text:style-name="T21">ﭟ</text:span><text:span text:style-name="T1"> </text:span><text:span text:style-name="T21">ﭠ</text:span><text:span text:style-name="T1"> </text:span><text:span text:style-name="T21">ﭡ</text:span><text:span text:style-name="T1"> </text:span><text:span text:style-name="T21">ﭢ</text:span><text:span text:style-name="T1"> </text:span><text:span text:style-name="T21">ﭣ</text:span><text:span text:style-name="T1"> </text:span><text:span text:style-name="T21">ﭤ</text:span><text:span text:style-name="T1"> </text:span><text:span text:style-name="T21">ﭥ</text:span><text:span text:style-name="T1"> </text:span><text:span text:style-name="T21">ﭦ</text:span><text:span text:style-name="T1"> </text:span><text:span text:style-name="T21">ﭧ</text:span><text:span text:style-name="T1"> </text:span><text:span text:style-name="T21">ﭨﭩ</text:span><text:span text:style-name="T1"> </text:span><text:span text:style-name="T21">ﭪ</text:span><text:span text:style-name="T1"> </text:span><text:span text:style-name="T21">ﭫ</text:span><text:span text:style-name="T1"> </text:span><text:span text:style-name="T21">ﭬ</text:span><text:span text:style-name="T1"> </text:span><text:span text:style-name="T21">ﭭ</text:span><text:span text:style-name="T1"> </text:span><text:span text:style-name="T21">ﭮ</text:span><text:span text:style-name="T1"> </text:span><text:span text:style-name="T21">ﭯ</text:span><text:span text:style-name="T1"> </text:span><text:span text:style-name="T21">ﭰ</text:span><text:span text:style-name="T1"> </text:span><text:span text:style-name="T21">ﭱ</text:span><text:span text:style-name="T1"> </text:span><text:span text:style-name="T21">ﭲ</text:span><text:span text:style-name="T1"> </text:span><text:span text:style-name="T21">ﭳ</text:span><text:span text:style-name="T1"> </text:span><text:span text:style-name="T21">ﭴ</text:span><text:span text:style-name="T1"> </text:span><text:span text:style-name="T21">ﭵ</text:span><text:span text:style-name="T1"> </text:span><text:span text:style-name="T21">ﭶ</text:span><text:span text:style-name="T1"> </text:span><text:span text:style-name="T21">ﭷ</text:span><text:span text:style-name="T1"> </text:span><text:span text:style-name="T21">ﭸ</text:span><text:span text:style-name="T1"> </text:span><text:span text:style-name="T21">ﭹﭺ</text:span><text:span text:style-name="T1"> </text:span><text:span text:style-name="T21">ﭻ</text:span><text:span text:style-name="T1"> </text:span><text:span text:style-name="T21">ﭼ</text:span><text:span text:style-name="T1"> </text:span><text:span text:style-name="T21">ﭽ</text:span><text:span text:style-name="T1"> </text:span><text:span text:style-name="T21">ﭾ</text:span><text:span text:style-name="T1"> </text:span><text:span text:style-name="T21">ﭿ</text:span><text:span text:style-name="T1"> </text:span><text:span text:style-name="T21">ﮀ</text:span><text:span text:style-name="T1"> </text:span><text:span text:style-name="T21">ﮁﮂ</text:span><text:span text:style-name="T1"> </text:span><text:span text:style-name="T21">ﮃ</text:span><text:span text:style-name="T1"> </text:span><text:span text:style-name="T21">ﮄ</text:span><text:span text:style-name="T1"> </text:span><text:span text:style-name="T21">ﮅ</text:span><text:span text:style-name="T1"> </text:span><text:span text:style-name="T21">ﮆ</text:span><text:span text:style-name="T1"> </text:span><text:span text:style-name="T21">ﮇ</text:span><text:span text:style-name="T1"> </text:span><text:span text:style-name="T21">ﮈ</text:span><text:span text:style-name="T1"> </text:span><text:span text:style-name="T21">ﮉ</text:span><text:span text:style-name="T1"> </text:span><text:span text:style-name="T21">ﮊ</text:span><text:span text:style-name="T1"> </text:span><text:span text:style-name="T21">ﮋ</text:span><text:span text:style-name="T1"> </text:span><text:span text:style-name="T21">ﮌ</text:span><text:span text:style-name="T1"> </text:span><text:span text:style-name="T21">ﮍ</text:span><text:span text:style-name="T1"> </text:span><text:span text:style-name="T21">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text:span text:style-name="T1"> </text:span><text:span text:style-name="T21">ﮒ</text:span><text:span text:style-name="T1"> </text:span><text:span text:style-name="T21">ﮓ</text:span><text:span text:style-name="T1"> </text:span><text:span text:style-name="T21">ﮔ</text:span><text:span text:style-name="T1"> </text:span><text:span text:style-name="T21">ﮕ</text:span><text:span text:style-name="T1"> </text:span><text:span text:style-name="T21">ﮖ</text:span><text:span text:style-name="T1"> </text:span><text:span text:style-name="T21">ﮗ</text:span><text:span text:style-name="T1"> </text:span><text:span text:style-name="T21">ﮘ</text:span><text:span text:style-name="T1"> </text:span><text:span text:style-name="T21">ﮙ</text:span><text:span text:style-name="T1"> </text:span><text:span text:style-name="T21">ﮚ</text:span><text:span text:style-name="T1"> </text:span><text:span text:style-name="T21">ﮛ</text:span><text:span text:style-name="T1"> </text:span><text:span text:style-name="T21">ﮜ</text:span><text:span text:style-name="T1"> </text:span><text:span text:style-name="T21">ﮝ</text:span><text:span text:style-name="T1"> </text:span><text:span text:style-name="T21">ﮞﮟ</text:span><text:span text:style-name="T1"> </text:span><text:span text:style-name="T21">ﮠ</text:span><text:span text:style-name="T1"> </text:span><text:span text:style-name="T21">ﮡ</text:span><text:span text:style-name="T1"> </text:span><text:span text:style-name="T21">ﮢ</text:span><text:span text:style-name="T1"> </text:span><text:span text:style-name="T21">ﮣ</text:span><text:span text:style-name="T1"> </text:span><text:span text:style-name="T21">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ﮨ</text:span><text:span text:style-name="T1"> </text:span><text:span text:style-name="T21">ﮩ</text:span><text:span text:style-name="T1"> </text:span><text:span text:style-name="T21">ﮪ</text:span><text:span text:style-name="T1"> </text:span><text:span text:style-name="T21">ﮫ</text:span><text:span text:style-name="T1"> </text:span><text:span text:style-name="T21">ﮬ</text:span><text:span text:style-name="T1"> </text:span><text:span text:style-name="T21">ﮭ</text:span><text:span text:style-name="T1"> </text:span><text:span text:style-name="T21">ﮮ</text:span><text:span text:style-name="T1"> </text:span><text:span text:style-name="T21">ﮯ</text:span><text:span text:style-name="T1"> </text:span><text:span text:style-name="T21">ﮰ</text:span><text:span text:style-name="T1"> </text:span><text:span text:style-name="T21">ﮱ</text:span><text:span text:style-name="T1"> </text:span><text:span text:style-name="T21">ﯓ</text:span><text:span text:style-name="T1"> </text:span><text:span text:style-name="T21">ﯔ</text:span><text:span text:style-name="T1"> </text:span><text:span text:style-name="T21">ﯕ</text:span><text:span text:style-name="T1"> </text:span><text:span text:style-name="T21">ﯖ</text:span><text:span text:style-name="T1"> </text:span><text:span text:style-name="T21">ﯗ</text:span><text:span text:style-name="T1"> </text:span><text:span text:style-name="T21">ﯘ</text:span><text:span text:style-name="T1"> </text:span><text:span text:style-name="T21">ﯙ</text:span><text:span text:style-name="T1"> </text:span><text:span text:style-name="T21">ﯚ</text:span><text:span text:style-name="T1"> </text:span><text:span text:style-name="T21">ﯛ</text:span><text:span text:style-name="T1"> </text:span><text:span text:style-name="T21">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text:span text:style-name="T1"> </text:span><text:span text:style-name="T21">ﯠ</text:span><text:span text:style-name="T1"> </text:span><text:span text:style-name="T21">ﯡ</text:span><text:span text:style-name="T1"> </text:span><text:span text:style-name="T21">ﯢ</text:span><text:span text:style-name="T1"> </text:span><text:span text:style-name="T21">ﯣ</text:span><text:span text:style-name="T1"> </text:span><text:span text:style-name="T21">ﯤ</text:span><text:span text:style-name="T1"> </text:span><text:span text:style-name="T21">ﯥ</text:span><text:span text:style-name="T1"> </text:span><text:span text:style-name="T21">ﯦ</text:span><text:span text:style-name="T1"> </text:span><text:span text:style-name="T21">ﯧ</text:span><text:span text:style-name="T1"> </text:span><text:span text:style-name="T21">ﯨ</text:span><text:span text:style-name="T1"> </text:span><text:span text:style-name="T21">ﯩ</text:span><text:span text:style-name="T1"> </text:span><text:span text:style-name="T21">ﯪ</text:span><text:span text:style-name="T1"> </text:span><text:span text:style-name="T21">ﯫ</text:span><text:span text:style-name="T1"> </text:span><text:span text:style-name="T21">ﯬﯭ</text:span><text:span text:style-name="T1"> </text:span><text:span text:style-name="T21">ﯮ</text:span><text:span text:style-name="T1"> </text:span><text:span text:style-name="T21">ﯯ</text:span><text:span text:style-name="T1"> </text:span><text:span text:style-name="T21">ﯰ</text:span><text:span text:style-name="T1"> </text:span><text:span text:style-name="T21">ﯱ</text:span><text:span text:style-name="T1"> </text:span><text:span text:style-name="T21">ﯲ</text:span><text:span text:style-name="T1"> </text:span><text:span text:style-name="T21">ﯳ</text:span><text:span text:style-name="T1"> </text:span><text:span text:style-name="T21">ﯴ</text:span><text:span text:style-name="T1"> </text:span><text:span text:style-name="T21">ﯵ</text:span><text:span text:style-name="T1"> </text:span><text:span text:style-name="T21">ﯶ</text:span><text:span text:style-name="T1"> </text:span><text:span text:style-name="T21">ﯷ</text:span><text:span text:style-name="T1"> </text:span><text:span text:style-name="T21">ﯸ</text:span><text:span text:style-name="T1"> </text:span><text:span text:style-name="T21">ﯹ</text:span><text:span text:style-name="T1"> </text:span><text:span text:style-name="T21">ﯺ</text:span><text:span text:style-name="T1"> </text:span><text:span text:style-name="T21">ﯻ</text:span><text:span text:style-name="T1"> </text:span><text:span text:style-name="T21">ﯼ</text:span><text:span text:style-name="T1"> </text:span><text:span text:style-name="T21">ﯽ</text:span><text:span text:style-name="T1"> </text:span><text:span text:style-name="T21">ﯾ</text:span></text:p>
      <text:p text:style-name="P24"><text:span text:style-name="T21">ﭑ</text:span><text:span text:style-name="T1"> </text:span><text:span text:style-name="T22">ﭒ</text:span><text:span text:style-name="T1"> </text:span><text:span text:style-name="T22">ﭓ</text:span><text:span text:style-name="T1"> </text:span><text:span text:style-name="T22">ﭔ</text:span><text:span text:style-name="T1"> </text:span><text:span text:style-name="T22">ﭕ</text:span><text:span text:style-name="T1"> </text:span><text:span text:style-name="T22">ﭖ</text:span><text:span text:style-name="T1"> </text:span><text:span text:style-name="T22">ﭗ</text:span><text:span text:style-name="T1"> </text:span><text:span text:style-name="T22">ﭘ</text:span><text:span text:style-name="T1"> </text:span><text:span text:style-name="T22">ﭙ</text:span><text:span text:style-name="T1"> </text:span><text:span text:style-name="T22">ﭚ</text:span></text:p>
      <text:p text:style-name="P23"><text:span text:style-name="T22">ﭛ</text:span><text:span text:style-name="T1"> </text:span><text:span text:style-name="T22">ﭜ</text:span><text:span text:style-name="T1"> </text:span><text:span text:style-name="T22">ﭝ</text:span><text:span text:style-name="T1"> </text:span><text:span text:style-name="T22">ﭞ</text:span><text:span text:style-name="T1"> </text:span><text:span text:style-name="T22">ﭟ</text:span><text:span text:style-name="T1"> </text:span><text:span text:style-name="T22">ﭠ</text:span><text:span text:style-name="T1"> </text:span><text:span text:style-name="T22">ﭡ</text:span><text:span text:style-name="T1"> </text:span><text:span text:style-name="T22">ﭢ</text:span><text:span text:style-name="T1"> </text:span><text:span text:style-name="T22">ﭣ</text:span><text:span text:style-name="T1"> </text:span><text:span text:style-name="T22">ﭤ</text:span><text:span text:style-name="T1"> </text:span><text:span text:style-name="T22">ﭥ</text:span><text:span text:style-name="T1"> </text:span><text:span text:style-name="T22">ﭦ</text:span><text:span text:style-name="T1"> </text:span><text:span text:style-name="T22">ﭧ</text:span><text:span text:style-name="T1"> </text:span><text:span text:style-name="T22">ﭨ</text:span><text:span text:style-name="T1"> </text:span><text:span text:style-name="T22">ﭩ</text:span><text:span text:style-name="T1"> </text:span><text:span text:style-name="T22">ﭪ</text:span><text:span text:style-name="T1"> </text:span><text:span text:style-name="T22">ﭫ</text:span><text:span text:style-name="T1"> </text:span><text:span text:style-name="T22">ﭬ</text:span><text:span text:style-name="T1"> </text:span><text:span text:style-name="T22">ﭭ</text:span><text:span text:style-name="T1"> </text:span><text:span text:style-name="T22">ﭮ</text:span><text:span text:style-name="T1"> </text:span><text:span text:style-name="T22">ﭯ</text:span><text:span text:style-name="T1"> </text:span><text:span text:style-name="T22">ﭰ</text:span><text:span text:style-name="T1"> </text:span><text:span text:style-name="T22">ﭱ</text:span><text:span text:style-name="T1"> </text:span><text:span text:style-name="T22">ﭲ</text:span><text:span text:style-name="T1"> </text:span><text:span text:style-name="T22">ﭳ</text:span><text:span text:style-name="T1"> </text:span><text:span text:style-name="T22">ﭴ</text:span><text:span text:style-name="T1"> </text:span><text:span text:style-name="T22">ﭵ</text:span><text:span text:style-name="T1"> </text:span><text:span text:style-name="T22">ﭶ</text:span><text:span text:style-name="T1"> </text:span><text:span text:style-name="T22">ﭷ</text:span><text:span text:style-name="T1"> </text:span><text:span text:style-name="T22">ﭸ</text:span><text:span text:style-name="T1"> </text:span><text:span text:style-name="T22">ﭹ</text:span><text:span text:style-name="T1"> </text:span><text:span text:style-name="T22">ﭺ</text:span><text:span text:style-name="T1"> </text:span><text:span text:style-name="T22">ﭻ</text:span><text:span text:style-name="T1"> </text:span><text:span text:style-name="T22">ﭼ</text:span><text:span text:style-name="T1"> </text:span><text:span text:style-name="T22">ﭽ</text:span><text:span text:style-name="T1"> </text:span><text:span text:style-name="T22">ﭾ</text:span><text:span text:style-name="T1"> </text:span><text:span text:style-name="T22">ﭿ</text:span><text:span text:style-name="T1"> </text:span><text:span text:style-name="T22">ﮀ</text:span><text:span text:style-name="T1"> </text:span><text:span text:style-name="T22">ﮁ</text:span></text:p>
      <text:p text:style-name="P23"><text:span text:style-name="T22">ﮂ</text:span><text:span text:style-name="T1"> </text:span><text:span text:style-name="T22">ﮃ</text:span><text:span text:style-name="T1"> </text:span><text:span text:style-name="T22">ﮄ</text:span><text:span text:style-name="T1"> </text:span><text:span text:style-name="T22">ﮅ</text:span><text:span text:style-name="T1"> </text:span><text:span text:style-name="T22">ﮆﮇ</text:span><text:span text:style-name="T1"> </text:span><text:span text:style-name="T22">ﮈ</text:span><text:span text:style-name="T1"> </text:span><text:span text:style-name="T22">ﮉ</text:span><text:span text:style-name="T1"> </text:span><text:span text:style-name="T22">ﮊ</text:span><text:span text:style-name="T1"> </text:span><text:span text:style-name="T22">ﮋﮌ</text:span><text:span text:style-name="T1"> </text:span><text:span text:style-name="T22">ﮍ</text:span><text:span text:style-name="T1"> </text:span><text:span text:style-name="T22">ﮎ</text:span><text:span text:style-name="T1"> </text:span><text:span text:style-name="T22">ﮏ</text:span><text:span text:style-name="T1"> </text:span><text:span text:style-name="T22">ﮐ</text:span><text:span text:style-name="T1"> </text:span><text:span text:style-name="T22">ﮑ</text:span><text:span text:style-name="T1"> </text:span><text:span text:style-name="T22">ﮒ</text:span><text:span text:style-name="T1"> </text:span><text:span text:style-name="T22">ﮓ</text:span><text:span text:style-name="T1"> </text:span><text:span text:style-name="T22">ﮔ</text:span><text:span text:style-name="T1"> </text:span><text:span text:style-name="T22">ﮕ</text:span><text:span text:style-name="T1"> </text:span><text:span text:style-name="T22">ﮖﮗ</text:span><text:span text:style-name="T1"> </text:span><text:span text:style-name="T22">ﮘ</text:span><text:span text:style-name="T1"> </text:span><text:span text:style-name="T22">ﮙ</text:span><text:span text:style-name="T1"> </text:span><text:span text:style-name="T22">ﮚ</text:span><text:span text:style-name="T1"> </text:span><text:span text:style-name="T22">ﮛ</text:span><text:span text:style-name="T1"> </text:span><text:span text:style-name="T22">ﮜ</text:span><text:span text:style-name="T1"> </text:span><text:span text:style-name="T22">ﮝ</text:span><text:span text:style-name="T1"> </text:span><text:span text:style-name="T22">ﮞ</text:span><text:span text:style-name="T1"> </text:span><text:span text:style-name="T22">ﮟ</text:span><text:span text:style-name="T1"> </text:span><text:span text:style-name="T22">ﮠ</text:span><text:span text:style-name="T1"> </text:span><text:span text:style-name="T22">ﮡ</text:span><text:span text:style-name="T1"> </text:span><text:span text:style-name="T22">ﮢﮣ</text:span><text:span text:style-name="T1"> </text:span><text:span text:style-name="T22">ﮤ</text:span><text:span text:style-name="T1"> </text:span><text:span text:style-name="T22">ﮥ</text:span><text:span text:style-name="T1"> </text:span><text:span text:style-name="T22">ﮦ</text:span><text:span text:style-name="T1"> </text:span><text:span text:style-name="T22">ﮧ</text:span><text:span text:style-name="T1"> </text:span><text:span text:style-name="T22">ﮨ</text:span><text:span text:style-name="T1"> </text:span><text:span text:style-name="T22">ﮩ</text:span><text:span text:style-name="T1"> </text:span><text:span text:style-name="T22">ﮪ</text:span><text:span text:style-name="T1"> </text:span><text:span text:style-name="T22">ﮫ</text:span><text:span text:style-name="T1"> </text:span><text:span text:style-name="T22">ﮬ</text:span><text:span text:style-name="T1"> </text:span><text:span text:style-name="T22">ﮭ</text:span><text:span text:style-name="T1"> </text:span><text:span text:style-name="T22">ﮮ</text:span><text:span text:style-name="T1"> </text:span><text:span text:style-name="T22">ﮯ</text:span><text:span text:style-name="T1"> </text:span><text:span text:style-name="T22">ﮰ</text:span><text:span text:style-name="T1"> </text:span><text:span text:style-name="T22">ﮱ</text:span><text:span text:style-name="T1"> </text:span><text:span text:style-name="T22">ﯓ</text:span><text:span text:style-name="T1"> </text:span><text:span text:style-name="T22">ﯔ</text:span><text:span text:style-name="T1"> </text:span><text:span text:style-name="T22">ﯕ</text:span><text:span text:style-name="T1"> </text:span><text:span text:style-name="T22">ﯖ</text:span><text:span text:style-name="T1"> </text:span><text:span text:style-name="T22">ﯗ</text:span><text:span text:style-name="T1"> </text:span><text:span text:style-name="T22">ﯘ</text:span><text:span text:style-name="T1"> </text:span><text:span text:style-name="T22">ﯙ</text:span><text:span text:style-name="T1"> </text:span><text:span text:style-name="T22">ﯚ</text:span><text:span text:style-name="T1"> </text:span><text:span text:style-name="T22">ﯛ</text:span><text:span text:style-name="T1"> </text:span><text:span text:style-name="T22">ﯜ</text:span><text:span text:style-name="T1"> </text:span><text:span text:style-name="T22">ﯝ</text:span><text:span text:style-name="T1"> </text:span><text:span text:style-name="T22">ﯞ</text:span><text:span text:style-name="T1"> </text:span><text:span text:style-name="T22">ﯟ</text:span><text:span text:style-name="T1"> </text:span><text:span text:style-name="T22">ﯠ</text:span><text:span text:style-name="T1"> </text:span><text:span text:style-name="T22">ﯡ</text:span><text:span text:style-name="T1"> </text:span><text:span text:style-name="T22">ﯢ</text:span><text:span text:style-name="T1"> </text:span><text:span text:style-name="T22">ﯣ</text:span><text:span text:style-name="T1"> </text:span><text:span text:style-name="T22">ﯤ</text:span><text:span text:style-name="T1"> </text:span><text:span text:style-name="T22">ﯥ</text:span><text:span text:style-name="T1"> </text:span><text:span text:style-name="T22">ﯦ</text:span><text:span text:style-name="T1"> </text:span><text:span text:style-name="T22">ﯧ</text:span><text:span text:style-name="T1"> </text:span><text:span text:style-name="T22">ﯨ</text:span><text:span text:style-name="T1"> </text:span><text:span text:style-name="T22">ﯩ</text:span><text:span text:style-name="T1"> </text:span><text:span text:style-name="T22">ﯪ</text:span><text:span text:style-name="T1"> </text:span><text:span text:style-name="T22">ﯫ</text:span><text:span text:style-name="T1"> </text:span><text:span text:style-name="T22">ﯬ</text:span><text:span text:style-name="T1"> </text:span><text:span text:style-name="T22">ﯭ</text:span><text:span text:style-name="T1"> </text:span><text:span text:style-name="T22">ﯮ</text:span><text:span text:style-name="T1"> </text:span><text:span text:style-name="T22">ﯯ</text:span><text:span text:style-name="T1"> </text:span><text:span text:style-name="T22">ﯰ</text:span><text:span text:style-name="T1"> </text:span><text:span text:style-name="T22">ﯱ</text:span><text:span text:style-name="T1"> </text:span><text:span text:style-name="T22">ﯲ</text:span><text:span text:style-name="T1"> </text:span><text:span text:style-name="T22">ﯳ</text:span><text:span text:style-name="T1"> </text:span><text:span text:style-name="T22">ﯴ</text:span><text:span text:style-name="T1"> </text:span><text:span text:style-name="T22">ﯵ</text:span><text:span text:style-name="T1"> </text:span><text:span text:style-name="T22">ﯶ</text:span><text:span text:style-name="T1"> </text:span><text:span text:style-name="T22">ﯷ</text:span><text:span text:style-name="T1"> </text:span><text:span text:style-name="T22">ﯸ</text:span><text:span text:style-name="T1"> </text:span><text:span text:style-name="T22">ﯹ</text:span><text:span text:style-name="T1"> </text:span><text:span text:style-name="T22">ﯺ</text:span><text:span text:style-name="T1"> </text:span><text:span text:style-name="T22">ﯻ</text:span><text:span text:style-name="T1"> </text:span><text:span text:style-name="T22">ﯼ</text:span></text:p>
      <text:p text:style-name="P26"><text:span text:style-name="T23">ﭑ</text:span><text:span text:style-name="T1"> </text:span><text:span text:style-name="T23">ﭒ</text:span><text:span text:style-name="T1"> </text:span><text:span text:style-name="T23">ﭓ</text:span><text:span text:style-name="T1"> </text:span><text:span text:style-name="T23">ﭔ</text:span><text:span text:style-name="T1"> </text:span><text:span text:style-name="T23">ﭕ</text:span><text:span text:style-name="T1"> </text:span><text:span text:style-name="T23">ﭖﭗ</text:span><text:span text:style-name="T1"> </text:span><text:span text:style-name="T23">ﭘ</text:span><text:span text:style-name="T1"> </text:span><text:span text:style-name="T23">ﭙﭚ</text:span><text:span text:style-name="T1"> </text:span><text:span text:style-name="T23">ﭛ</text:span><text:span text:style-name="T1"> </text:span><text:span text:style-name="T23">ﭜﭝ</text:span><text:span text:style-name="T1"> </text:span><text:span text:style-name="T23">ﭞ</text:span><text:span text:style-name="T1"> </text:span><text:span text:style-name="T23">ﭟ</text:span><text:span text:style-name="T1"> </text:span><text:span text:style-name="T23">ﭠ</text:span><text:span text:style-name="T1"> </text:span><text:span text:style-name="T23">ﭡ</text:span><text:span text:style-name="T1"> </text:span><text:span text:style-name="T23">ﭢ</text:span><text:span text:style-name="T1"> </text:span><text:span text:style-name="T23">ﭣ</text:span><text:span text:style-name="T1"> </text:span><text:span text:style-name="T23">ﭤ</text:span></text:p>
      <text:p text:style-name="P25"><text:span text:style-name="T23">ﭥ</text:span><text:span text:style-name="T1"> </text:span><text:span text:style-name="T23">ﭦ</text:span><text:span text:style-name="T1"> </text:span><text:span text:style-name="T23">ﭧ</text:span><text:span text:style-name="T1"> </text:span><text:span text:style-name="T23">ﭨ</text:span><text:span text:style-name="T1"> </text:span><text:span text:style-name="T23">ﭩ</text:span><text:span text:style-name="T1"> </text:span><text:span text:style-name="T23">ﭪ</text:span><text:span text:style-name="T1"> </text:span><text:span text:style-name="T23">ﭫ</text:span><text:span text:style-name="T1"> </text:span><text:span text:style-name="T23">ﭬ</text:span><text:span text:style-name="T1"> </text:span><text:span text:style-name="T23">ﭭ</text:span><text:span text:style-name="T1"> </text:span><text:span text:style-name="T23">ﭮ</text:span><text:span text:style-name="T1"> </text:span><text:span text:style-name="T23">ﭯ</text:span><text:span text:style-name="T1"> </text:span><text:span text:style-name="T23">ﭰ</text:span><text:span text:style-name="T1"> </text:span><text:span text:style-name="T23">ﭱ</text:span><text:span text:style-name="T1"> </text:span><text:span text:style-name="T23">ﭲ</text:span><text:span text:style-name="T1"> </text:span><text:span text:style-name="T23">ﭳ</text:span><text:span text:style-name="T1"> </text:span><text:span text:style-name="T23">ﭴ</text:span><text:span text:style-name="T1"> </text:span><text:span text:style-name="T23">ﭵﭶ</text:span><text:span text:style-name="T1"> </text:span><text:span text:style-name="T23">ﭷ</text:span><text:span text:style-name="T1"> </text:span><text:span text:style-name="T23">ﭸ</text:span><text:span text:style-name="T1"> </text:span><text:span text:style-name="T23">ﭹ</text:span><text:span text:style-name="T1"> </text:span><text:span text:style-name="T23">ﭺ</text:span><text:span text:style-name="T1"> </text:span><text:span text:style-name="T23">ﭻ</text:span><text:span text:style-name="T1"> </text:span><text:span text:style-name="T23">ﭼ</text:span><text:span text:style-name="T1"> </text:span><text:span text:style-name="T23">ﭽ</text:span><text:span text:style-name="T1"> </text:span><text:span text:style-name="T23">ﭾ</text:span><text:span text:style-name="T1"> </text:span><text:span text:style-name="T23">ﭿ</text:span><text:span text:style-name="T1"> </text:span><text:span text:style-name="T23">ﮀ</text:span><text:span text:style-name="T1"> </text:span><text:span text:style-name="T23">ﮁ</text:span><text:span text:style-name="T1"> </text:span><text:span text:style-name="T23">ﮂ</text:span><text:span text:style-name="T1"> </text:span><text:span text:style-name="T23">ﮃ</text:span><text:span text:style-name="T1"> </text:span><text:span text:style-name="T23">ﮄ</text:span><text:span text:style-name="T1"> </text:span><text:span text:style-name="T23">ﮅ</text:span><text:span text:style-name="T1"> </text:span><text:span text:style-name="T23">ﮆ</text:span><text:span text:style-name="T1"> </text:span><text:span text:style-name="T23">ﮇ</text:span><text:span text:style-name="T1"> </text:span><text:span text:style-name="T23">ﮈ</text:span><text:span text:style-name="T1"> </text:span><text:span text:style-name="T23">ﮉ</text:span><text:span text:style-name="T1"> </text:span><text:span text:style-name="T23">ﮊ</text:span><text:span text:style-name="T1"> </text:span><text:span text:style-name="T23">ﮋ</text:span><text:span text:style-name="T1"> </text:span><text:span text:style-name="T23">ﮌ</text:span><text:span text:style-name="T1"> </text:span><text:span text:style-name="T23">ﮍ</text:span><text:span text:style-name="T1"> </text:span><text:span text:style-name="T23">ﮎ</text:span><text:span text:style-name="T1"> </text:span><text:span text:style-name="T23">ﮏ</text:span><text:span text:style-name="T1"> </text:span><text:span text:style-name="T23">ﮐ</text:span><text:span text:style-name="T1"> </text:span><text:span text:style-name="T23">ﮑ</text:span><text:span text:style-name="T1"> </text:span><text:span text:style-name="T23">ﮒ</text:span><text:span text:style-name="T1"> </text:span><text:span text:style-name="T23">ﮓ</text:span><text:span text:style-name="T1"> </text:span><text:span text:style-name="T23">ﮔ</text:span><text:span text:style-name="T1"> </text:span><text:span text:style-name="T23">ﮕ</text:span><text:span text:style-name="T1"> </text:span><text:span text:style-name="T23">ﮖ</text:span><text:span text:style-name="T1"> </text:span><text:span text:style-name="T23">ﮗ</text:span><text:span text:style-name="T1"> </text:span><text:span text:style-name="T23">ﮘ</text:span><text:span text:style-name="T1"> </text:span><text:span text:style-name="T23">ﮙ</text:span><text:span text:style-name="T1"> </text:span><text:span text:style-name="T23">ﮚ</text:span><text:span text:style-name="T1"> </text:span><text:span text:style-name="T23">ﮛ</text:span><text:span text:style-name="T1"> </text:span><text:span text:style-name="T23">ﮜ</text:span><text:span text:style-name="T1"> </text:span><text:span text:style-name="T23">ﮝ</text:span></text:p>
      <text:p text:style-name="P25"><text:span text:style-name="T23">ﮞ</text:span><text:span text:style-name="T1"> </text:span><text:span text:style-name="T23">ﮟ</text:span><text:span text:style-name="T1"> </text:span><text:span text:style-name="T23">ﮠﮡ</text:span><text:span text:style-name="T1"> </text:span><text:span text:style-name="T23">ﮢ</text:span><text:span text:style-name="T1"> </text:span><text:span text:style-name="T23">ﮣ</text:span><text:span text:style-name="T1"> </text:span><text:span text:style-name="T23">ﮤ</text:span><text:span text:style-name="T1"> </text:span><text:span text:style-name="T23">ﮥ</text:span><text:span text:style-name="T1"> </text:span><text:span text:style-name="T23">ﮦ</text:span></text:p>
      <text:p text:style-name="P25"><text:span text:style-name="T23">ﮧ</text:span><text:span text:style-name="T1"> </text:span><text:span text:style-name="T23">ﮨ</text:span><text:span text:style-name="T1"> </text:span><text:span text:style-name="T23">ﮩﮪ</text:span><text:span text:style-name="T1"> </text:span><text:span text:style-name="T23">ﮫ</text:span><text:span text:style-name="T1"> </text:span><text:span text:style-name="T23">ﮬﮭ</text:span><text:span text:style-name="T1"> </text:span><text:span text:style-name="T23">ﮮ</text:span><text:span text:style-name="T1"> </text:span><text:span text:style-name="T23">ﮯ</text:span><text:span text:style-name="T1"> </text:span><text:span text:style-name="T23">ﮰ</text:span><text:span text:style-name="T1"> </text:span><text:span text:style-name="T23">ﮱ</text:span><text:span text:style-name="T1"> </text:span><text:span text:style-name="T23">ﯓ</text:span><text:span text:style-name="T1"> </text:span><text:span text:style-name="T23">ﯔ</text:span><text:span text:style-name="T1"> </text:span><text:span text:style-name="T23">ﯕ</text:span><text:span text:style-name="T1"> </text:span><text:span text:style-name="T23">ﯖ</text:span><text:span text:style-name="T1"> </text:span><text:span text:style-name="T23">ﯗ</text:span><text:span text:style-name="T1"> </text:span><text:span text:style-name="T23">ﯘ</text:span><text:span text:style-name="T1"> </text:span><text:span text:style-name="T23">ﯙ</text:span><text:span text:style-name="T1"> </text:span><text:span text:style-name="T23">ﯚ</text:span><text:span text:style-name="T1"> </text:span><text:span text:style-name="T23">ﯛ</text:span><text:span text:style-name="T1"> </text:span><text:span text:style-name="T23">ﯜ</text:span><text:span text:style-name="T1"> </text:span><text:span text:style-name="T23">ﯝ</text:span><text:span text:style-name="T1"> </text:span><text:span text:style-name="T23">ﯞ</text:span><text:span text:style-name="T1"> </text:span><text:span text:style-name="T23">ﯟ</text:span><text:span text:style-name="T1"> </text:span><text:span text:style-name="T23">ﯠ</text:span><text:span text:style-name="T1"> </text:span><text:span text:style-name="T23">ﯡ</text:span><text:span text:style-name="T1"> </text:span><text:span text:style-name="T23">ﯢ</text:span><text:span text:style-name="T1"> </text:span><text:span text:style-name="T23">ﯣ</text:span><text:span text:style-name="T1"> </text:span><text:span text:style-name="T23">ﯤ</text:span><text:span text:style-name="T1"> </text:span><text:span text:style-name="T23">ﯥ</text:span><text:span text:style-name="T1"> </text:span><text:span text:style-name="T23">ﯦ</text:span><text:span text:style-name="T1"> </text:span><text:span text:style-name="T23">ﯧ</text:span><text:span text:style-name="T1"> </text:span><text:span text:style-name="T23">ﯨ</text:span><text:span text:style-name="T1"> </text:span><text:span text:style-name="T23">ﯩ</text:span><text:span text:style-name="T1"> </text:span><text:span text:style-name="T23">ﯪﯫ</text:span><text:span text:style-name="T1"> </text:span><text:span text:style-name="T23">ﯬ</text:span><text:span text:style-name="T1"> </text:span><text:span text:style-name="T23">ﯭ</text:span><text:span text:style-name="T1"> </text:span><text:span text:style-name="T23">ﯮ</text:span><text:span text:style-name="T1"> </text:span><text:span text:style-name="T23">ﯯ</text:span></text:p>
      <text:p text:style-name="P28"><text:span text:style-name="T24">ﭑ</text:span><text:span text:style-name="T1"> </text:span><text:span text:style-name="T24">ﭒ</text:span><text:span text:style-name="T1"> </text:span><text:span text:style-name="T24">ﭓ</text:span><text:span text:style-name="T1"> </text:span><text:span text:style-name="T24">ﭔ</text:span><text:span text:style-name="T1"> </text:span><text:span text:style-name="T24">ﭕ</text:span><text:span text:style-name="T1"> </text:span><text:span text:style-name="T24">ﭖ</text:span><text:span text:style-name="T1"> </text:span><text:span text:style-name="T24">ﭗ</text:span><text:span text:style-name="T1"> </text:span><text:span text:style-name="T24">ﭘ</text:span><text:span text:style-name="T1"> </text:span><text:span text:style-name="T24">ﭙ</text:span></text:p>
      <text:p text:style-name="P27"><text:span text:style-name="T24">ﭚ</text:span><text:span text:style-name="T1"> </text:span><text:span text:style-name="T24">ﭛ</text:span><text:span text:style-name="T1"> </text:span><text:span text:style-name="T24">ﭜ</text:span><text:span text:style-name="T1"> </text:span><text:span text:style-name="T24">ﭝ</text:span><text:span text:style-name="T1"> </text:span><text:span text:style-name="T24">ﭞ</text:span><text:span text:style-name="T1"> </text:span><text:span text:style-name="T24">ﭟ</text:span><text:span text:style-name="T1"> </text:span><text:span text:style-name="T24">ﭠ</text:span><text:span text:style-name="T1"> </text:span><text:span text:style-name="T24">ﭡﭢ</text:span></text:p>
      <text:p text:style-name="P27"><text:span text:style-name="T24">ﭣ</text:span><text:span text:style-name="T1"> </text:span><text:span text:style-name="T24">ﭤ</text:span><text:span text:style-name="T1"> </text:span><text:span text:style-name="T24">ﭥ</text:span><text:span text:style-name="T1"> </text:span><text:span text:style-name="T24">ﭦ</text:span><text:span text:style-name="T1"> </text:span><text:span text:style-name="T24">ﭧ</text:span><text:span text:style-name="T1"> </text:span><text:span text:style-name="T24">ﭨ</text:span><text:span text:style-name="T1"> </text:span><text:span text:style-name="T24">ﭩ</text:span><text:span text:style-name="T1"> </text:span><text:span text:style-name="T24">ﭪ</text:span><text:span text:style-name="T1"> </text:span><text:span text:style-name="T24">ﭫ</text:span><text:span text:style-name="T1"> </text:span><text:span text:style-name="T24">ﭬ</text:span><text:span text:style-name="T1"> </text:span><text:span text:style-name="T24">ﭭ</text:span><text:span text:style-name="T1"> </text:span><text:span text:style-name="T24">ﭮ</text:span><text:span text:style-name="T1"> </text:span><text:span text:style-name="T24">ﭯ</text:span><text:span text:style-name="T1"> </text:span><text:span text:style-name="T24">ﭰ</text:span><text:span text:style-name="T1"> </text:span><text:span text:style-name="T24">ﭱ</text:span><text:span text:style-name="T1"> </text:span><text:span text:style-name="T24">ﭲ</text:span><text:span text:style-name="T1"> </text:span><text:span text:style-name="T24">ﭳ</text:span><text:span text:style-name="T1"> </text:span><text:span text:style-name="T24">ﭴﭵ</text:span><text:span text:style-name="T1"> </text:span><text:span text:style-name="T24">ﭶ</text:span><text:span text:style-name="T1"> </text:span><text:span text:style-name="T24">ﭷ</text:span><text:span text:style-name="T1"> </text:span><text:span text:style-name="T24">ﭸ</text:span><text:span text:style-name="T1"> </text:span><text:span text:style-name="T24">ﭹ</text:span><text:span text:style-name="T1"> </text:span><text:span text:style-name="T24">ﭺ</text:span><text:span text:style-name="T1"> </text:span><text:span text:style-name="T24">ﭻ</text:span><text:span text:style-name="T1"> </text:span><text:span text:style-name="T24">ﭼ</text:span><text:span text:style-name="T1"> </text:span><text:span text:style-name="T24">ﭽ</text:span><text:span text:style-name="T1"> </text:span><text:span text:style-name="T24">ﭾ</text:span><text:span text:style-name="T1"> </text:span><text:span text:style-name="T24">ﭿ</text:span><text:span text:style-name="T1"> </text:span><text:span text:style-name="T24">ﮀ</text:span><text:span text:style-name="T1"> </text:span><text:span text:style-name="T24">ﮁ</text:span><text:span text:style-name="T1"> </text:span><text:span text:style-name="T24">ﮂ</text:span><text:span text:style-name="T1"> </text:span><text:span text:style-name="T24">ﮃ</text:span><text:span text:style-name="T1"> </text:span><text:span text:style-name="T24">ﮄ</text:span><text:span text:style-name="T1"> </text:span><text:span text:style-name="T24">ﮅ</text:span><text:span text:style-name="T1"> </text:span><text:span text:style-name="T24">ﮆ</text:span><text:span text:style-name="T1"> </text:span><text:span text:style-name="T24">ﮇ</text:span><text:span text:style-name="T1"> </text:span><text:span text:style-name="T24">ﮈ</text:span><text:span text:style-name="T1"> </text:span><text:span text:style-name="T24">ﮉ</text:span><text:span text:style-name="T1"> </text:span><text:span text:style-name="T24">ﮊ</text:span><text:span text:style-name="T1"> </text:span><text:span text:style-name="T24">ﮋﮌ</text:span><text:span text:style-name="T1"> </text:span><text:span text:style-name="T24">ﮍ</text:span><text:span text:style-name="T1"> </text:span><text:span text:style-name="T24">ﮎ</text:span><text:span text:style-name="T1"> </text:span><text:span text:style-name="T24">ﮏ</text:span><text:span text:style-name="T1"> </text:span><text:span text:style-name="T24">ﮐ</text:span><text:span text:style-name="T1"> </text:span><text:span text:style-name="T24">ﮑ</text:span><text:span text:style-name="T1"> </text:span><text:span text:style-name="T24">ﮒ</text:span><text:span text:style-name="T1"> </text:span><text:span text:style-name="T24">ﮓ</text:span><text:span text:style-name="T1"> </text:span><text:span text:style-name="T24">ﮔ</text:span><text:span text:style-name="T1"> </text:span><text:span text:style-name="T24">ﮕ</text:span><text:span text:style-name="T1"> </text:span><text:span text:style-name="T24">ﮖ</text:span><text:span text:style-name="T1"> </text:span><text:span text:style-name="T24">ﮗ</text:span><text:span text:style-name="T1"> </text:span><text:span text:style-name="T24">ﮘ</text:span><text:span text:style-name="T1"> </text:span><text:span text:style-name="T24">ﮙ</text:span><text:span text:style-name="T1"> </text:span><text:span text:style-name="T24">ﮚ</text:span><text:span text:style-name="T1"> </text:span><text:span text:style-name="T24">ﮛ</text:span><text:span text:style-name="T1"> </text:span><text:span text:style-name="T24">ﮜ</text:span><text:span text:style-name="T1"> </text:span><text:span text:style-name="T24">ﮝ</text:span><text:span text:style-name="T1"> </text:span><text:span text:style-name="T24">ﮞ</text:span><text:span text:style-name="T1"> </text:span><text:span text:style-name="T24">ﮟ</text:span><text:span text:style-name="T1"> </text:span><text:span text:style-name="T24">ﮠ</text:span><text:span text:style-name="T1"> </text:span><text:span text:style-name="T24">ﮡ</text:span><text:span text:style-name="T1"> </text:span><text:span text:style-name="T24">ﮢ</text:span><text:span text:style-name="T1"> </text:span><text:span text:style-name="T24">ﮣ</text:span><text:span text:style-name="T1"> </text:span><text:span text:style-name="T24">ﮤ</text:span><text:span text:style-name="T1"> </text:span><text:span text:style-name="T24">ﮥﮦ</text:span><text:span text:style-name="T1"> </text:span><text:span text:style-name="T24">ﮧ</text:span><text:span text:style-name="T1"> </text:span><text:span text:style-name="T24">ﮨ</text:span><text:span text:style-name="T1"> </text:span><text:span text:style-name="T24">ﮩﮪ</text:span><text:span text:style-name="T1"> </text:span><text:span text:style-name="T24">ﮫ</text:span><text:span text:style-name="T1"> </text:span><text:span text:style-name="T24">ﮬ</text:span><text:span text:style-name="T1"> </text:span><text:span text:style-name="T24">ﮭ</text:span><text:span text:style-name="T1"> </text:span><text:span text:style-name="T24">ﮮ</text:span><text:span text:style-name="T1"> </text:span><text:span text:style-name="T24">ﮯ</text:span><text:span text:style-name="T1"> </text:span><text:span text:style-name="T24">ﮰ</text:span><text:span text:style-name="T1"> </text:span><text:span text:style-name="T24">ﮱ</text:span><text:span text:style-name="T1"> </text:span><text:span text:style-name="T24">ﯓ</text:span><text:span text:style-name="T1"> </text:span><text:span text:style-name="T24">ﯔ</text:span><text:span text:style-name="T1"> </text:span><text:span text:style-name="T24">ﯕ</text:span><text:span text:style-name="T1"> </text:span><text:span text:style-name="T24">ﯖ</text:span><text:span text:style-name="T1"> </text:span><text:span text:style-name="T24">ﯗ</text:span><text:span text:style-name="T1"> </text:span><text:span text:style-name="T24">ﯘ</text:span></text:p>
      <text:p text:style-name="P27"><text:span text:style-name="T24">ﯙ</text:span><text:span text:style-name="T1"> </text:span><text:span text:style-name="T24">ﯚﯛ</text:span><text:span text:style-name="T1"> </text:span><text:span text:style-name="T24">ﯜ</text:span><text:span text:style-name="T1"> </text:span><text:span text:style-name="T24">ﯝ</text:span><text:span text:style-name="T1"> </text:span><text:span text:style-name="T24">ﯞ</text:span><text:span text:style-name="T1"> </text:span><text:span text:style-name="T24">ﯟ</text:span><text:span text:style-name="T1"> </text:span><text:span text:style-name="T24">ﯠ</text:span><text:span text:style-name="T1"> </text:span><text:span text:style-name="T24">ﯡ</text:span><text:span text:style-name="T1"> </text:span><text:span text:style-name="T24">ﯢ</text:span><text:span text:style-name="T1"> </text:span><text:span text:style-name="T24">ﯣ</text:span><text:span text:style-name="T1"> </text:span><text:span text:style-name="T24">ﯤ</text:span><text:span text:style-name="T1"> </text:span><text:span text:style-name="T24">ﯥ</text:span><text:span text:style-name="T1"> </text:span><text:span text:style-name="T24">ﯦ</text:span><text:span text:style-name="T1"> </text:span><text:span text:style-name="T24">ﯧ</text:span><text:span text:style-name="T1"> </text:span><text:span text:style-name="T24">ﯨ</text:span><text:span text:style-name="T1"> </text:span><text:span text:style-name="T24">ﯩ</text:span><text:span text:style-name="T1"> </text:span><text:span text:style-name="T24">ﯪ</text:span><text:span text:style-name="T1"> </text:span><text:span text:style-name="T24">ﯫ</text:span><text:span text:style-name="T1"> </text:span><text:span text:style-name="T24">ﯬ</text:span><text:span text:style-name="T1"> </text:span><text:span text:style-name="T24">ﯭ</text:span><text:span text:style-name="T1"> </text:span><text:span text:style-name="T24">ﯮ</text:span><text:span text:style-name="T1"> </text:span><text:span text:style-name="T24">ﯯ</text:span><text:span text:style-name="T1"> </text:span><text:span text:style-name="T24">ﯰ</text:span><text:span text:style-name="T1"> </text:span><text:span text:style-name="T24">ﯱ</text:span><text:span text:style-name="T1"> </text:span><text:span text:style-name="T24">ﯲ</text:span><text:span text:style-name="T1"> </text:span><text:span text:style-name="T24">ﯳ</text:span><text:span text:style-name="T1"> </text:span><text:span text:style-name="T24">ﯴ</text:span><text:span text:style-name="T1"> </text:span><text:span text:style-name="T24">ﯵ</text:span><text:span text:style-name="T1"> </text:span><text:span text:style-name="T24">ﯶ</text:span></text:p>
      <text:p text:style-name="P30"><text:span text:style-name="T25">ﭑ</text:span><text:span text:style-name="T1"> </text:span><text:span text:style-name="T25">ﭒ</text:span><text:span text:style-name="T1"> </text:span><text:span text:style-name="T25">ﭓ</text:span><text:span text:style-name="T1"> </text:span><text:span text:style-name="T25">ﭔ</text:span><text:span text:style-name="T1"> </text:span><text:span text:style-name="T25">ﭕ</text:span><text:span text:style-name="T1"> </text:span><text:span text:style-name="T25">ﭖ</text:span><text:span text:style-name="T1"> </text:span><text:span text:style-name="T25">ﭗ</text:span><text:span text:style-name="T1"> </text:span><text:span text:style-name="T25">ﭘ</text:span><text:span text:style-name="T1"> </text:span><text:span text:style-name="T25">ﭙ</text:span><text:span text:style-name="T1"> </text:span><text:span text:style-name="T25">ﭚ</text:span><text:span text:style-name="T1"> </text:span><text:span text:style-name="T25">ﭛ</text:span><text:span text:style-name="T1"> </text:span><text:span text:style-name="T25">ﭜ</text:span><text:span text:style-name="T1"> </text:span><text:span text:style-name="T25">ﭝ</text:span><text:span text:style-name="T1"> </text:span><text:span text:style-name="T25">ﭞ</text:span><text:span text:style-name="T1"> </text:span><text:span text:style-name="T25">ﭟ</text:span><text:span text:style-name="T1"> </text:span><text:span text:style-name="T25">ﭠ</text:span><text:span text:style-name="T1"> </text:span><text:span text:style-name="T25">ﭡ</text:span><text:span text:style-name="T1"> </text:span><text:span text:style-name="T25">ﭢ</text:span><text:span text:style-name="T1"> </text:span><text:span text:style-name="T25">ﭣ</text:span><text:span text:style-name="T1"> </text:span><text:span text:style-name="T25">ﭤﭥ</text:span><text:span text:style-name="T1"> </text:span><text:span text:style-name="T25">ﭦ</text:span><text:span text:style-name="T1"> </text:span><text:span text:style-name="T25">ﭧ</text:span><text:span text:style-name="T1"> </text:span><text:span text:style-name="T25">ﭨ</text:span><text:span text:style-name="T1"> </text:span><text:span text:style-name="T25">ﭩ</text:span><text:span text:style-name="T1"> </text:span><text:span text:style-name="T25">ﭪﭫ</text:span><text:span text:style-name="T1"> </text:span><text:span text:style-name="T25">ﭬ</text:span><text:span text:style-name="T1"> </text:span><text:span text:style-name="T25">ﭭ</text:span><text:span text:style-name="T1"> </text:span><text:span text:style-name="T25">ﭮ</text:span><text:span text:style-name="T1"> </text:span><text:span text:style-name="T25">ﭯ</text:span><text:span text:style-name="T1"> </text:span><text:span text:style-name="T25">ﭰ</text:span><text:span text:style-name="T1"> </text:span><text:span text:style-name="T25">ﭱ</text:span><text:span text:style-name="T1"> </text:span><text:span text:style-name="T25">ﭲ</text:span><text:span text:style-name="T1"> </text:span><text:span text:style-name="T25">ﭳ</text:span><text:span text:style-name="T1"> </text:span><text:span text:style-name="T25">ﭴ</text:span><text:span text:style-name="T1"> </text:span><text:span text:style-name="T25">ﭵﭶ</text:span><text:span text:style-name="T1"> </text:span><text:span text:style-name="T25">ﭷ</text:span><text:span text:style-name="T1"> </text:span><text:span text:style-name="T25">ﭸ</text:span><text:span text:style-name="T1"> </text:span><text:span text:style-name="T25">ﭹ</text:span><text:span text:style-name="T1"> </text:span><text:span text:style-name="T25">ﭺ</text:span><text:span text:style-name="T1"> </text:span><text:span text:style-name="T25">ﭻ</text:span><text:span text:style-name="T1"> </text:span><text:span text:style-name="T25">ﭼ</text:span><text:span text:style-name="T1"> </text:span><text:span text:style-name="T25">ﭽ</text:span><text:span text:style-name="T1"> </text:span><text:span text:style-name="T25">ﭾ</text:span><text:span text:style-name="T1"> </text:span><text:span text:style-name="T25">ﭿ</text:span><text:span text:style-name="T1"> </text:span><text:span text:style-name="T25">ﮀ</text:span><text:span text:style-name="T1"> </text:span><text:span text:style-name="T25">ﮁ</text:span><text:span text:style-name="T1"> </text:span><text:span text:style-name="T25">ﮂ</text:span><text:span text:style-name="T1"> </text:span><text:span text:style-name="T25">ﮃ</text:span><text:span text:style-name="T1"> </text:span><text:span text:style-name="T25">ﮄ</text:span><text:span text:style-name="T1"> </text:span><text:span text:style-name="T25">ﮅ</text:span><text:span text:style-name="T1"> </text:span><text:span text:style-name="T25">ﮆ</text:span><text:span text:style-name="T1"> </text:span><text:span text:style-name="T25">ﮇ</text:span><text:span text:style-name="T1"> </text:span><text:span text:style-name="T25">ﮈ</text:span><text:span text:style-name="T1"> </text:span><text:span text:style-name="T25">ﮉ</text:span><text:span text:style-name="T1"> </text:span><text:span text:style-name="T25">ﮊ</text:span><text:span text:style-name="T1"> </text:span><text:span text:style-name="T25">ﮋ</text:span><text:span text:style-name="T1"> </text:span><text:span text:style-name="T25">ﮌ</text:span><text:span text:style-name="T1"> </text:span><text:span text:style-name="T25">ﮍ</text:span><text:span text:style-name="T1"> </text:span><text:span text:style-name="T25">ﮎ</text:span><text:span text:style-name="T1"> </text:span><text:span text:style-name="T25">ﮏ</text:span><text:span text:style-name="T1"> </text:span><text:span text:style-name="T25">ﮐ</text:span><text:span text:style-name="T1"> </text:span><text:span text:style-name="T25">ﮑﮒ</text:span><text:span text:style-name="T1"> </text:span><text:span text:style-name="T25">ﮓ</text:span><text:span text:style-name="T1"> </text:span><text:span text:style-name="T25">ﮔ</text:span><text:span text:style-name="T1"> </text:span><text:span text:style-name="T25">ﮕ</text:span><text:span text:style-name="T1"> </text:span><text:span text:style-name="T25">ﮖ</text:span><text:span text:style-name="T1"> </text:span><text:span text:style-name="T25">ﮗ</text:span></text:p>
      <text:p text:style-name="P29"><text:span text:style-name="T25">ﮘ</text:span><text:span text:style-name="T1"> </text:span><text:span text:style-name="T25">ﮙ</text:span><text:span text:style-name="T1"> </text:span><text:span text:style-name="T25">ﮚ</text:span><text:span text:style-name="T1"> </text:span><text:span text:style-name="T25">ﮛ</text:span><text:span text:style-name="T1"> </text:span><text:span text:style-name="T25">ﮜ</text:span><text:span text:style-name="T1"> </text:span><text:span text:style-name="T25">ﮝ</text:span><text:span text:style-name="T1"> </text:span><text:span text:style-name="T25">ﮞ</text:span></text:p>
      <text:p text:style-name="P29"><text:span text:style-name="T25">ﮟ</text:span><text:span text:style-name="T1"> </text:span><text:span text:style-name="T25">ﮠ</text:span><text:span text:style-name="T1"> </text:span><text:span text:style-name="T25">ﮡ</text:span><text:span text:style-name="T1"> </text:span><text:span text:style-name="T25">ﮢ</text:span><text:span text:style-name="T1"> </text:span><text:span text:style-name="T25">ﮣ</text:span><text:span text:style-name="T1"> </text:span><text:span text:style-name="T25">ﮤ</text:span><text:span text:style-name="T1"> </text:span><text:span text:style-name="T25">ﮥ</text:span><text:span text:style-name="T1"> </text:span><text:span text:style-name="T25">ﮦ</text:span><text:span text:style-name="T1"> </text:span><text:span text:style-name="T25">ﮧ</text:span><text:span text:style-name="T1"> </text:span><text:span text:style-name="T25">ﮨ</text:span><text:span text:style-name="T1"> </text:span><text:span text:style-name="T25">ﮩ</text:span><text:span text:style-name="T1"> </text:span><text:span text:style-name="T25">ﮪ</text:span><text:span text:style-name="T1"> </text:span><text:span text:style-name="T25">ﮫ</text:span><text:span text:style-name="T1"> </text:span><text:span text:style-name="T25">ﮬ</text:span><text:span text:style-name="T1"> </text:span><text:span text:style-name="T25">ﮭ</text:span><text:span text:style-name="T1"> </text:span><text:span text:style-name="T25">ﮮﮯ</text:span><text:span text:style-name="T1"> </text:span><text:span text:style-name="T25">ﮰ</text:span><text:span text:style-name="T1"> </text:span><text:span text:style-name="T25">ﮱ</text:span><text:span text:style-name="T1"> </text:span><text:span text:style-name="T25">ﯓ</text:span><text:span text:style-name="T1"> </text:span><text:span text:style-name="T25">ﯔ</text:span><text:span text:style-name="T1"> </text:span><text:span text:style-name="T25">ﯕ</text:span><text:span text:style-name="T1"> </text:span><text:span text:style-name="T25">ﯖ</text:span><text:span text:style-name="T1"> </text:span><text:span text:style-name="T25">ﯗ</text:span><text:span text:style-name="T1"> </text:span><text:span text:style-name="T25">ﯘ</text:span><text:span text:style-name="T1"> </text:span><text:span text:style-name="T25">ﯙ</text:span><text:span text:style-name="T1"> </text:span><text:span text:style-name="T25">ﯚﯛ</text:span><text:span text:style-name="T1"> </text:span><text:span text:style-name="T25">ﯜ</text:span><text:span text:style-name="T1"> </text:span><text:span text:style-name="T25">ﯝ</text:span><text:span text:style-name="T1"> </text:span><text:span text:style-name="T25">ﯞ</text:span><text:span text:style-name="T1"> </text:span><text:span text:style-name="T25">ﯟ</text:span><text:span text:style-name="T1"> </text:span><text:span text:style-name="T25">ﯠ</text:span><text:span text:style-name="T1"> </text:span><text:span text:style-name="T25">ﯡ</text:span><text:span text:style-name="T1"> </text:span><text:span text:style-name="T25">ﯢ</text:span><text:span text:style-name="T1"> </text:span><text:span text:style-name="T25">ﯣ</text:span><text:span text:style-name="T1"> </text:span><text:span text:style-name="T25">ﯤ</text:span><text:span text:style-name="T1"> </text:span><text:span text:style-name="T25">ﯥ</text:span><text:span text:style-name="T1"> </text:span><text:span text:style-name="T25">ﯦ</text:span><text:span text:style-name="T1"> </text:span><text:span text:style-name="T25">ﯧ</text:span><text:span text:style-name="T1"> </text:span><text:span text:style-name="T25">ﯨ</text:span><text:span text:style-name="T1"> </text:span><text:span text:style-name="T25">ﯩ</text:span><text:span text:style-name="T1"> </text:span><text:span text:style-name="T25">ﯪ</text:span><text:span text:style-name="T1"> </text:span><text:span text:style-name="T25">ﯫ</text:span><text:span text:style-name="T1"> </text:span><text:span text:style-name="T25">ﯬ</text:span><text:span text:style-name="T1"> </text:span><text:span text:style-name="T25">ﯭ</text:span><text:span text:style-name="T1"> </text:span><text:span text:style-name="T25">ﯮ</text:span><text:span text:style-name="T1"> </text:span><text:span text:style-name="T25">ﯯ</text:span><text:span text:style-name="T1"> </text:span><text:span text:style-name="T25">ﯰ</text:span><text:span text:style-name="T1"> </text:span><text:span text:style-name="T25">ﯱﯲ</text:span><text:span text:style-name="T1"> </text:span><text:span text:style-name="T25">ﯳ</text:span><text:span text:style-name="T1"> </text:span><text:span text:style-name="T25">ﯴ</text:span><text:span text:style-name="T1"> </text:span><text:span text:style-name="T25">ﯵ</text:span><text:span text:style-name="T1"> </text:span><text:span text:style-name="T25">ﯶ</text:span><text:span text:style-name="T1"> </text:span><text:span text:style-name="T25">ﯷ</text:span><text:span text:style-name="T1"> </text:span><text:span text:style-name="T25">ﯸ</text:span><text:span text:style-name="T1"> </text:span><text:span text:style-name="T25">ﯹ</text:span><text:span text:style-name="T1"> </text:span><text:span text:style-name="T25">ﯺ</text:span><text:span text:style-name="T1"> </text:span><text:span text:style-name="T25">ﯻﯼ</text:span><text:span text:style-name="T1"> </text:span><text:span text:style-name="T25">ﯽ</text:span><text:span text:style-name="T1"> </text:span><text:span text:style-name="T25">ﯾ</text:span><text:span text:style-name="T1"> </text:span><text:span text:style-name="T25">ﯿ</text:span><text:span text:style-name="T1"> </text:span><text:span text:style-name="T25">ﰀ</text:span><text:span text:style-name="T1"> </text:span><text:span text:style-name="T25">ﰁ</text:span><text:span text:style-name="T1"> </text:span><text:span text:style-name="T25">ﰂ</text:span><text:span text:style-name="T1"> </text:span><text:span text:style-name="T25">ﰃ</text:span><text:span text:style-name="T1"> </text:span><text:span text:style-name="T25">ﰄ</text:span><text:span text:style-name="T1"> </text:span><text:span text:style-name="T25">ﰅ</text:span><text:span text:style-name="T1"> </text:span><text:span text:style-name="T25">ﰆ</text:span></text:p>
      <text:p text:style-name="P17"><text:span text:style-name="T26">ﭑ</text:span><text:span text:style-name="T1"> </text:span><text:span text:style-name="T26">ﭒ</text:span><text:span text:style-name="T1"> </text:span><text:span text:style-name="T26">ﭓ</text:span><text:span text:style-name="T1"> </text:span><text:span text:style-name="T26">ﭔ</text:span><text:span text:style-name="T1"> </text:span><text:span text:style-name="T26">ﭕ</text:span><text:span text:style-name="T1"> </text:span><text:span text:style-name="T26">ﭖ</text:span><text:span text:style-name="T1"> </text:span><text:span text:style-name="T26">ﭗ</text:span><text:span text:style-name="T1"> </text:span><text:span text:style-name="T26">ﭘ</text:span><text:span text:style-name="T1"> </text:span><text:span text:style-name="T26">ﭙ</text:span><text:span text:style-name="T1"> </text:span><text:span text:style-name="T26">ﭚ</text:span><text:span text:style-name="T1"> </text:span><text:span text:style-name="T26">ﭛ</text:span><text:span text:style-name="T1"> </text:span><text:span text:style-name="T26">ﭜ</text:span><text:span text:style-name="T1"> </text:span><text:span text:style-name="T26">ﭝ</text:span><text:span text:style-name="T1"> </text:span><text:span text:style-name="T26">ﭞﭟ</text:span><text:span text:style-name="T1"> </text:span><text:span text:style-name="T26">ﭠ</text:span><text:span text:style-name="T1"> </text:span><text:span text:style-name="T26">ﭡ</text:span><text:span text:style-name="T1"> </text:span><text:span text:style-name="T26">ﭢ</text:span><text:span text:style-name="T1"> </text:span><text:span text:style-name="T26">ﭣ</text:span><text:span text:style-name="T1"> </text:span><text:span text:style-name="T26">ﭤ</text:span><text:span text:style-name="T1"> </text:span><text:span text:style-name="T26">ﭥ</text:span><text:span text:style-name="T1"> </text:span><text:span text:style-name="T26">ﭦ</text:span><text:span text:style-name="T1"> </text:span><text:span text:style-name="T26">ﭧ</text:span><text:span text:style-name="T1"> </text:span><text:span text:style-name="T26">ﭨﭩ</text:span><text:span text:style-name="T1"> </text:span><text:span text:style-name="T26">ﭪ</text:span><text:span text:style-name="T1"> </text:span><text:span text:style-name="T26">ﭫ</text:span><text:span text:style-name="T1"> </text:span><text:span text:style-name="T26">ﭬ</text:span><text:span text:style-name="T1"> </text:span><text:span text:style-name="T26">ﭭ</text:span><text:span text:style-name="T1"> </text:span><text:span text:style-name="T26">ﭮ</text:span><text:span text:style-name="T1"> </text:span><text:span text:style-name="T26">ﭯ</text:span><text:span text:style-name="T1"> </text:span><text:span text:style-name="T26">ﭰ</text:span><text:span text:style-name="T1"> </text:span><text:span text:style-name="T26">ﭱ</text:span><text:span text:style-name="T1"> </text:span><text:span text:style-name="T26">ﭲ</text:span><text:span text:style-name="T1"> </text:span><text:span text:style-name="T26">ﭳ</text:span><text:span text:style-name="T1"> </text:span><text:span text:style-name="T26">ﭴ</text:span><text:span text:style-name="T1"> </text:span><text:span text:style-name="T26">ﭵ</text:span><text:span text:style-name="T1"> </text:span><text:span text:style-name="T26">ﭶ</text:span><text:span text:style-name="T1"> </text:span><text:span text:style-name="T26">ﭷ</text:span><text:span text:style-name="T1"> </text:span><text:span text:style-name="T26">ﭸ</text:span><text:span text:style-name="T1"> </text:span><text:span text:style-name="T26">ﭹ</text:span><text:span text:style-name="T1"> </text:span><text:span text:style-name="T26">ﭺ</text:span><text:span text:style-name="T1"> </text:span><text:span text:style-name="T26">ﭻ</text:span><text:span text:style-name="T1"> </text:span><text:span text:style-name="T26">ﭼ</text:span><text:span text:style-name="T1"> </text:span><text:span text:style-name="T26">ﭽ</text:span><text:span text:style-name="T1"> </text:span><text:span text:style-name="T26">ﭾ</text:span><text:span text:style-name="T1"> </text:span><text:span text:style-name="T26">ﭿ</text:span><text:span text:style-name="T1"> </text:span><text:span text:style-name="T26">ﮀ</text:span><text:span text:style-name="T1"> </text:span><text:span text:style-name="T26">ﮁ</text:span><text:span text:style-name="T1"> </text:span><text:span text:style-name="T26">ﮂ</text:span><text:span text:style-name="T1"> </text:span><text:span text:style-name="T26">ﮃ</text:span><text:span text:style-name="T1"> </text:span><text:span text:style-name="T26">ﮄ</text:span><text:span text:style-name="T1"> </text:span><text:span text:style-name="T26">ﮅ</text:span><text:span text:style-name="T1"> </text:span><text:span text:style-name="T26">ﮆ</text:span><text:span text:style-name="T1"> </text:span><text:span text:style-name="T26">ﮇ</text:span><text:span text:style-name="T1"> </text:span><text:span text:style-name="T26">ﮈ</text:span><text:span text:style-name="T1"> </text:span><text:span text:style-name="T26">ﮉ</text:span><text:span text:style-name="T1"> </text:span><text:span text:style-name="T26">ﮊ</text:span><text:span text:style-name="T1"> </text:span><text:span text:style-name="T26">ﮋ</text:span><text:span text:style-name="T1"> </text:span><text:span text:style-name="T26">ﮌ</text:span><text:span text:style-name="T1"> </text:span><text:span text:style-name="T26">ﮍ</text:span><text:span text:style-name="T1"> </text:span><text:span text:style-name="T26">ﮎ</text:span><text:span text:style-name="T1"> </text:span><text:span text:style-name="T26">ﮏ</text:span><text:span text:style-name="T1"> </text:span><text:span text:style-name="T26">ﮐ</text:span><text:span text:style-name="T1"> </text:span><text:span text:style-name="T26">ﮑ</text:span><text:span text:style-name="T1"> </text:span><text:span text:style-name="T26">ﮒ</text:span><text:span text:style-name="T1"> </text:span><text:span text:style-name="T26">ﮓ</text:span><text:span text:style-name="T1"> </text:span><text:span text:style-name="T26">ﮔ</text:span><text:span text:style-name="T1"> </text:span><text:span text:style-name="T26">ﮕ</text:span><text:span text:style-name="T1"> </text:span><text:span text:style-name="T26">ﮖ</text:span><text:span text:style-name="T1"> </text:span><text:span text:style-name="T26">ﮗ</text:span><text:span text:style-name="T1"> </text:span><text:span text:style-name="T26">ﮘ</text:span><text:span text:style-name="T1"> </text:span><text:span text:style-name="T26">ﮙ</text:span><text:span text:style-name="T1"> </text:span><text:span text:style-name="T26">ﮚ</text:span><text:span text:style-name="T1"> </text:span><text:span text:style-name="T26">ﮛ</text:span><text:span text:style-name="T1"> </text:span><text:span text:style-name="T26">ﮜﮝ</text:span><text:span text:style-name="T1"> </text:span><text:span text:style-name="T26">ﮞ</text:span><text:span text:style-name="T1"> </text:span><text:span text:style-name="T26">ﮟ</text:span><text:span text:style-name="T1"> </text:span><text:span text:style-name="T26">ﮠ</text:span><text:span text:style-name="T1"> </text:span><text:span text:style-name="T26">ﮡ</text:span><text:span text:style-name="T1"> </text:span><text:span text:style-name="T26">ﮢ</text:span><text:span text:style-name="T1"> </text:span><text:span text:style-name="T26">ﮣ</text:span><text:span text:style-name="T1"> </text:span><text:span text:style-name="T26">ﮤ</text:span><text:span text:style-name="T1"> </text:span><text:span text:style-name="T26">ﮥ</text:span><text:span text:style-name="T1"> </text:span><text:span text:style-name="T26">ﮦ</text:span><text:span text:style-name="T1"> </text:span><text:span text:style-name="T26">ﮧ</text:span><text:span text:style-name="T1"> </text:span><text:span text:style-name="T26">ﮨ</text:span><text:span text:style-name="T1"> </text:span><text:span text:style-name="T26">ﮩ</text:span><text:span text:style-name="T1"> </text:span><text:span text:style-name="T26">ﮪ</text:span><text:span text:style-name="T1"> </text:span><text:span text:style-name="T26">ﮫ</text:span><text:span text:style-name="T1"> </text:span><text:span text:style-name="T26">ﮬ</text:span><text:span text:style-name="T1"> </text:span><text:span text:style-name="T26">ﮭ</text:span><text:span text:style-name="T1"> </text:span><text:span text:style-name="T26">ﮮ</text:span><text:span text:style-name="T1"> </text:span><text:span text:style-name="T26">ﮯ</text:span><text:span text:style-name="T1"> </text:span><text:span text:style-name="T26">ﮰ</text:span><text:span text:style-name="T1"> </text:span><text:span text:style-name="T26">ﮱ</text:span><text:span text:style-name="T1"> </text:span><text:span text:style-name="T26">ﯓ</text:span><text:span text:style-name="T1"> </text:span><text:span text:style-name="T26">ﯔ</text:span><text:span text:style-name="T1"> </text:span><text:span text:style-name="T26">ﯕ</text:span><text:span text:style-name="T1"> </text:span><text:span text:style-name="T26">ﯖ</text:span><text:span text:style-name="T1"> </text:span><text:span text:style-name="T26">ﯗ</text:span><text:span text:style-name="T1"> </text:span><text:span text:style-name="T26">ﯘ</text:span><text:span text:style-name="T1"> </text:span><text:span text:style-name="T26">ﯙ</text:span><text:span text:style-name="T1"> </text:span><text:span text:style-name="T26">ﯚ</text:span><text:span text:style-name="T1"> </text:span><text:span text:style-name="T26">ﯛ</text:span><text:span text:style-name="T1"> </text:span><text:span text:style-name="T26">ﯜ</text:span><text:span text:style-name="T1"> </text:span><text:span text:style-name="T26">ﯝ</text:span><text:span text:style-name="T1"> </text:span><text:span text:style-name="T26">ﯞ</text:span><text:span text:style-name="T1"> </text:span><text:span text:style-name="T26">ﯟ</text:span><text:span text:style-name="T1"> </text:span><text:span text:style-name="T26">ﯠ</text:span><text:span text:style-name="T1"> </text:span><text:span text:style-name="T26">ﯡ</text:span><text:span text:style-name="T1"> </text:span><text:span text:style-name="T26">ﯢ</text:span><text:span text:style-name="T1"> </text:span><text:span text:style-name="T26">ﯣ</text:span><text:span text:style-name="T1"> </text:span><text:span text:style-name="T26">ﯤ</text:span><text:span text:style-name="T1"> </text:span><text:span text:style-name="T26">ﯥ</text:span><text:span text:style-name="T1"> </text:span><text:span text:style-name="T26">ﯦ</text:span><text:span text:style-name="T1"> </text:span><text:span text:style-name="T26">ﯧ</text:span><text:span text:style-name="T1"> </text:span><text:span text:style-name="T26">ﯨ</text:span><text:span text:style-name="T1"> </text:span><text:span text:style-name="T26">ﯩ</text:span><text:span text:style-name="T1"> </text:span><text:span text:style-name="T26">ﯪ</text:span><text:span text:style-name="T1"> </text:span><text:span text:style-name="T26">ﯫ</text:span><text:span text:style-name="T1"> </text:span><text:span text:style-name="T26">ﯬ</text:span><text:span text:style-name="T1"> </text:span><text:span text:style-name="T26">ﯭ</text:span><text:span text:style-name="T1"> </text:span><text:span text:style-name="T26">ﯮ</text:span><text:span text:style-name="T1"> </text:span><text:span text:style-name="T26">ﯯ</text:span><text:span text:style-name="T1"> </text:span><text:span text:style-name="T26">ﯰ</text:span><text:span text:style-name="T1"> </text:span><text:span text:style-name="T26">ﯱﯲ</text:span><text:span text:style-name="T1"> </text:span><text:span text:style-name="T26">ﯳ</text:span><text:span text:style-name="T1"> </text:span><text:span text:style-name="T26">ﯴ</text:span><text:span text:style-name="T1"> </text:span><text:span text:style-name="T26">ﯵ</text:span><text:span text:style-name="T1"> </text:span><text:span text:style-name="T26">ﯶ</text:span><text:span text:style-name="T1"> </text:span><text:span text:style-name="T26">ﯷ</text:span><text:span text:style-name="T1"> </text:span><text:span text:style-name="T26">ﯸ</text:span><text:span text:style-name="T1"> </text:span><text:span text:style-name="T26">ﯹﯺ</text:span><text:span text:style-name="T1"> </text:span><text:span text:style-name="T26">ﯻ</text:span><text:span text:style-name="T1"> </text:span><text:span text:style-name="T26">ﯼ</text:span><text:span text:style-name="T1"> </text:span><text:span text:style-name="T26">ﯽ</text:span><text:span text:style-name="T1"> </text:span><text:span text:style-name="T26">ﯾ</text:span></text:p>
      <text:p text:style-name="P41"><text:span text:style-name="T28">ﮌ</text:span><text:span text:style-name="T5"> </text:span><text:span text:style-name="T30">ﯖ</text:span></text:p>
      <text:p text:style-name="P42">ﭤﭥﭦ</text:p>
      <text:p text:style-name="P31"><text:span text:style-name="T27">ﭑ</text:span><text:span text:style-name="T1"> </text:span><text:span text:style-name="T27">ﭒ</text:span><text:span text:style-name="T1"> </text:span><text:span text:style-name="T27">ﭓ</text:span><text:span text:style-name="T1"> </text:span><text:span text:style-name="T27">ﭔ</text:span><text:span text:style-name="T1"> </text:span><text:span text:style-name="T27">ﭕ</text:span><text:span text:style-name="T1"> </text:span><text:span text:style-name="T27">ﭖ</text:span><text:span text:style-name="T1"> </text:span><text:span text:style-name="T27">ﭗ</text:span><text:span text:style-name="T1"> </text:span><text:span text:style-name="T27">ﭘ</text:span><text:span text:style-name="T1"> </text:span><text:span text:style-name="T27">ﭙ</text:span><text:span text:style-name="T1"> </text:span><text:span text:style-name="T27">ﭚ</text:span><text:span text:style-name="T1"> </text:span><text:span text:style-name="T27">ﭛ</text:span><text:span text:style-name="T1"> </text:span><text:span text:style-name="T27">ﭜ</text:span><text:span text:style-name="T1"> </text:span><text:span text:style-name="T27">ﭝ</text:span><text:span text:style-name="T1"> </text:span><text:span text:style-name="T27">ﭞ</text:span><text:span text:style-name="T1"> </text:span><text:span text:style-name="T27">ﭟ</text:span><text:span text:style-name="T1"> </text:span><text:span text:style-name="T27">ﭠ</text:span><text:span text:style-name="T1"> </text:span><text:span text:style-name="T27">ﭡ</text:span><text:span text:style-name="T1"> </text:span><text:span text:style-name="T27">ﭢ</text:span><text:span text:style-name="T1"> </text:span><text:span text:style-name="T27">ﭣ</text:span><text:span text:style-name="T1"> </text:span><text:span text:style-name="T27">ﭤ</text:span><text:span text:style-name="T1"> </text:span><text:span text:style-name="T27">ﭥ</text:span><text:span text:style-name="T1"> </text:span><text:span text:style-name="T27">ﭦ</text:span><text:span text:style-name="T1"> </text:span><text:span text:style-name="T27">ﭧ</text:span><text:span text:style-name="T1"> </text:span><text:span text:style-name="T27">ﭨ</text:span><text:span text:style-name="T1"> </text:span><text:span text:style-name="T27">ﭩ</text:span><text:span text:style-name="T1"> </text:span><text:span text:style-name="T27">ﭪ</text:span><text:span text:style-name="T1"> </text:span><text:span text:style-name="T27">ﭫ</text:span><text:span text:style-name="T1"> </text:span><text:span text:style-name="T27">ﭬ</text:span><text:span text:style-name="T1"> </text:span><text:span text:style-name="T27">ﭭ</text:span><text:span text:style-name="T1"> </text:span><text:span text:style-name="T27">ﭮ</text:span><text:span text:style-name="T1"> </text:span><text:span text:style-name="T27">ﭯ</text:span><text:span text:style-name="T1"> </text:span><text:span text:style-name="T27">ﭰ</text:span><text:span text:style-name="T1"> </text:span><text:span text:style-name="T27">ﭱ</text:span><text:span text:style-name="T1"> </text:span><text:span text:style-name="T27">ﭲ</text:span><text:span text:style-name="T1"> </text:span><text:span text:style-name="T27">ﭳ</text:span><text:span text:style-name="T1"> </text:span><text:span text:style-name="T27">ﭴ</text:span><text:span text:style-name="T1"> </text:span><text:span text:style-name="T27">ﭵ</text:span><text:span text:style-name="T1"> </text:span><text:span text:style-name="T27">ﭶ</text:span><text:span text:style-name="T1"> </text:span><text:span text:style-name="T27">ﭷ</text:span><text:span text:style-name="T1"> </text:span><text:span text:style-name="T27">ﭸ</text:span><text:span text:style-name="T1"> </text:span><text:span text:style-name="T27">ﭹ</text:span><text:span text:style-name="T1"> </text:span><text:span text:style-name="T27">ﭺ</text:span><text:span text:style-name="T1"> </text:span><text:span text:style-name="T27">ﭻ</text:span><text:span text:style-name="T1"> </text:span><text:span text:style-name="T27">ﭼ</text:span><text:span text:style-name="T1"> </text:span><text:span text:style-name="T27">ﭽ</text:span><text:span text:style-name="T1"> </text:span><text:span text:style-name="T27">ﭾ</text:span><text:span text:style-name="T1"> </text:span><text:span text:style-name="T27">ﭿ</text:span><text:span text:style-name="T1"> </text:span><text:span text:style-name="T27">ﮀ</text:span><text:span text:style-name="T1"> </text:span><text:span text:style-name="T27">ﮁ</text:span><text:span text:style-name="T1"> </text:span><text:span text:style-name="T27">ﮂ</text:span><text:span text:style-name="T1"> </text:span><text:span text:style-name="T27">ﮃ</text:span><text:span text:style-name="T1"> </text:span><text:span text:style-name="T27">ﮄ</text:span><text:span text:style-name="T1"> </text:span><text:span text:style-name="T27">ﮅ</text:span><text:span text:style-name="T1"> </text:span><text:span text:style-name="T27">ﮆ</text:span><text:span text:style-name="T1"> </text:span><text:span text:style-name="T27">ﮇﮈ</text:span><text:span text:style-name="T1"> </text:span><text:span text:style-name="T27">ﮉ</text:span><text:span text:style-name="T1"> </text:span><text:span text:style-name="T27">ﮊ</text:span><text:span text:style-name="T1"> </text:span><text:span text:style-name="T27">ﮋ</text:span><text:span text:style-name="T1"> </text:span><text:span text:style-name="T27">ﮌ</text:span></text:p>
      <text:p text:style-name="P31"><text:span text:style-name="T27">ﮍ</text:span><text:span text:style-name="T1"> </text:span><text:span text:style-name="T27">ﮎ</text:span><text:span text:style-name="T1"> </text:span><text:span text:style-name="T27">ﮏ</text:span><text:span text:style-name="T1"> </text:span><text:span text:style-name="T27">ﮐ</text:span><text:span text:style-name="T1"> </text:span><text:span text:style-name="T27">ﮑ</text:span><text:span text:style-name="T1"> </text:span><text:span text:style-name="T27">ﮒ</text:span><text:span text:style-name="T1"> </text:span><text:span text:style-name="T27">ﮓ</text:span><text:span text:style-name="T1"> </text:span><text:span text:style-name="T27">ﮔ</text:span><text:span text:style-name="T1"> </text:span><text:span text:style-name="T27">ﮕ</text:span><text:span text:style-name="T1"> </text:span><text:span text:style-name="T27">ﮖ</text:span><text:span text:style-name="T1"> </text:span><text:span text:style-name="T27">ﮗ</text:span><text:span text:style-name="T1"> </text:span><text:span text:style-name="T27">ﮘ</text:span><text:span text:style-name="T1"> </text:span><text:span text:style-name="T27">ﮙ</text:span><text:span text:style-name="T1"> </text:span><text:span text:style-name="T27">ﮚ</text:span><text:span text:style-name="T1"> </text:span><text:span text:style-name="T27">ﮛ</text:span><text:span text:style-name="T1"> </text:span><text:span text:style-name="T27">ﮜ</text:span><text:span text:style-name="T1"> </text:span><text:span text:style-name="T27">ﮝ</text:span><text:span text:style-name="T1"> </text:span><text:span text:style-name="T27">ﮞ</text:span><text:span text:style-name="T1"> </text:span><text:span text:style-name="T27">ﮟ</text:span><text:span text:style-name="T1"> </text:span><text:span text:style-name="T27">ﮠ</text:span><text:span text:style-name="T1"> </text:span><text:span text:style-name="T27">ﮡ</text:span><text:span text:style-name="T1"> </text:span><text:span text:style-name="T27">ﮢ</text:span><text:span text:style-name="T1"> </text:span><text:span text:style-name="T27">ﮣ</text:span><text:span text:style-name="T1"> </text:span><text:span text:style-name="T27">ﮤ</text:span><text:span text:style-name="T1"> </text:span><text:span text:style-name="T27">ﮥ</text:span><text:span text:style-name="T1"> </text:span><text:span text:style-name="T27">ﮦ</text:span><text:span text:style-name="T1"> </text:span><text:span text:style-name="T27">ﮧ</text:span><text:span text:style-name="T1"> </text:span><text:span text:style-name="T27">ﮨ</text:span><text:span text:style-name="T1"> </text:span><text:span text:style-name="T27">ﮩ</text:span><text:span text:style-name="T1"> </text:span><text:span text:style-name="T27">ﮪﮫ</text:span><text:span text:style-name="T1"> </text:span><text:span text:style-name="T27">ﮬ</text:span><text:span text:style-name="T1"> </text:span><text:span text:style-name="T27">ﮭ</text:span><text:span text:style-name="T1"> </text:span><text:span text:style-name="T27">ﮮ</text:span><text:span text:style-name="T1"> </text:span><text:span text:style-name="T27">ﮯ</text:span><text:span text:style-name="T1"> </text:span><text:span text:style-name="T27">ﮰ</text:span><text:span text:style-name="T1"> </text:span><text:span text:style-name="T27">ﮱ</text:span><text:span text:style-name="T1"> </text:span><text:span text:style-name="T27">ﯓ</text:span><text:span text:style-name="T1"> </text:span><text:span text:style-name="T27">ﯔ</text:span><text:span text:style-name="T1"> </text:span><text:span text:style-name="T27">ﯕ</text:span><text:span text:style-name="T1"> </text:span><text:span text:style-name="T27">ﯖ</text:span><text:span text:style-name="T1"> </text:span><text:span text:style-name="T27">ﯗ</text:span><text:span text:style-name="T1"> </text:span><text:span text:style-name="T27">ﯘ</text:span><text:span text:style-name="T1"> </text:span><text:span text:style-name="T27">ﯙ</text:span><text:span text:style-name="T1"> </text:span><text:span text:style-name="T27">ﯚ</text:span><text:span text:style-name="T1"> </text:span><text:span text:style-name="T27">ﯛ</text:span><text:span text:style-name="T1"> </text:span><text:span text:style-name="T27">ﯜ</text:span><text:span text:style-name="T1"> </text:span><text:span text:style-name="T27">ﯝ</text:span><text:span text:style-name="T1"> </text:span><text:span text:style-name="T27">ﯞ</text:span><text:span text:style-name="T1"> </text:span><text:span text:style-name="T27">ﯟ</text:span><text:span text:style-name="T1"> </text:span><text:span text:style-name="T27">ﯠ</text:span><text:span text:style-name="T1"> </text:span><text:span text:style-name="T27">ﯡ</text:span><text:span text:style-name="T1"> </text:span><text:span text:style-name="T27">ﯢ</text:span><text:span text:style-name="T1"> </text:span><text:span text:style-name="T27">ﯣ</text:span><text:span text:style-name="T1"> </text:span><text:span text:style-name="T27">ﯤ</text:span><text:span text:style-name="T1"> </text:span><text:span text:style-name="T27">ﯥ</text:span><text:span text:style-name="T1"> </text:span><text:span text:style-name="T27">ﯦ</text:span><text:span text:style-name="T1"> </text:span><text:span text:style-name="T27">ﯧ</text:span><text:span text:style-name="T1"> </text:span><text:span text:style-name="T27">ﯨ</text:span><text:span text:style-name="T1"> </text:span><text:span text:style-name="T27">ﯩ</text:span><text:span text:style-name="T1"> </text:span><text:span text:style-name="T27">ﯪ</text:span><text:span text:style-name="T1"> </text:span><text:span text:style-name="T27">ﯫ</text:span><text:span text:style-name="T1"> </text:span><text:span text:style-name="T27">ﯬ</text:span><text:span text:style-name="T1"> </text:span><text:span text:style-name="T27">ﯭ</text:span><text:span text:style-name="T1"> </text:span><text:span text:style-name="T27">ﯮ</text:span><text:span text:style-name="T1"> </text:span><text:span text:style-name="T27">ﯯ</text:span><text:span text:style-name="T1"> </text:span><text:span text:style-name="T27">ﯰ</text:span><text:span text:style-name="T1"> </text:span><text:span text:style-name="T27">ﯱ</text:span></text:p>
      <text:p text:style-name="P33"><text:span text:style-name="T32">ﭑ</text:span><text:span text:style-name="T1"> </text:span><text:span text:style-name="T32">ﭒ</text:span><text:span text:style-name="T1"> </text:span><text:span text:style-name="T32">ﭓ</text:span><text:span text:style-name="T1"> </text:span><text:span text:style-name="T32">ﭔ</text:span><text:span text:style-name="T1"> </text:span><text:span text:style-name="T32">ﭕ</text:span><text:span text:style-name="T1"> </text:span><text:span text:style-name="T32">ﭖ</text:span><text:span text:style-name="T1"> </text:span><text:span text:style-name="T32">ﭗ</text:span><text:span text:style-name="T1"> </text:span><text:span text:style-name="T32">ﭘ</text:span><text:span text:style-name="T1"> </text:span><text:span text:style-name="T32">ﭙ</text:span><text:span text:style-name="T1"> </text:span><text:span text:style-name="T32">ﭚﭛ</text:span><text:span text:style-name="T1"> </text:span><text:span text:style-name="T32">ﭜ</text:span><text:span text:style-name="T1"> </text:span><text:span text:style-name="T32">ﭝ</text:span><text:span text:style-name="T1"> </text:span><text:span text:style-name="T32">ﭞ</text:span><text:span text:style-name="T1"> </text:span><text:span text:style-name="T32">ﭟ</text:span><text:span text:style-name="T1"> </text:span><text:span text:style-name="T32">ﭠﭡ</text:span><text:span text:style-name="T1"> </text:span><text:span text:style-name="T32">ﭢ</text:span><text:span text:style-name="T1"> </text:span><text:span text:style-name="T32">ﭣ</text:span><text:span text:style-name="T1"> </text:span><text:span text:style-name="T32">ﭤ</text:span><text:span text:style-name="T1"> </text:span><text:span text:style-name="T32">ﭥ</text:span><text:span text:style-name="T1"> </text:span><text:span text:style-name="T32">ﭦ</text:span><text:span text:style-name="T1"> </text:span><text:span text:style-name="T32">ﭧ</text:span><text:span text:style-name="T1"> </text:span><text:span text:style-name="T32">ﭨ</text:span><text:span text:style-name="T1"> </text:span><text:span text:style-name="T32">ﭩ</text:span><text:span text:style-name="T1"> </text:span><text:span text:style-name="T32">ﭪ</text:span><text:span text:style-name="T1"> </text:span><text:span text:style-name="T32">ﭫ</text:span><text:span text:style-name="T1"> </text:span><text:span text:style-name="T32">ﭬ</text:span><text:span text:style-name="T1"> </text:span><text:span text:style-name="T32">ﭭ</text:span><text:span text:style-name="T1"> </text:span><text:span text:style-name="T32">ﭮ</text:span><text:span text:style-name="T1"> </text:span><text:span text:style-name="T32">ﭯ</text:span><text:span text:style-name="T1"> </text:span><text:span text:style-name="T32">ﭰ</text:span><text:span text:style-name="T1"> </text:span><text:span text:style-name="T32">ﭱ</text:span><text:span text:style-name="T1"> </text:span><text:span text:style-name="T32">ﭲ</text:span><text:span text:style-name="T1"> </text:span><text:span text:style-name="T32">ﭳ</text:span><text:span text:style-name="T1"> </text:span><text:span text:style-name="T32">ﭴ</text:span><text:span text:style-name="T1"> </text:span><text:span text:style-name="T32">ﭵ</text:span><text:span text:style-name="T1"> </text:span><text:span text:style-name="T32">ﭶ</text:span><text:span text:style-name="T1"> </text:span><text:span text:style-name="T32">ﭷ</text:span><text:span text:style-name="T1"> </text:span><text:span text:style-name="T32">ﭸ</text:span><text:span text:style-name="T1"> </text:span><text:span text:style-name="T32">ﭹ</text:span><text:span text:style-name="T1"> </text:span><text:span text:style-name="T32">ﭺ</text:span><text:span text:style-name="T1"> </text:span><text:span text:style-name="T32">ﭻ</text:span><text:span text:style-name="T1"> </text:span><text:span text:style-name="T32">ﭼﭽ</text:span><text:span text:style-name="T1"> </text:span><text:span text:style-name="T32">ﭾ</text:span><text:span text:style-name="T1"> </text:span><text:span text:style-name="T32">ﭿ</text:span><text:span text:style-name="T1"> </text:span><text:span text:style-name="T32">ﮀ</text:span><text:span text:style-name="T1"> </text:span><text:span text:style-name="T32">ﮁ</text:span><text:span text:style-name="T1"> </text:span><text:span text:style-name="T32">ﮂ</text:span><text:span text:style-name="T1"> </text:span><text:span text:style-name="T32">ﮃ</text:span><text:span text:style-name="T1"> </text:span><text:span text:style-name="T32">ﮄ</text:span><text:span text:style-name="T1"> </text:span><text:span text:style-name="T32">ﮅ</text:span><text:span text:style-name="T1"> </text:span><text:span text:style-name="T32">ﮆ</text:span><text:span text:style-name="T1"> </text:span><text:span text:style-name="T32">ﮇ</text:span><text:span text:style-name="T1"> </text:span><text:span text:style-name="T32">ﮈ</text:span><text:span text:style-name="T1"> </text:span><text:span text:style-name="T32">ﮉ</text:span><text:span text:style-name="T1"> </text:span><text:span text:style-name="T32">ﮊ</text:span><text:span text:style-name="T1"> </text:span><text:span text:style-name="T32">ﮋ</text:span><text:span text:style-name="T1"> </text:span><text:span text:style-name="T32">ﮌ</text:span><text:span text:style-name="T1"> </text:span><text:span text:style-name="T32">ﮍ</text:span><text:span text:style-name="T1"> </text:span><text:span text:style-name="T32">ﮎ</text:span><text:span text:style-name="T1"> </text:span><text:span text:style-name="T32">ﮏ</text:span><text:span text:style-name="T1"> </text:span><text:span text:style-name="T32">ﮐ</text:span><text:span text:style-name="T1"> </text:span><text:span text:style-name="T32">ﮑ</text:span><text:span text:style-name="T1"> </text:span><text:span text:style-name="T32">ﮒ</text:span><text:span text:style-name="T1"> </text:span><text:span text:style-name="T32">ﮓ</text:span><text:span text:style-name="T1"> </text:span><text:span text:style-name="T32">ﮔ</text:span><text:span text:style-name="T1"> </text:span><text:span text:style-name="T32">ﮕﮖ</text:span><text:span text:style-name="T1"> </text:span><text:span text:style-name="T32">ﮗ</text:span><text:span text:style-name="T1"> </text:span><text:span text:style-name="T32">ﮘ</text:span><text:span text:style-name="T1"> </text:span><text:span text:style-name="T32">ﮙ</text:span><text:span text:style-name="T1"> </text:span><text:span text:style-name="T32">ﮚ</text:span><text:span text:style-name="T1"> </text:span><text:span text:style-name="T32">ﮛ</text:span><text:span text:style-name="T1"> </text:span><text:span text:style-name="T32">ﮜ</text:span><text:span text:style-name="T1"> </text:span><text:span text:style-name="T32">ﮝ</text:span><text:span text:style-name="T1"> </text:span><text:span text:style-name="T32">ﮞ</text:span><text:span text:style-name="T1"> </text:span><text:span text:style-name="T32">ﮟ</text:span><text:span text:style-name="T1"> </text:span><text:span text:style-name="T32">ﮠﮡ</text:span><text:span text:style-name="T1"> </text:span><text:span text:style-name="T32">ﮢ</text:span><text:span text:style-name="T1"> </text:span><text:span text:style-name="T32">ﮣ</text:span><text:span text:style-name="T1"> </text:span><text:span text:style-name="T32">ﮤ</text:span><text:span text:style-name="T1"> </text:span><text:span text:style-name="T32">ﮥ</text:span><text:span text:style-name="T1"> </text:span><text:span text:style-name="T32">ﮦ</text:span><text:span text:style-name="T1"> </text:span><text:span text:style-name="T32">ﮧ</text:span><text:span text:style-name="T1"> </text:span><text:span text:style-name="T32">ﮨ</text:span><text:span text:style-name="T1"> </text:span><text:span text:style-name="T32">ﮩ</text:span><text:span text:style-name="T1"> </text:span><text:span text:style-name="T32">ﮪ</text:span><text:span text:style-name="T1"> </text:span><text:span text:style-name="T32">ﮫ</text:span><text:span text:style-name="T1"> </text:span><text:span text:style-name="T32">ﮬ</text:span><text:span text:style-name="T1"> </text:span><text:span text:style-name="T32">ﮭ</text:span><text:span text:style-name="T1"> </text:span><text:span text:style-name="T32">ﮮ</text:span><text:span text:style-name="T1"> </text:span><text:span text:style-name="T32">ﮯ</text:span><text:span text:style-name="T1"> </text:span><text:span text:style-name="T32">ﮰ</text:span><text:span text:style-name="T1"> </text:span><text:span text:style-name="T32">ﮱ</text:span><text:span text:style-name="T1"> </text:span><text:span text:style-name="T32">ﯓﯔ</text:span><text:span text:style-name="T1"> </text:span><text:span text:style-name="T32">ﯕ</text:span><text:span text:style-name="T1"> </text:span><text:span text:style-name="T32">ﯖ</text:span><text:span text:style-name="T1"> </text:span><text:span text:style-name="T32">ﯗﯘ</text:span><text:span text:style-name="T1"> </text:span><text:span text:style-name="T32">ﯙ</text:span></text:p>
      <text:p text:style-name="P32"><text:span text:style-name="T32">ﯚ</text:span><text:span text:style-name="T1"> </text:span><text:span text:style-name="T32">ﯛ</text:span><text:span text:style-name="T1"> </text:span><text:span text:style-name="T32">ﯜ</text:span><text:span text:style-name="T1"> </text:span><text:span text:style-name="T32">ﯝ</text:span><text:span text:style-name="T1"> </text:span><text:span text:style-name="T32">ﯞ</text:span><text:span text:style-name="T1"> </text:span><text:span text:style-name="T32">ﯟ</text:span><text:span text:style-name="T1"> </text:span><text:span text:style-name="T32">ﯠ</text:span><text:span text:style-name="T1"> </text:span><text:span text:style-name="T32">ﯡ</text:span><text:span text:style-name="T1"> </text:span><text:span text:style-name="T32">ﯢ</text:span><text:span text:style-name="T1"> </text:span><text:span text:style-name="T32">ﯣ</text:span><text:span text:style-name="T1"> </text:span><text:span text:style-name="T32">ﯤ</text:span><text:span text:style-name="T1"> </text:span><text:span text:style-name="T32">ﯥ</text:span><text:span text:style-name="T1"> </text:span><text:span text:style-name="T32">ﯦ</text:span><text:span text:style-name="T1"> </text:span><text:span text:style-name="T32">ﯧ</text:span><text:span text:style-name="T1"> </text:span><text:span text:style-name="T32">ﯨ</text:span><text:span text:style-name="T1"> </text:span><text:span text:style-name="T32">ﯩ</text:span><text:span text:style-name="T1"> </text:span><text:span text:style-name="T32">ﯪ</text:span><text:span text:style-name="T1"> </text:span><text:span text:style-name="T32">ﯫ</text:span><text:span text:style-name="T1"> </text:span><text:span text:style-name="T32">ﯬ</text:span><text:span text:style-name="T1"> </text:span><text:span text:style-name="T32">ﯭ</text:span><text:span text:style-name="T1"> </text:span><text:span text:style-name="T32">ﯮ</text:span><text:span text:style-name="T1"> </text:span><text:span text:style-name="T32">ﯯ</text:span><text:span text:style-name="T1"> </text:span><text:span text:style-name="T32">ﯰ</text:span><text:span text:style-name="T1"> </text:span><text:span text:style-name="T32">ﯱ</text:span><text:span text:style-name="T1"> </text:span><text:span text:style-name="T32">ﯲ</text:span><text:span text:style-name="T1"> </text:span><text:span text:style-name="T32">ﯳ</text:span><text:span text:style-name="T1"> </text:span><text:span text:style-name="T32">ﯴ</text:span><text:span text:style-name="T1"> </text:span><text:span text:style-name="T32">ﯵ</text:span><text:span text:style-name="T1"> </text:span><text:span text:style-name="T32">ﯶ</text:span><text:span text:style-name="T1"> </text:span><text:span text:style-name="T32">ﯷ</text:span><text:span text:style-name="T1"> </text:span><text:span text:style-name="T32">ﯸ</text:span><text:span text:style-name="T1"> </text:span><text:span text:style-name="T32">ﯹ</text:span><text:span text:style-name="T1"> </text:span><text:span text:style-name="T32">ﯺ</text:span><text:span text:style-name="T1"> </text:span><text:span text:style-name="T32">ﯻ</text:span><text:span text:style-name="T1"> </text:span><text:span text:style-name="T32">ﯼ</text:span><text:span text:style-name="T1"> </text:span><text:span text:style-name="T32">ﯽ</text:span><text:span text:style-name="T1"> </text:span><text:span text:style-name="T32">ﯾ</text:span><text:span text:style-name="T1"> </text:span><text:span text:style-name="T32">ﯿ</text:span><text:span text:style-name="T1"> </text:span><text:span text:style-name="T32">ﰀ</text:span><text:span text:style-name="T1"> </text:span><text:span text:style-name="T32">ﰁ</text:span><text:span text:style-name="T1"> </text:span><text:span text:style-name="T32">ﰂ</text:span><text:span text:style-name="T1"> </text:span><text:span text:style-name="T32">ﰃ</text:span><text:span text:style-name="T1"> </text:span><text:span text:style-name="T32">ﰄ</text:span><text:span text:style-name="T1"> </text:span><text:span text:style-name="T32">ﰅ</text:span><text:span text:style-name="T1"> </text:span><text:span text:style-name="T32">ﰆ</text:span><text:span text:style-name="T1"> </text:span><text:span text:style-name="T32">ﰇ</text:span></text:p>
      <text:p text:style-name="P18"><text:span text:style-name="T33">ﭑ</text:span><text:span text:style-name="T1"> </text:span><text:span text:style-name="T33">ﭒ</text:span><text:span text:style-name="T1"> </text:span><text:span text:style-name="T33">ﭓ</text:span><text:span text:style-name="T1"> </text:span><text:span text:style-name="T33">ﭔ</text:span><text:span text:style-name="T1"> </text:span><text:span text:style-name="T33">ﭕﭖ</text:span><text:span text:style-name="T1"> </text:span><text:span text:style-name="T33">ﭗ</text:span><text:span text:style-name="T1"> </text:span><text:span text:style-name="T33">ﭘ</text:span><text:span text:style-name="T1"> </text:span><text:span text:style-name="T33">ﭙ</text:span><text:span text:style-name="T1"> </text:span><text:span text:style-name="T33">ﭚ</text:span><text:span text:style-name="T1"> </text:span><text:span text:style-name="T33">ﭛ</text:span><text:span text:style-name="T1"> </text:span><text:span text:style-name="T33">ﭜ</text:span><text:span text:style-name="T1"> </text:span><text:span text:style-name="T33">ﭝ</text:span><text:span text:style-name="T1"> </text:span><text:span text:style-name="T33">ﭞ</text:span><text:span text:style-name="T1"> </text:span><text:span text:style-name="T33">ﭟ</text:span><text:span text:style-name="T1"> </text:span><text:span text:style-name="T33">ﭠ</text:span><text:span text:style-name="T1"> </text:span><text:span text:style-name="T33">ﭡ</text:span><text:span text:style-name="T1"> </text:span><text:span text:style-name="T33">ﭢ</text:span><text:span text:style-name="T1"> </text:span><text:span text:style-name="T33">ﭣ</text:span><text:span text:style-name="T1"> </text:span><text:span text:style-name="T33">ﭤ</text:span><text:span text:style-name="T1"> </text:span><text:span text:style-name="T33">ﭥ</text:span><text:span text:style-name="T1"> </text:span><text:span text:style-name="T33">ﭦ</text:span><text:span text:style-name="T1"> </text:span><text:span text:style-name="T33">ﭧ</text:span><text:span text:style-name="T1"> </text:span><text:span text:style-name="T33">ﭨ</text:span><text:span text:style-name="T1"> </text:span><text:span text:style-name="T33">ﭩ</text:span><text:span text:style-name="T1"> </text:span><text:span text:style-name="T33">ﭪ</text:span><text:span text:style-name="T1"> </text:span><text:span text:style-name="T33">ﭫ</text:span><text:span text:style-name="T1"> </text:span><text:span text:style-name="T33">ﭬ</text:span><text:span text:style-name="T1"> </text:span><text:span text:style-name="T33">ﭭ</text:span><text:span text:style-name="T1"> </text:span><text:span text:style-name="T33">ﭮ</text:span><text:span text:style-name="T1"> </text:span><text:span text:style-name="T33">ﭯ</text:span><text:span text:style-name="T1"> </text:span><text:span text:style-name="T33">ﭰ</text:span><text:span text:style-name="T1"> </text:span><text:span text:style-name="T33">ﭱ</text:span><text:span text:style-name="T1"> </text:span><text:span text:style-name="T33">ﭲ</text:span><text:span text:style-name="T1"> </text:span><text:span text:style-name="T33">ﭳ</text:span><text:span text:style-name="T1"> </text:span><text:span text:style-name="T33">ﭴ</text:span><text:span text:style-name="T1"> </text:span><text:span text:style-name="T33">ﭵ</text:span><text:span text:style-name="T1"> </text:span><text:span text:style-name="T33">ﭶ</text:span><text:span text:style-name="T1"> </text:span><text:span text:style-name="T33">ﭷ</text:span><text:span text:style-name="T1"> </text:span><text:span text:style-name="T33">ﭸ</text:span><text:span text:style-name="T1"> </text:span><text:span text:style-name="T33">ﭹ</text:span><text:span text:style-name="T1"> </text:span><text:span text:style-name="T33">ﭺ</text:span><text:span text:style-name="T1"> </text:span><text:span text:style-name="T33">ﭻ</text:span><text:span text:style-name="T1"> </text:span><text:span text:style-name="T33">ﭼ</text:span><text:span text:style-name="T1"> </text:span><text:span text:style-name="T33">ﭽ</text:span><text:span text:style-name="T1"> </text:span><text:span text:style-name="T33">ﭾ</text:span><text:span text:style-name="T1"> </text:span><text:span text:style-name="T33">ﭿ</text:span><text:span text:style-name="T1"> </text:span><text:span text:style-name="T33">ﮀ</text:span><text:span text:style-name="T1"> </text:span><text:span text:style-name="T33">ﮁ</text:span><text:span text:style-name="T1"> </text:span><text:span text:style-name="T33">ﮂ</text:span><text:span text:style-name="T1"> </text:span><text:span text:style-name="T33">ﮃ</text:span><text:span text:style-name="T1"> </text:span><text:span text:style-name="T33">ﮄ</text:span><text:span text:style-name="T1"> </text:span><text:span text:style-name="T33">ﮅ</text:span><text:span text:style-name="T1"> </text:span><text:span text:style-name="T33">ﮆ</text:span><text:span text:style-name="T1"> </text:span><text:span text:style-name="T33">ﮇ</text:span><text:span text:style-name="T1"> </text:span><text:span text:style-name="T33">ﮈﮉ</text:span><text:span text:style-name="T1"> </text:span><text:span text:style-name="T33">ﮊ</text:span><text:span text:style-name="T1"> </text:span><text:span text:style-name="T33">ﮋ</text:span><text:span text:style-name="T1"> </text:span><text:span text:style-name="T33">ﮌ</text:span><text:span text:style-name="T1"> </text:span><text:span text:style-name="T33">ﮍ</text:span><text:span text:style-name="T1"> </text:span><text:span text:style-name="T33">ﮎ</text:span><text:span text:style-name="T1"> </text:span><text:span text:style-name="T33">ﮏ</text:span><text:span text:style-name="T1"> </text:span><text:span text:style-name="T33">ﮐ</text:span><text:span text:style-name="T1"> </text:span><text:span text:style-name="T33">ﮑ</text:span><text:span text:style-name="T1"> </text:span><text:span text:style-name="T33">ﮒ</text:span><text:span text:style-name="T1"> </text:span><text:span text:style-name="T33">ﮓ</text:span><text:span text:style-name="T1"> </text:span><text:span text:style-name="T33">ﮔ</text:span><text:span text:style-name="T1"> </text:span><text:span text:style-name="T33">ﮕ</text:span><text:span text:style-name="T1"> </text:span><text:span text:style-name="T33">ﮖ</text:span><text:span text:style-name="T1"> </text:span><text:span text:style-name="T33">ﮗ</text:span><text:span text:style-name="T1"> </text:span><text:span text:style-name="T33">ﮘ</text:span><text:span text:style-name="T1"> </text:span><text:span text:style-name="T33">ﮙ</text:span><text:span text:style-name="T1"> </text:span><text:span text:style-name="T33">ﮚ</text:span><text:span text:style-name="T1"> </text:span><text:span text:style-name="T33">ﮛ</text:span><text:span text:style-name="T1"> </text:span><text:span text:style-name="T33">ﮜ</text:span><text:span text:style-name="T1"> </text:span><text:span text:style-name="T33">ﮝ</text:span><text:span text:style-name="T1"> </text:span><text:span text:style-name="T33">ﮞ</text:span><text:span text:style-name="T1"> </text:span><text:span text:style-name="T33">ﮟ</text:span><text:span text:style-name="T1"> </text:span><text:span text:style-name="T33">ﮠ</text:span><text:span text:style-name="T1"> </text:span><text:span text:style-name="T33">ﮡ</text:span><text:span text:style-name="T1"> </text:span><text:span text:style-name="T33">ﮢ</text:span><text:span text:style-name="T1"> </text:span><text:span text:style-name="T33">ﮣ</text:span><text:span text:style-name="T1"> </text:span><text:span text:style-name="T33">ﮤ</text:span><text:span text:style-name="T1"> </text:span><text:span text:style-name="T33">ﮥ</text:span><text:span text:style-name="T1"> </text:span><text:span text:style-name="T33">ﮦ</text:span><text:span text:style-name="T1"> </text:span><text:span text:style-name="T33">ﮧﮨ</text:span><text:span text:style-name="T1"> </text:span><text:span text:style-name="T33">ﮩ</text:span><text:span text:style-name="T1"> </text:span><text:span text:style-name="T33">ﮪ</text:span><text:span text:style-name="T1"> </text:span><text:span text:style-name="T33">ﮫ</text:span><text:span text:style-name="T1"> </text:span><text:span text:style-name="T33">ﮬ</text:span><text:span text:style-name="T1"> </text:span><text:span text:style-name="T33">ﮭ</text:span><text:span text:style-name="T1"> </text:span><text:span text:style-name="T33">ﮮ</text:span><text:span text:style-name="T1"> </text:span><text:span text:style-name="T33">ﮯ</text:span><text:span text:style-name="T1"> </text:span><text:span text:style-name="T33">ﮰ</text:span><text:span text:style-name="T1"> </text:span><text:span text:style-name="T33">ﮱ</text:span><text:span text:style-name="T1"> </text:span><text:span text:style-name="T33">ﯓ</text:span><text:span text:style-name="T1"> </text:span><text:span text:style-name="T33">ﯔ</text:span><text:span text:style-name="T1"> </text:span><text:span text:style-name="T33">ﯕ</text:span><text:span text:style-name="T1"> </text:span><text:span text:style-name="T33">ﯖ</text:span><text:span text:style-name="T1"> </text:span><text:span text:style-name="T33">ﯗ</text:span><text:span text:style-name="T1"> </text:span><text:span text:style-name="T33">ﯘ</text:span><text:span text:style-name="T1"> </text:span><text:span text:style-name="T33">ﯙ</text:span><text:span text:style-name="T1"> </text:span><text:span text:style-name="T33">ﯚ</text:span><text:span text:style-name="T1"> </text:span><text:span text:style-name="T33">ﯛ</text:span><text:span text:style-name="T1"> </text:span><text:span text:style-name="T33">ﯜ</text:span><text:span text:style-name="T1"> </text:span><text:span text:style-name="T33">ﯝ</text:span><text:span text:style-name="T1"> </text:span><text:span text:style-name="T33">ﯞ</text:span><text:span text:style-name="T1"> </text:span><text:span text:style-name="T33">ﯟ</text:span><text:span text:style-name="T1"> </text:span><text:span text:style-name="T33">ﯠ</text:span><text:span text:style-name="T1"> </text:span><text:span text:style-name="T33">ﯡ</text:span><text:span text:style-name="T1"> </text:span><text:span text:style-name="T33">ﯢ</text:span><text:span text:style-name="T1"> </text:span><text:span text:style-name="T33">ﯣ</text:span><text:span text:style-name="T1"> </text:span><text:span text:style-name="T33">ﯤ</text:span><text:span text:style-name="T1"> </text:span><text:span text:style-name="T33">ﯥ</text:span><text:span text:style-name="T1"> </text:span><text:span text:style-name="T33">ﯦ</text:span><text:span text:style-name="T1"> </text:span><text:span text:style-name="T33">ﯧ</text:span><text:span text:style-name="T1"> </text:span><text:span text:style-name="T33">ﯨ</text:span><text:span text:style-name="T1"> </text:span><text:span text:style-name="T33">ﯩﯪ</text:span><text:span text:style-name="T1"> </text:span><text:span text:style-name="T33">ﯫ</text:span><text:span text:style-name="T1"> </text:span><text:span text:style-name="T33">ﯬ</text:span><text:span text:style-name="T1"> </text:span><text:span text:style-name="T33">ﯭ</text:span><text:span text:style-name="T1"> </text:span><text:span text:style-name="T33">ﯮﯯ</text:span><text:span text:style-name="T1"> </text:span><text:span text:style-name="T33">ﯰ</text:span><text:span text:style-name="T1"> </text:span><text:span text:style-name="T33">ﯱ</text:span><text:span text:style-name="T1"> </text:span><text:span text:style-name="T33">ﯲ</text:span><text:span text:style-name="T1"> </text:span><text:span text:style-name="T33">ﯳ</text:span><text:span text:style-name="T1"> </text:span><text:span text:style-name="T33">ﯴ</text:span><text:span text:style-name="T1"> </text:span><text:span text:style-name="T33">ﯵ</text:span><text:span text:style-name="T1"> </text:span><text:span text:style-name="T33">ﯶ</text:span><text:span text:style-name="T1"> </text:span><text:span text:style-name="T33">ﯷ</text:span><text:span text:style-name="T1"> </text:span><text:span text:style-name="T33">ﯸ</text:span><text:span text:style-name="T1"> </text:span><text:span text:style-name="T33">ﯹ</text:span><text:span text:style-name="T1"> </text:span><text:span text:style-name="T33">ﯺ</text:span><text:span text:style-name="T1"> </text:span><text:span text:style-name="T33">ﯻ</text:span><text:span text:style-name="T1"> </text:span><text:span text:style-name="T33">ﯼ</text:span><text:span text:style-name="T1"> </text:span><text:span text:style-name="T33">ﯽ</text:span><text:span text:style-name="T1"> </text:span><text:span text:style-name="T33">ﯾ</text:span><text:span text:style-name="T1"> </text:span><text:span text:style-name="T33">ﯿ</text:span><text:span text:style-name="T1"> </text:span><text:span text:style-name="T33">ﰀ</text:span><text:span text:style-name="T1"> </text:span><text:span text:style-name="T33">ﰁ</text:span><text:span text:style-name="T1"> </text:span><text:span text:style-name="T33">ﰂ</text:span><text:span text:style-name="T1"> </text:span><text:span text:style-name="T33">ﰃ</text:span><text:span text:style-name="T1"> </text:span><text:span text:style-name="T33">ﰄ</text:span><text:span text:style-name="T1"> </text:span><text:span text:style-name="T33">ﰅ</text:span><text:span text:style-name="T1"> </text:span><text:span text:style-name="T33">ﰆ</text:span></text:p>
      <text:p text:style-name="P35"><text:span text:style-name="T34">ﭑ</text:span><text:span text:style-name="T1"> </text:span><text:span text:style-name="T34">ﭒ</text:span><text:span text:style-name="T1"> </text:span><text:span text:style-name="T34">ﭓ</text:span><text:span text:style-name="T1"> </text:span><text:span text:style-name="T34">ﭔ</text:span><text:span text:style-name="T1"> </text:span><text:span text:style-name="T34">ﭕ</text:span><text:span text:style-name="T1"> </text:span><text:span text:style-name="T34">ﭖ</text:span><text:span text:style-name="T1"> </text:span><text:span text:style-name="T34">ﭗ</text:span><text:span text:style-name="T1"> </text:span><text:span text:style-name="T34">ﭘ</text:span><text:span text:style-name="T1"> </text:span><text:span text:style-name="T34">ﭙ</text:span><text:span text:style-name="T1"> </text:span><text:span text:style-name="T34">ﭚ</text:span><text:span text:style-name="T1"> </text:span><text:span text:style-name="T34">ﭛ</text:span><text:span text:style-name="T1"> </text:span><text:span text:style-name="T34">ﭜ</text:span><text:span text:style-name="T1"> </text:span><text:span text:style-name="T34">ﭝ</text:span><text:span text:style-name="T1"> </text:span><text:span text:style-name="T34">ﭞ</text:span><text:span text:style-name="T1"> </text:span><text:span text:style-name="T34">ﭟ</text:span><text:span text:style-name="T1"> </text:span><text:span text:style-name="T34">ﭠ</text:span><text:span text:style-name="T1"> </text:span><text:span text:style-name="T34">ﭡ</text:span><text:span text:style-name="T1"> </text:span><text:span text:style-name="T34">ﭢ</text:span><text:span text:style-name="T1"> </text:span><text:span text:style-name="T34">ﭣ</text:span><text:span text:style-name="T1"> </text:span><text:span text:style-name="T34">ﭤ</text:span><text:span text:style-name="T1"> </text:span><text:span text:style-name="T34">ﭥ</text:span><text:span text:style-name="T1"> </text:span><text:span text:style-name="T34">ﭦ</text:span><text:span text:style-name="T1"> </text:span><text:span text:style-name="T34">ﭧ</text:span><text:span text:style-name="T1"> </text:span><text:span text:style-name="T34">ﭨ</text:span><text:span text:style-name="T1"> </text:span><text:span text:style-name="T34">ﭩ</text:span><text:span text:style-name="T1"> </text:span><text:span text:style-name="T34">ﭪ</text:span><text:span text:style-name="T1"> </text:span><text:span text:style-name="T34">ﭫﭬ</text:span><text:span text:style-name="T1"> </text:span><text:span text:style-name="T34">ﭭ</text:span><text:span text:style-name="T1"> </text:span><text:span text:style-name="T34">ﭮ</text:span><text:span text:style-name="T1"> </text:span><text:span text:style-name="T34">ﭯ</text:span><text:span text:style-name="T1"> </text:span><text:span text:style-name="T34">ﭰ</text:span><text:span text:style-name="T1"> </text:span><text:span text:style-name="T34">ﭱ</text:span><text:span text:style-name="T1"> </text:span><text:span text:style-name="T34">ﭲ</text:span><text:span text:style-name="T1"> </text:span><text:span text:style-name="T34">ﭳ</text:span><text:span text:style-name="T1"> </text:span><text:span text:style-name="T34">ﭴ</text:span><text:span text:style-name="T1"> </text:span><text:span text:style-name="T34">ﭵ</text:span><text:span text:style-name="T1"> </text:span><text:span text:style-name="T34">ﭶ</text:span><text:span text:style-name="T1"> </text:span><text:span text:style-name="T34">ﭷ</text:span><text:span text:style-name="T1"> </text:span><text:span text:style-name="T34">ﭸ</text:span><text:span text:style-name="T1"> </text:span><text:span text:style-name="T34">ﭹ</text:span><text:span text:style-name="T1"> </text:span><text:span text:style-name="T34">ﭺ</text:span><text:span text:style-name="T1"> </text:span><text:span text:style-name="T34">ﭻ</text:span><text:span text:style-name="T1"> </text:span><text:span text:style-name="T34">ﭼ</text:span><text:span text:style-name="T1"> </text:span><text:span text:style-name="T34">ﭽ</text:span><text:span text:style-name="T1"> </text:span><text:span text:style-name="T34">ﭾ</text:span><text:span text:style-name="T1"> </text:span><text:span text:style-name="T34">ﭿ</text:span><text:span text:style-name="T1"> </text:span><text:span text:style-name="T34">ﮀ</text:span><text:span text:style-name="T1"> </text:span><text:span text:style-name="T34">ﮁ</text:span><text:span text:style-name="T1"> </text:span><text:span text:style-name="T34">ﮂ</text:span><text:span text:style-name="T1"> </text:span><text:span text:style-name="T34">ﮃ</text:span><text:span text:style-name="T1"> </text:span><text:span text:style-name="T34">ﮄ</text:span><text:span text:style-name="T1"> </text:span><text:span text:style-name="T34">ﮅ</text:span><text:span text:style-name="T1"> </text:span><text:span text:style-name="T34">ﮆ</text:span><text:span text:style-name="T1"> </text:span><text:span text:style-name="T34">ﮇ</text:span><text:span text:style-name="T1"> </text:span><text:span text:style-name="T34">ﮈ</text:span><text:span text:style-name="T1"> </text:span><text:span text:style-name="T34">ﮉ</text:span><text:span text:style-name="T1"> </text:span><text:span text:style-name="T34">ﮊ</text:span><text:span text:style-name="T1"> </text:span><text:span text:style-name="T34">ﮋ</text:span><text:span text:style-name="T1"> </text:span><text:span text:style-name="T34">ﮌ</text:span><text:span text:style-name="T1"> </text:span><text:span text:style-name="T34">ﮍ</text:span><text:span text:style-name="T1"> </text:span><text:span text:style-name="T34">ﮎﮏ</text:span><text:span text:style-name="T1"> </text:span><text:span text:style-name="T34">ﮐ</text:span><text:span text:style-name="T1"> </text:span><text:span text:style-name="T34">ﮑ</text:span><text:span text:style-name="T1"> </text:span><text:span text:style-name="T34">ﮒ</text:span><text:span text:style-name="T1"> </text:span><text:span text:style-name="T34">ﮓ</text:span><text:span text:style-name="T1"> </text:span><text:span text:style-name="T34">ﮔ</text:span><text:span text:style-name="T1"> </text:span><text:span text:style-name="T34">ﮕ</text:span><text:span text:style-name="T1"> </text:span><text:span text:style-name="T34">ﮖ</text:span><text:span text:style-name="T1"> </text:span><text:span text:style-name="T34">ﮗ</text:span><text:span text:style-name="T1"> </text:span><text:span text:style-name="T34">ﮘ</text:span><text:span text:style-name="T1"> </text:span><text:span text:style-name="T34">ﮙ</text:span><text:span text:style-name="T1"> </text:span><text:span text:style-name="T34">ﮚ</text:span><text:span text:style-name="T1"> </text:span><text:span text:style-name="T34">ﮛ</text:span><text:span text:style-name="T1"> </text:span><text:span text:style-name="T34">ﮜ</text:span><text:span text:style-name="T1"> </text:span><text:span text:style-name="T34">ﮝ</text:span><text:span text:style-name="T1"> </text:span><text:span text:style-name="T34">ﮞ</text:span><text:span text:style-name="T1"> </text:span><text:span text:style-name="T34">ﮟ</text:span><text:span text:style-name="T1"> </text:span><text:span text:style-name="T34">ﮠ</text:span><text:span text:style-name="T1"> </text:span><text:span text:style-name="T34">ﮡ</text:span><text:span text:style-name="T1"> </text:span><text:span text:style-name="T34">ﮢ</text:span><text:span text:style-name="T1"> </text:span><text:span text:style-name="T34">ﮣ</text:span><text:span text:style-name="T1"> </text:span><text:span text:style-name="T34">ﮤ</text:span><text:span text:style-name="T1"> </text:span><text:span text:style-name="T34">ﮥ</text:span><text:span text:style-name="T1"> </text:span><text:span text:style-name="T34">ﮦ</text:span><text:span text:style-name="T1"> </text:span><text:span text:style-name="T34">ﮧ</text:span><text:span text:style-name="T1"> </text:span><text:span text:style-name="T34">ﮨ</text:span><text:span text:style-name="T1"> </text:span><text:span text:style-name="T34">ﮩ</text:span><text:span text:style-name="T1"> </text:span><text:span text:style-name="T34">ﮪ</text:span><text:span text:style-name="T1"> </text:span><text:span text:style-name="T34">ﮫ</text:span><text:span text:style-name="T1"> </text:span><text:span text:style-name="T34">ﮬ</text:span><text:span text:style-name="T1"> </text:span><text:span text:style-name="T34">ﮭ</text:span><text:span text:style-name="T1"> </text:span><text:span text:style-name="T34">ﮮ</text:span><text:span text:style-name="T1"> </text:span><text:span text:style-name="T34">ﮯﮰ</text:span><text:span text:style-name="T1"> </text:span><text:span text:style-name="T34">ﮱ</text:span><text:span text:style-name="T1"> </text:span><text:span text:style-name="T34">ﯓ</text:span><text:span text:style-name="T1"> </text:span><text:span text:style-name="T34">ﯔ</text:span><text:span text:style-name="T1"> </text:span><text:span text:style-name="T34">ﯕ</text:span><text:span text:style-name="T1"> </text:span><text:span text:style-name="T34">ﯖ</text:span><text:span text:style-name="T1"> </text:span><text:span text:style-name="T34">ﯗ</text:span><text:span text:style-name="T1"> </text:span><text:span text:style-name="T34">ﯘ</text:span><text:span text:style-name="T1"> </text:span><text:span text:style-name="T34">ﯙ</text:span><text:span text:style-name="T1"> </text:span><text:span text:style-name="T34">ﯚ</text:span><text:span text:style-name="T1"> </text:span><text:span text:style-name="T34">ﯛ</text:span><text:span text:style-name="T1"> </text:span><text:span text:style-name="T34">ﯜﯝ</text:span><text:span text:style-name="T1"> </text:span><text:span text:style-name="T34">ﯞ</text:span><text:span text:style-name="T1"> </text:span><text:span text:style-name="T34">ﯟ</text:span><text:span text:style-name="T1"> </text:span><text:span text:style-name="T34">ﯠ</text:span></text:p>
      <text:p text:style-name="P34"><text:span text:style-name="T34">ﯡ</text:span><text:span text:style-name="T1"> </text:span><text:span text:style-name="T34">ﯢ</text:span><text:span text:style-name="T1"> </text:span><text:span text:style-name="T34">ﯣ</text:span><text:span text:style-name="T1"> </text:span><text:span text:style-name="T34">ﯤ</text:span><text:span text:style-name="T1"> </text:span><text:span text:style-name="T34">ﯥ</text:span><text:span text:style-name="T1"> </text:span><text:span text:style-name="T34">ﯦ</text:span><text:span text:style-name="T1"> </text:span><text:span text:style-name="T34">ﯧ</text:span><text:span text:style-name="T1"> </text:span><text:span text:style-name="T34">ﯨ</text:span></text:p>
      <text:p text:style-name="P34"><text:span text:style-name="T34">ﯩ</text:span><text:span text:style-name="T1"> </text:span><text:span text:style-name="T34">ﯪ</text:span><text:span text:style-name="T1"> </text:span><text:span text:style-name="T34">ﯫ</text:span><text:span text:style-name="T1"> </text:span><text:span text:style-name="T34">ﯬ</text:span><text:span text:style-name="T1"> </text:span><text:span text:style-name="T34">ﯭ</text:span><text:span text:style-name="T1"> </text:span><text:span text:style-name="T34">ﯮ</text:span><text:span text:style-name="T1"> </text:span><text:span text:style-name="T34">ﯯ</text:span><text:span text:style-name="T1"> </text:span><text:span text:style-name="T34">ﯰ</text:span><text:span text:style-name="T1"> </text:span><text:span text:style-name="T34">ﯱ</text:span><text:span text:style-name="T1"> </text:span><text:span text:style-name="T34">ﯲ</text:span><text:span text:style-name="T1"> </text:span><text:span text:style-name="T34">ﯳ</text:span><text:span text:style-name="T1"> </text:span><text:span text:style-name="T34">ﯴ</text:span><text:span text:style-name="T1"> </text:span><text:span text:style-name="T34">ﯵ</text:span><text:span text:style-name="T1"> </text:span><text:span text:style-name="T34">ﯶ</text:span><text:span text:style-name="T1"> </text:span><text:span text:style-name="T34">ﯷ</text:span><text:span text:style-name="T1"> </text:span><text:span text:style-name="T34">ﯸ</text:span><text:span text:style-name="T1"> </text:span><text:span text:style-name="T34">ﯹ</text:span></text:p>
      <text:p text:style-name="P37"><text:span text:style-name="T35">ﭑ</text:span><text:span text:style-name="T1"> </text:span><text:span text:style-name="T35">ﭒ</text:span><text:span text:style-name="T1"> </text:span><text:span text:style-name="T35">ﭓ</text:span><text:span text:style-name="T1"> </text:span><text:span text:style-name="T35">ﭔ</text:span><text:span text:style-name="T1"> </text:span><text:span text:style-name="T35">ﭕ</text:span><text:span text:style-name="T1"> </text:span><text:span text:style-name="T35">ﭖ</text:span><text:span text:style-name="T1"> </text:span><text:span text:style-name="T35">ﭗ</text:span><text:span text:style-name="T1"> </text:span><text:span text:style-name="T35">ﭘ</text:span><text:span text:style-name="T1"> </text:span><text:span text:style-name="T35">ﭙ</text:span><text:span text:style-name="T1"> </text:span><text:span text:style-name="T35">ﭚ</text:span><text:span text:style-name="T1"> </text:span><text:span text:style-name="T35">ﭛ</text:span><text:span text:style-name="T1"> </text:span><text:span text:style-name="T35">ﭜﭝ</text:span><text:span text:style-name="T1"> </text:span><text:span text:style-name="T35">ﭞ</text:span><text:span text:style-name="T1"> </text:span><text:span text:style-name="T35">ﭟ</text:span><text:span text:style-name="T1"> </text:span><text:span text:style-name="T35">ﭠ</text:span><text:span text:style-name="T1"> </text:span><text:span text:style-name="T35">ﭡ</text:span><text:span text:style-name="T1"> </text:span><text:span text:style-name="T35">ﭢﭣ</text:span><text:span text:style-name="T1"> </text:span><text:span text:style-name="T35">ﭤ</text:span><text:span text:style-name="T1"> </text:span><text:span text:style-name="T35">ﭥ</text:span><text:span text:style-name="T1"> </text:span><text:span text:style-name="T35">ﭦ</text:span><text:span text:style-name="T1"> </text:span><text:span text:style-name="T35">ﭧ</text:span><text:span text:style-name="T1"> </text:span><text:span text:style-name="T35">ﭨ</text:span><text:span text:style-name="T1"> </text:span><text:span text:style-name="T35">ﭩ</text:span><text:span text:style-name="T1"> </text:span><text:span text:style-name="T35">ﭪ</text:span><text:span text:style-name="T1"> </text:span><text:span text:style-name="T35">ﭫ</text:span><text:span text:style-name="T1"> </text:span><text:span text:style-name="T35">ﭬ</text:span><text:span text:style-name="T1"> </text:span><text:span text:style-name="T35">ﭭ</text:span><text:span text:style-name="T1"> </text:span><text:span text:style-name="T35">ﭮ</text:span><text:span text:style-name="T1"> </text:span><text:span text:style-name="T35">ﭯ</text:span><text:span text:style-name="T1"> </text:span><text:span text:style-name="T35">ﭰ</text:span><text:span text:style-name="T1"> </text:span><text:span text:style-name="T35">ﭱﭲ</text:span><text:span text:style-name="T1"> </text:span><text:span text:style-name="T35">ﭳ</text:span><text:span text:style-name="T1"> </text:span><text:span text:style-name="T35">ﭴ</text:span><text:span text:style-name="T1"> </text:span><text:span text:style-name="T35">ﭵ</text:span><text:span text:style-name="T1"> </text:span><text:span text:style-name="T35">ﭶ</text:span><text:span text:style-name="T1"> </text:span><text:span text:style-name="T35">ﭷ</text:span><text:span text:style-name="T1"> </text:span><text:span text:style-name="T35">ﭸ</text:span><text:span text:style-name="T1"> </text:span><text:span text:style-name="T35">ﭹ</text:span><text:span text:style-name="T1"> </text:span><text:span text:style-name="T35">ﭺ</text:span><text:span text:style-name="T1"> </text:span><text:span text:style-name="T35">ﭻ</text:span><text:span text:style-name="T1"> </text:span><text:span text:style-name="T35">ﭼ</text:span><text:span text:style-name="T1"> </text:span><text:span text:style-name="T35">ﭽﭾ</text:span><text:span text:style-name="T1"> </text:span><text:span text:style-name="T35">ﭿ</text:span><text:span text:style-name="T1"> </text:span><text:span text:style-name="T35">ﮀ</text:span><text:span text:style-name="T1"> </text:span><text:span text:style-name="T35">ﮁﮂ</text:span><text:span text:style-name="T1"> </text:span><text:span text:style-name="T35">ﮃ</text:span><text:span text:style-name="T1"> </text:span><text:span text:style-name="T35">ﮄ</text:span><text:span text:style-name="T1"> </text:span><text:span text:style-name="T35">ﮅ</text:span><text:span text:style-name="T1"> </text:span><text:span text:style-name="T35">ﮆ</text:span><text:span text:style-name="T1"> </text:span><text:span text:style-name="T35">ﮇ</text:span><text:span text:style-name="T1"> </text:span><text:span text:style-name="T35">ﮈ</text:span><text:span text:style-name="T1"> </text:span><text:span text:style-name="T35">ﮉ</text:span><text:span text:style-name="T1"> </text:span><text:span text:style-name="T35">ﮊ</text:span><text:span text:style-name="T1"> </text:span><text:span text:style-name="T35">ﮋ</text:span><text:span text:style-name="T1"> </text:span><text:span text:style-name="T35">ﮌ</text:span><text:span text:style-name="T1"> </text:span><text:span text:style-name="T35">ﮍﮎ</text:span><text:span text:style-name="T1"> </text:span><text:span text:style-name="T35">ﮏ</text:span><text:span text:style-name="T1"> </text:span><text:span text:style-name="T35">ﮐ</text:span><text:span text:style-name="T1"> </text:span><text:span text:style-name="T35">ﮑ</text:span><text:span text:style-name="T1"> </text:span><text:span text:style-name="T35">ﮒ</text:span><text:span text:style-name="T1"> </text:span><text:span text:style-name="T35">ﮓ</text:span><text:span text:style-name="T1"> </text:span><text:span text:style-name="T35">ﮔ</text:span><text:span text:style-name="T1"> </text:span><text:span text:style-name="T35">ﮕ</text:span><text:span text:style-name="T1"> </text:span><text:span text:style-name="T35">ﮖ</text:span><text:span text:style-name="T1"> </text:span><text:span text:style-name="T35">ﮗ</text:span><text:span text:style-name="T1"> </text:span><text:span text:style-name="T35">ﮘ</text:span><text:span text:style-name="T1"> </text:span><text:span text:style-name="T35">ﮙ</text:span><text:span text:style-name="T1"> </text:span><text:span text:style-name="T35">ﮚ</text:span><text:span text:style-name="T1"> </text:span><text:span text:style-name="T35">ﮛﮜ</text:span><text:span text:style-name="T1"> </text:span><text:span text:style-name="T35">ﮝ</text:span><text:span text:style-name="T1"> </text:span><text:span text:style-name="T35">ﮞ</text:span><text:span text:style-name="T1"> </text:span><text:span text:style-name="T35">ﮟ</text:span><text:span text:style-name="T1"> </text:span><text:span text:style-name="T35">ﮠ</text:span><text:span text:style-name="T1"> </text:span><text:span text:style-name="T35">ﮡ</text:span><text:span text:style-name="T1"> </text:span><text:span text:style-name="T35">ﮢ</text:span><text:span text:style-name="T1"> </text:span><text:span text:style-name="T35">ﮣ</text:span><text:span text:style-name="T1"> </text:span><text:span text:style-name="T35">ﮤ</text:span><text:span text:style-name="T1"> </text:span><text:span text:style-name="T35">ﮥ</text:span><text:span text:style-name="T1"> </text:span><text:span text:style-name="T35">ﮦ</text:span><text:span text:style-name="T1"> </text:span><text:span text:style-name="T35">ﮧ</text:span><text:span text:style-name="T1"> </text:span><text:span text:style-name="T35">ﮨ</text:span><text:span text:style-name="T1"> </text:span><text:span text:style-name="T35">ﮩ</text:span><text:span text:style-name="T1"> </text:span><text:span text:style-name="T35">ﮪ</text:span><text:span text:style-name="T1"> </text:span><text:span text:style-name="T35">ﮫﮬ</text:span><text:span text:style-name="T1"> </text:span><text:span text:style-name="T35">ﮭ</text:span><text:span text:style-name="T1"> </text:span><text:span text:style-name="T35">ﮮ</text:span><text:span text:style-name="T1"> </text:span><text:span text:style-name="T35">ﮯ</text:span><text:span text:style-name="T1"> </text:span><text:span text:style-name="T35">ﮰ</text:span><text:span text:style-name="T1"> </text:span><text:span text:style-name="T35">ﮱ</text:span><text:span text:style-name="T1"> </text:span><text:span text:style-name="T35">ﯓ</text:span><text:span text:style-name="T1"> </text:span><text:span text:style-name="T35">ﯔ</text:span></text:p>
      <text:p text:style-name="P36"><text:span text:style-name="T35">ﯕ</text:span><text:span text:style-name="T1"> </text:span><text:span text:style-name="T35">ﯖ</text:span><text:span text:style-name="T1"> </text:span><text:span text:style-name="T35">ﯗ</text:span><text:span text:style-name="T1"> </text:span><text:span text:style-name="T35">ﯘ</text:span><text:span text:style-name="T1"> </text:span><text:span text:style-name="T35">ﯙ</text:span><text:span text:style-name="T1"> </text:span><text:span text:style-name="T35">ﯚ</text:span><text:span text:style-name="T1"> </text:span><text:span text:style-name="T35">ﯛ</text:span><text:span text:style-name="T1"> </text:span><text:span text:style-name="T35">ﯜ</text:span><text:span text:style-name="T1"> </text:span><text:span text:style-name="T35">ﯝﯞ</text:span><text:span text:style-name="T1"> </text:span><text:span text:style-name="T35">ﯟ</text:span><text:span text:style-name="T1"> </text:span><text:span text:style-name="T35">ﯠﯡ</text:span><text:span text:style-name="T1"> </text:span><text:span text:style-name="T35">ﯢ</text:span><text:span text:style-name="T1"> </text:span><text:span text:style-name="T35">ﯣ</text:span><text:span text:style-name="T1"> </text:span><text:span text:style-name="T35">ﯤ</text:span><text:span text:style-name="T1"> </text:span><text:span text:style-name="T35">ﯥ</text:span><text:span text:style-name="T1"> </text:span><text:span text:style-name="T35">ﯦ</text:span><text:span text:style-name="T1"> </text:span><text:span text:style-name="T35">ﯧﯨ</text:span><text:span text:style-name="T1"> </text:span><text:span text:style-name="T35">ﯩ</text:span><text:span text:style-name="T1"> </text:span><text:span text:style-name="T35">ﯪ</text:span><text:span text:style-name="T1"> </text:span><text:span text:style-name="T35">ﯫ</text:span><text:span text:style-name="T1"> </text:span><text:span text:style-name="T35">ﯬ</text:span><text:span text:style-name="T1"> </text:span><text:span text:style-name="T35">ﯭ</text:span><text:span text:style-name="T1"> </text:span><text:span text:style-name="T35">ﯮ</text:span><text:span text:style-name="T1"> </text:span><text:span text:style-name="T35">ﯯ</text:span><text:span text:style-name="T1"> </text:span><text:span text:style-name="T35">ﯰ</text:span><text:span text:style-name="T1"> </text:span><text:span text:style-name="T35">ﯱﯲ</text:span><text:span text:style-name="T1"> </text:span><text:span text:style-name="T35">ﯳ</text:span><text:span text:style-name="T1"> </text:span><text:span text:style-name="T35">ﯴ</text:span><text:span text:style-name="T1"> </text:span><text:span text:style-name="T35">ﯵ</text:span><text:span text:style-name="T1"> </text:span><text:span text:style-name="T35">ﯶ</text:span><text:span text:style-name="T1"> </text:span><text:span text:style-name="T35">ﯷ</text:span><text:span text:style-name="T1"> </text:span><text:span text:style-name="T35">ﯸ</text:span><text:span text:style-name="T1"> </text:span><text:span text:style-name="T35">ﯹ</text:span><text:span text:style-name="T1"> </text:span><text:span text:style-name="T35">ﯺ</text:span><text:span text:style-name="T1"> </text:span><text:span text:style-name="T35">ﯻ</text:span><text:span text:style-name="T1"> </text:span><text:span text:style-name="T35">ﯼ</text:span><text:span text:style-name="T1"> </text:span><text:span text:style-name="T35">ﯽ</text:span><text:span text:style-name="T1"> </text:span><text:span text:style-name="T35">ﯾﯿ</text:span><text:span text:style-name="T1"> </text:span><text:span text:style-name="T35">ﰀ</text:span><text:span text:style-name="T1"> </text:span><text:span text:style-name="T35">ﰁ</text:span><text:span text:style-name="T1"> </text:span><text:span text:style-name="T35">ﰂ</text:span><text:span text:style-name="T1"> </text:span><text:span text:style-name="T35">ﰃ</text:span><text:span text:style-name="T1"> </text:span><text:span text:style-name="T35">ﰄ</text:span><text:span text:style-name="T1"> </text:span><text:span text:style-name="T35">ﰅ</text:span><text:span text:style-name="T1"> </text:span><text:span text:style-name="T35">ﰆﰇ</text:span><text:span text:style-name="T1"> </text:span><text:span text:style-name="T35">ﰈ</text:span><text:span text:style-name="T1"> </text:span><text:span text:style-name="T35">ﰉ</text:span><text:span text:style-name="T1"> </text:span><text:span text:style-name="T35">ﰊ</text:span><text:span text:style-name="T1"> </text:span><text:span text:style-name="T35">ﰋ</text:span><text:span text:style-name="T1"> </text:span><text:span text:style-name="T35">ﰌ</text:span><text:span text:style-name="T1"> </text:span><text:span text:style-name="T35">ﰍ</text:span><text:span text:style-name="T1"> </text:span><text:span text:style-name="T35">ﰎ</text:span><text:span text:style-name="T1"> </text:span><text:span text:style-name="T35">ﰏ</text:span><text:span text:style-name="T1"> </text:span><text:span text:style-name="T35">ﰐ</text:span><text:span text:style-name="T1"> </text:span><text:span text:style-name="T35">ﰑﰒ</text:span><text:span text:style-name="T1"> </text:span><text:span text:style-name="T35">ﰓ</text:span><text:span text:style-name="T1"> </text:span><text:span text:style-name="T35">ﰔ</text:span><text:span text:style-name="T1"> </text:span><text:span text:style-name="T35">ﰕﰖ</text:span><text:span text:style-name="T1"> </text:span><text:span text:style-name="T35">ﰗ</text:span><text:span text:style-name="T1"> </text:span><text:span text:style-name="T35">ﰘ</text:span><text:span text:style-name="T1"> </text:span><text:span text:style-name="T35">ﰙ</text:span><text:span text:style-name="T1"> </text:span><text:span text:style-name="T35">ﰚ</text:span><text:span text:style-name="T1"> </text:span><text:span text:style-name="T35">ﰛ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I_BASMALAH" svg:font-family="MSI_BASMALAH"/>
    <style:font-face style:name="MSI_Z462" svg:font-family="MSI_Z462" style:font-pitch="variable"/>
    <style:font-face style:name="MSI_Z463" svg:font-family="MSI_Z463" style:font-pitch="variable"/>
    <style:font-face style:name="MSI_Z464" svg:font-family="MSI_Z464" style:font-pitch="variable"/>
    <style:font-face style:name="MSI_Z465" svg:font-family="MSI_Z465" style:font-pitch="variable"/>
    <style:font-face style:name="MSI_Z466" svg:font-family="MSI_Z466" style:font-pitch="variable"/>
    <style:font-face style:name="MSI_Z467" svg:font-family="MSI_Z467" style:font-pitch="variable"/>
    <style:font-face style:name="MSI_Z468" svg:font-family="MSI_Z468" style:font-pitch="variable"/>
    <style:font-face style:name="MSI_Z469" svg:font-family="MSI_Z469" style:font-pitch="variable"/>
    <style:font-face style:name="MSI_Z470" svg:font-family="MSI_Z470" style:font-pitch="variable"/>
    <style:font-face style:name="MSI_Z471" svg:font-family="MSI_Z471" style:font-pitch="variable"/>
    <style:font-face style:name="MSI_Z472" svg:font-family="MSI_Z472" style:font-pitch="variable"/>
    <style:font-face style:name="MSI_Z474" svg:font-family="MSI_Z474" style:font-pitch="variable"/>
    <style:font-face style:name="MSI_Z475" svg:font-family="MSI_Z475" style:font-pitch="variable"/>
    <style:font-face style:name="MSI_Z476" svg:font-family="MSI_Z476" style:font-pitch="variable"/>
    <style:font-face style:name="MSI_Z477" svg:font-family="MSI_Z477" style:font-pitch="variable"/>
    <style:font-face style:name="MSI_Z478" svg:font-family="MSI_Z478" style:font-pitch="variable"/>
    <style:font-face style:name="MSI_Z479" svg:font-family="MSI_Z479" style:font-pitch="variable"/>
    <style:font-face style:name="MSI_Z480" svg:font-family="MSI_Z480" style:font-pitch="variable"/>
    <style:font-face style:name="MSI_Z481" svg:font-family="MSI_Z481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401" svg:font-family="QCF_P401" style:font-family-generic="roman" style:font-pitch="variable"/>
    <style:font-face style:name="QCF_P462" svg:font-family="QCF_P462" style:font-family-generic="roman" style:font-pitch="variable"/>
    <style:font-face style:name="QCF_P463" svg:font-family="QCF_P463" style:font-family-generic="roman" style:font-pitch="variable"/>
    <style:font-face style:name="QCF_P464" svg:font-family="QCF_P464" style:font-family-generic="roman" style:font-pitch="variable"/>
    <style:font-face style:name="QCF_P465" svg:font-family="QCF_P465" style:font-family-generic="roman" style:font-pitch="variable"/>
    <style:font-face style:name="QCF_P466" svg:font-family="QCF_P466" style:font-family-generic="roman" style:font-pitch="variable"/>
    <style:font-face style:name="QCF_P467" svg:font-family="QCF_P467" style:font-family-generic="roman" style:font-pitch="variable"/>
    <style:font-face style:name="QCF_P468" svg:font-family="QCF_P468" style:font-family-generic="roman" style:font-pitch="variable"/>
    <style:font-face style:name="QCF_P469" svg:font-family="QCF_P469" style:font-family-generic="roman" style:font-pitch="variable"/>
    <style:font-face style:name="QCF_P470" svg:font-family="QCF_P470" style:font-family-generic="roman" style:font-pitch="variable"/>
    <style:font-face style:name="QCF_P471" svg:font-family="QCF_P471" style:font-family-generic="roman" style:font-pitch="variable"/>
    <style:font-face style:name="QCF_P472" svg:font-family="QCF_P472" style:font-family-generic="roman" style:font-pitch="variable"/>
    <style:font-face style:name="QCF_P473" svg:font-family="QCF_P473" style:font-family-generic="roman" style:font-pitch="variable"/>
    <style:font-face style:name="QCF_P474" svg:font-family="QCF_P474" style:font-family-generic="roman" style:font-pitch="variable"/>
    <style:font-face style:name="QCF_P475" svg:font-family="QCF_P475" style:font-family-generic="roman" style:font-pitch="variable"/>
    <style:font-face style:name="QCF_P476" svg:font-family="QCF_P476" style:font-family-generic="roman" style:font-pitch="variable"/>
    <style:font-face style:name="QCF_P477" svg:font-family="QCF_P477" style:font-family-generic="roman" style:font-pitch="variable"/>
    <style:font-face style:name="QCF_P478" svg:font-family="QCF_P478" style:font-family-generic="roman" style:font-pitch="variable"/>
    <style:font-face style:name="QCF_P479" svg:font-family="QCF_P479" style:font-family-generic="roman" style:font-pitch="variable"/>
    <style:font-face style:name="QCF_P480" svg:font-family="QCF_P480" style:font-family-generic="roman" style:font-pitch="variable"/>
    <style:font-face style:name="QCF_P481" svg:font-family="QCF_P481" style:font-family-generic="roman" style:font-pitch="variable"/>
    <style:font-face style:name="msi_z473" svg:font-family="msi_z473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style:font-name="Liberation Sans Narrow"/>
    </style:style>
    <style:style style:name="MT2" style:family="text">
      <style:text-properties officeooo:rsid="01a2fb84"/>
    </style:style>
    <style:style style:name="MT3" style:family="text">
      <style:text-properties officeooo:rsid="015e6cbb"/>
    </style:style>
    <style:style style:name="MT4" style:family="text">
      <style:text-properties style:font-name="Liberation Sans Narrow" fo:font-size="10pt" officeooo:rsid="0075019c" style:font-size-asian="10pt" style:font-size-complex="10pt"/>
    </style:style>
    <style:style style:name="MT5" style:family="text">
      <style:text-properties style:font-name="Liberation Sans Narrow" fo:font-size="10pt" officeooo:rsid="01abb327" style:font-size-asian="10pt" style:font-size-complex="10pt"/>
    </style:style>
    <style:style style:name="MT6" style:family="text">
      <style:text-properties style:font-name="Liberation Sans Narrow" fo:font-size="10pt" officeooo:rsid="016128c4" style:font-size-asian="10pt" style:font-size-complex="10pt"/>
    </style:style>
    <style:style style:name="MT7" style:family="text">
      <style:text-properties officeooo:rsid="01abb327"/>
    </style:style>
    <style:style style:name="MT8" style:family="text">
      <style:text-properties officeooo:rsid="0163d1a8"/>
    </style:style>
    <style:style style:name="MT9" style:family="text">
      <style:text-properties officeooo:rsid="019c7e8c"/>
    </style:style>
    <style:style style:name="MT10" style:family="text">
      <style:text-properties officeooo:rsid="012706cb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Surat<text:span text:style-name="MT1"> </text:span><text:span text:style-name="MT2">Az Zumar</text:span><text:tab/><text:tab/>Juz<text:span text:style-name="MT1"> </text:span><text:span text:style-name="MT3">24</text:span></text:p>
      </style:header>
      <style:footer>
        <text:p text:style-name="MP2"><text:page-number text:select-page="current">466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  <style:master-page style:name="ganti_20_surat" style:display-name="ganti surat" style:page-layout-name="Mpm9" draw:style-name="Mdp2">
      <style:header>
        <text:p text:style-name="MP3"><text:span text:style-name="MT4">Surat </text:span><text:span text:style-name="MT5">Ghafir</text:span><text:span text:style-name="MT4"><text:tab/><text:tab/>Juz </text:span><text:span text:style-name="MT6">2</text:span><text:span text:style-name="MT5">4</text:span></text:p>
      </style:header>
      <style:footer>
        <text:p text:style-name="MP2"><text:page-number text:select-page="current">476</text:page-number></text:p>
      </style:footer>
    </style:master-page>
    <style:master-page style:name="ganti_20_surat2" style:display-name="ganti surat2" style:page-layout-name="Mpm9" draw:style-name="Mdp2">
      <style:header>
        <text:p text:style-name="MP4">Surat<text:span text:style-name="MT1"> </text:span><text:span text:style-name="MT7">Fushshilat<text:tab/><text:tab/></text:span>Juz<text:span text:style-name="MT1"> </text:span><text:span text:style-name="MT8">24</text:span></text:p>
      </style:header>
      <style:footer>
        <text:p text:style-name="MP2"><text:page-number text:select-page="current">481</text:page-number></text:p>
      </style:footer>
    </style:master-page>
    <style:master-page style:name="ganti_20_surat3" style:display-name="ganti surat3" style:page-layout-name="Mpm1" draw:style-name="Mdp1">
      <style:header>
        <text:p text:style-name="MP1">Surat <text:span text:style-name="MT9">Az Zumar</text:span><text:tab/><text:tab/>Juz <text:span text:style-name="MT3">23</text:span></text:p>
      </style:header>
      <style:footer>
        <text:p text:style-name="MP2"><text:page-number text:select-page="current">0</text:page-number></text:p>
      </style:footer>
    </style:master-page>
    <style:master-page style:name="ganti_20_surat4" style:display-name="ganti surat4" style:page-layout-name="Mpm1" draw:style-name="Mdp1">
      <style:header>
        <text:p text:style-name="MP1">Surat <text:span text:style-name="MT10">Al Ahzab</text:span><text:tab/><text:tab/>Juz <text:span text:style-name="MT3">21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05T08:24:30.462285225</meta:creation-date>
    <dc:date>2022-06-01T00:13:15.358000000</dc:date>
    <meta:editing-duration>PT17H4M47S</meta:editing-duration>
    <meta:editing-cycles>375</meta:editing-cycles>
    <meta:generator>LibreOffice/7.3.3.2$Windows_X86_64 LibreOffice_project/d1d0ea68f081ee2800a922cac8f79445e4603348</meta:generator>
    <meta:document-statistic meta:table-count="0" meta:image-count="0" meta:object-count="0" meta:page-count="20" meta:paragraph-count="68" meta:word-count="2730" meta:character-count="5616" meta:non-whitespace-character-count="2948"/>
  </office:meta>
</office:document-meta>
</file>